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7000000D5D09F724602E72D6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 Narrow" svg:font-family="'Liberation Sans Narro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 style:list-style-name="WWNum1">
      <style:paragraph-properties fo:margin-left="0.665cm" fo:margin-right="0cm" fo:margin-top="0.91cm" fo:margin-bottom="0cm" loext:contextual-spacing="false" fo:line-height="100%" fo:text-align="start" style:justify-single-word="false" fo:text-indent="-0.46cm" style:auto-text-indent="false">
        <style:tab-stops>
          <style:tab-stop style:position="0.667cm"/>
          <style:tab-stop style:position="15.42cm" style:type="right"/>
        </style:tab-stops>
      </style:paragraph-properties>
    </style:style>
    <style:style style:name="P2" style:family="paragraph" style:parent-style-name="Contents_20_1" style:list-style-name="WWNum1">
      <style:paragraph-properties fo:margin-left="0.665cm" fo:margin-right="0cm" fo:margin-top="0.212cm" fo:margin-bottom="0cm" loext:contextual-spacing="false" fo:line-height="100%" fo:text-align="start" style:justify-single-word="false" fo:text-indent="-0.46cm" style:auto-text-indent="false">
        <style:tab-stops>
          <style:tab-stop style:position="0.667cm"/>
          <style:tab-stop style:position="15.42cm" style:type="right"/>
        </style:tab-stops>
      </style:paragraph-properties>
    </style:style>
    <style:style style:name="P3" style:family="paragraph" style:parent-style-name="Contents_20_1" style:list-style-name="WWNum1">
      <style:paragraph-properties fo:margin-left="0.665cm" fo:margin-right="0cm" fo:margin-top="0.212cm" fo:margin-bottom="0cm" loext:contextual-spacing="false" fo:line-height="100%" fo:text-align="start" style:justify-single-word="false" fo:text-indent="-0.46cm" style:auto-text-indent="false">
        <style:tab-stops>
          <style:tab-stop style:position="0.667cm"/>
          <style:tab-stop style:position="15.632cm" style:type="right"/>
        </style:tab-stops>
      </style:paragraph-properties>
    </style:style>
    <style:style style:name="P4" style:family="paragraph" style:parent-style-name="Contents_20_1" style:list-style-name="WWNum1">
      <style:paragraph-properties fo:margin-left="0.665cm" fo:margin-right="0cm" fo:margin-top="0.212cm" fo:margin-bottom="0cm" loext:contextual-spacing="false" fo:line-height="100%" fo:text-align="start" style:justify-single-word="false" fo:text-indent="-0.46cm" style:auto-text-indent="false">
        <style:tab-stops>
          <style:tab-stop style:position="0.667cm"/>
        </style:tab-stops>
      </style:paragraph-properties>
    </style:style>
    <style:style style:name="P5" style:family="paragraph" style:parent-style-name="Contents_20_1">
      <style:paragraph-properties fo:margin-left="0.206cm" fo:margin-right="0cm" fo:text-indent="0cm" style:auto-text-indent="false">
        <style:tab-stops>
          <style:tab-stop style:position="15.632cm" style:type="right"/>
        </style:tab-stops>
      </style:paragraph-properties>
    </style:style>
    <style:style style:name="P6" style:family="paragraph" style:parent-style-name="Contents_20_1" style:list-style-name="WWNum1">
      <style:paragraph-properties fo:margin-left="0.877cm" fo:margin-right="0cm" fo:margin-top="0.212cm" fo:margin-bottom="0cm" loext:contextual-spacing="false" fo:line-height="100%" fo:text-align="start" style:justify-single-word="false" fo:text-indent="-0.672cm" style:auto-text-indent="false">
        <style:tab-stops>
          <style:tab-stop style:position="0.878cm"/>
          <style:tab-stop style:position="15.632cm" style:type="right"/>
        </style:tab-stops>
      </style:paragraph-properties>
    </style:style>
    <style:style style:name="P7" style:family="paragraph" style:parent-style-name="Frame_20_contents">
      <style:paragraph-properties fo:margin-left="0.106cm" fo:margin-right="0cm" fo:margin-top="0.021cm" fo:margin-bottom="0cm" loext:contextual-spacing="false" fo:text-align="start" style:justify-single-word="false" fo:text-indent="0cm" style:auto-text-indent="false"/>
    </style:style>
    <style:style style:name="P8" style:family="paragraph" style:parent-style-name="Heading_20_1" style:list-style-name="WWNum2">
      <style:paragraph-properties fo:margin-left="0.63cm" fo:margin-right="0cm" fo:margin-top="0cm" fo:margin-bottom="0cm" loext:contextual-spacing="false" fo:line-height="100%" fo:text-align="justify" style:justify-single-word="false" fo:text-indent="-0.425cm" style:auto-text-indent="false">
        <style:tab-stops>
          <style:tab-stop style:position="0.631cm"/>
        </style:tab-stops>
      </style:paragraph-properties>
    </style:style>
    <style:style style:name="P9" style:family="paragraph" style:parent-style-name="Heading_20_1" style:list-style-name="WWNum2">
      <style:paragraph-properties fo:margin-left="0.63cm" fo:margin-right="0cm" fo:margin-top="0.388cm" fo:margin-bottom="0cm" loext:contextual-spacing="false" fo:line-height="100%" fo:text-align="justify" style:justify-single-word="false" fo:text-indent="-0.425cm" style:auto-text-indent="false">
        <style:tab-stops>
          <style:tab-stop style:position="0.631cm"/>
        </style:tab-stops>
      </style:paragraph-properties>
    </style:style>
    <style:style style:name="P10" style:family="paragraph" style:parent-style-name="Heading_20_1" style:list-style-name="WWNum2">
      <style:paragraph-properties fo:margin-left="0.63cm" fo:margin-right="0cm" fo:margin-top="0.386cm" fo:margin-bottom="0cm" loext:contextual-spacing="false" fo:line-height="100%" fo:text-align="justify" style:justify-single-word="false" fo:text-indent="-0.425cm" style:auto-text-indent="false">
        <style:tab-stops>
          <style:tab-stop style:position="0.631cm"/>
        </style:tab-stops>
      </style:paragraph-properties>
    </style:style>
    <style:style style:name="P11" style:family="paragraph" style:parent-style-name="Heading_20_1" style:list-style-name="WWNum2">
      <style:paragraph-properties fo:margin-left="0.63cm" fo:margin-right="0cm" fo:margin-top="0.159cm" fo:margin-bottom="0cm" loext:contextual-spacing="false" fo:line-height="100%" fo:text-align="justify" style:justify-single-word="false" fo:text-indent="-0.425cm" style:auto-text-indent="false">
        <style:tab-stops>
          <style:tab-stop style:position="0.631cm"/>
        </style:tab-stops>
      </style:paragraph-properties>
    </style:style>
    <style:style style:name="P12" style:family="paragraph" style:parent-style-name="Heading_20_1" style:list-style-name="WWNum2">
      <style:paragraph-properties fo:margin-left="0.63cm" fo:margin-right="0cm" fo:margin-top="0.159cm" fo:margin-bottom="0cm" loext:contextual-spacing="false" fo:line-height="100%" fo:text-align="start" style:justify-single-word="false" fo:text-indent="-0.425cm" style:auto-text-indent="false">
        <style:tab-stops>
          <style:tab-stop style:position="0.631cm"/>
        </style:tab-stops>
      </style:paragraph-properties>
    </style:style>
    <style:style style:name="P13" style:family="paragraph" style:parent-style-name="Heading_20_1" style:list-style-name="WWNum2">
      <style:paragraph-properties fo:margin-left="0.206cm" fo:margin-right="0.205cm" fo:margin-top="0.388cm" fo:margin-bottom="0cm" loext:contextual-spacing="false" fo:line-height="100%" fo:text-align="start" style:justify-single-word="false" fo:text-indent="0cm" style:auto-text-indent="false">
        <style:tab-stops>
          <style:tab-stop style:position="0.774cm"/>
        </style:tab-stops>
      </style:paragraph-properties>
    </style:style>
    <style:style style:name="P14" style:family="paragraph" style:parent-style-name="Heading_20_1" style:list-style-name="WWNum2">
      <style:paragraph-properties fo:margin-left="0.841cm" fo:margin-right="0cm" fo:margin-top="0.159cm" fo:margin-bottom="0cm" loext:contextual-spacing="false" fo:line-height="100%" fo:text-align="start" style:justify-single-word="false" fo:text-indent="-0.637cm" style:auto-text-indent="false">
        <style:tab-stops>
          <style:tab-stop style:position="0.843cm"/>
        </style:tab-stops>
      </style:paragraph-properties>
    </style:style>
    <style:style style:name="P15" style:family="paragraph" style:parent-style-name="Standard">
      <style:paragraph-properties fo:margin-left="5.546cm" fo:margin-right="5.546cm" fo:margin-top="0.159cm" fo:margin-bottom="0cm" loext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.206cm" fo:margin-right="0cm" fo:margin-top="0.208cm" fo:margin-bottom="0cm" loext:contextual-spacing="false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206cm" fo:margin-right="0cm" fo:margin-top="0.212cm" fo:margin-bottom="0cm" loext:contextual-spacing="false" fo:text-align="justify" style:justify-single-word="false" fo:text-indent="0cm" style:auto-text-indent="false"/>
    </style:style>
    <style:style style:name="P18" style:family="paragraph" style:parent-style-name="Standard">
      <style:paragraph-properties fo:margin-left="0.206cm" fo:margin-right="0cm" fo:margin-top="0.212cm" fo:margin-bottom="0cm" loext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0.206cm" fo:margin-right="0cm" fo:margin-top="0.203cm" fo:margin-bottom="0cm" loext:contextual-spacing="false" fo:line-height="0.492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206cm" fo:margin-right="0cm" fo:margin-top="0.215cm" fo:margin-bottom="0cm" loext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0.206cm" fo:margin-right="0cm" fo:margin-top="0cm" fo:margin-bottom="0cm" loext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206cm" fo:margin-right="0cm" fo:margin-top="0cm" fo:margin-bottom="0cm" loext:contextual-spacing="false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206cm" fo:margin-right="0cm" fo:margin-top="0cm" fo:margin-bottom="0cm" loext:contextual-spacing="false" fo:line-height="0.492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206cm" fo:margin-right="0cm" fo:margin-top="0cm" fo:margin-bottom="0cm" loext:contextual-spacing="false" fo:line-height="0.501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206cm" fo:margin-right="0cm" fo:margin-top="0cm" fo:margin-bottom="0cm" loext:contextual-spacing="false" fo:line-height="0.482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206cm" fo:margin-right="0cm" fo:margin-top="0.21cm" fo:margin-bottom="0cm" loext:contextual-spacing="false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206cm" fo:margin-right="0cm" fo:margin-top="0.002cm" fo:margin-bottom="0cm" loext:contextual-spacing="false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206cm" fo:margin-right="0.205cm" fo:margin-top="0.212cm" fo:margin-bottom="0cm" loext:contextual-spacing="false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206cm" fo:margin-right="0.205cm" fo:margin-top="0.159cm" fo:margin-bottom="0cm" loext:contextual-spacing="false" fo:text-align="justify" style:justify-single-word="false" fo:text-indent="0cm" style:auto-text-indent="false"/>
    </style:style>
    <style:style style:name="P30" style:family="paragraph" style:parent-style-name="Standard">
      <style:paragraph-properties fo:margin-left="0.206cm" fo:margin-right="0.201cm" fo:margin-top="0.212cm" fo:margin-bottom="0cm" loext:contextual-spacing="false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206cm" fo:margin-right="0.201cm" fo:margin-top="0.212cm" fo:margin-bottom="0cm" loext:contextual-spacing="false" fo:text-align="justify" style:justify-single-word="false" fo:text-indent="0cm" style:auto-text-indent="false">
        <style:tab-stops>
          <style:tab-stop style:position="3.482cm"/>
          <style:tab-stop style:position="7.405cm"/>
          <style:tab-stop style:position="11.269cm"/>
          <style:tab-stop style:position="16.203cm" style:type="right"/>
        </style:tab-stops>
      </style:paragraph-properties>
    </style:style>
    <style:style style:name="P32" style:family="paragraph" style:parent-style-name="Standard">
      <style:paragraph-properties fo:margin-left="0.206cm" fo:margin-right="0.201cm" fo:margin-top="0.212cm" fo:margin-bottom="0cm" loext:contextual-spacing="false" fo:text-align="start" style:justify-single-word="false" fo:text-indent="0cm" style:auto-text-indent="false"/>
    </style:style>
    <style:style style:name="P33" style:family="paragraph" style:parent-style-name="Standard">
      <style:paragraph-properties fo:margin-left="0.206cm" fo:margin-right="0.201cm" fo:margin-top="0.206cm" fo:margin-bottom="0cm" loext:contextual-spacing="false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206cm" fo:margin-right="0.201cm" fo:margin-top="0.206cm" fo:margin-bottom="0cm" loext:contextual-spacing="false" fo:text-align="start" style:justify-single-word="false" fo:text-indent="0cm" style:auto-text-indent="false"/>
    </style:style>
    <style:style style:name="P35" style:family="paragraph" style:parent-style-name="Standard">
      <style:paragraph-properties fo:margin-left="0.206cm" fo:margin-right="0.201cm" fo:margin-top="0.159cm" fo:margin-bottom="0cm" loext:contextual-spacing="false" fo:text-align="justify" style:justify-single-word="false" fo:text-indent="0cm" style:auto-text-indent="false"/>
    </style:style>
    <style:style style:name="P36" style:family="paragraph" style:parent-style-name="Standard">
      <style:paragraph-properties fo:margin-left="0.206cm" fo:margin-right="0.201cm" fo:margin-top="0.213cm" fo:margin-bottom="0cm" loext:contextual-spacing="false" fo:text-align="justify" style:justify-single-word="false" fo:text-indent="0cm" style:auto-text-indent="false"/>
    </style:style>
    <style:style style:name="P37" style:family="paragraph" style:parent-style-name="Standard">
      <style:paragraph-properties fo:margin-left="0.206cm" fo:margin-right="0.201cm" fo:margin-top="0.219cm" fo:margin-bottom="0cm" loext:contextual-spacing="false" fo:line-height="98%" fo:text-align="start" style:justify-single-word="false" fo:text-indent="0cm" style:auto-text-indent="false"/>
    </style:style>
    <style:style style:name="P38" style:family="paragraph" style:parent-style-name="Standard">
      <style:paragraph-properties fo:margin-left="0.206cm" fo:margin-right="0.201cm" fo:margin-top="0.22cm" fo:margin-bottom="0cm" loext:contextual-spacing="false" fo:line-height="98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.206cm" fo:margin-right="0.201cm" fo:margin-top="0.208cm" fo:margin-bottom="0cm" loext:contextual-spacing="false" fo:text-align="justify" style:justify-single-word="false" fo:text-indent="0cm" style:auto-text-indent="false"/>
    </style:style>
    <style:style style:name="P40" style:family="paragraph" style:parent-style-name="Standard">
      <style:paragraph-properties fo:margin-left="0.206cm" fo:margin-right="0.201cm" fo:margin-top="0.231cm" fo:margin-bottom="0cm" loext:contextual-spacing="false" fo:line-height="95%" fo:text-align="justify" style:justify-single-word="false" fo:text-indent="0cm" style:auto-text-indent="false"/>
    </style:style>
    <style:style style:name="P41" style:family="paragraph" style:parent-style-name="Standard">
      <style:paragraph-properties fo:margin-left="0.206cm" fo:margin-right="0.201cm" fo:margin-top="0cm" fo:margin-bottom="0cm" loext:contextual-spacing="false" fo:text-align="justify" style:justify-single-word="false" fo:text-indent="0cm" style:auto-text-indent="false"/>
    </style:style>
    <style:style style:name="P42" style:family="paragraph" style:parent-style-name="Standard">
      <style:paragraph-properties fo:margin-left="0.206cm" fo:margin-right="0.201cm" fo:margin-top="0.005cm" fo:margin-bottom="0cm" loext:contextual-spacing="false" fo:text-align="justify" style:justify-single-word="false" fo:text-indent="0cm" style:auto-text-indent="false"/>
    </style:style>
    <style:style style:name="P43" style:family="paragraph" style:parent-style-name="Standard">
      <style:paragraph-properties fo:margin-left="0.206cm" fo:margin-right="0.201cm" fo:margin-top="0.21cm" fo:margin-bottom="0cm" loext:contextual-spacing="false" fo:text-align="justify" style:justify-single-word="false" fo:text-indent="0cm" style:auto-text-indent="false"/>
    </style:style>
    <style:style style:name="P44" style:family="paragraph" style:parent-style-name="Standard">
      <style:paragraph-properties fo:margin-left="0.206cm" fo:margin-right="0.201cm" fo:margin-top="0.185cm" fo:margin-bottom="0cm" loext:contextual-spacing="false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206cm" fo:margin-right="0.201cm" fo:margin-top="0.224cm" fo:margin-bottom="0cm" loext:contextual-spacing="false" fo:line-height="96%" fo:text-align="justify" style:justify-single-word="false" fo:text-indent="0cm" style:auto-text-indent="false"/>
    </style:style>
    <style:style style:name="P46" style:family="paragraph" style:parent-style-name="Standard">
      <style:paragraph-properties fo:margin-left="0.206cm" fo:margin-right="0.201cm" fo:margin-top="0.215cm" fo:margin-bottom="0cm" loext:contextual-spacing="false" fo:line-height="98%" fo:text-align="justify" style:justify-single-word="false" fo:text-indent="0cm" style:auto-text-indent="false"/>
    </style:style>
    <style:style style:name="P47" style:family="paragraph" style:parent-style-name="Standard">
      <style:paragraph-properties fo:margin-left="0.206cm" fo:margin-right="0.201cm" fo:margin-top="0.215cm" fo:margin-bottom="0cm" loext:contextual-spacing="false" fo:text-align="justify" style:justify-single-word="false" fo:text-indent="0cm" style:auto-text-indent="false"/>
    </style:style>
    <style:style style:name="P48" style:family="paragraph" style:parent-style-name="Standard">
      <style:paragraph-properties fo:margin-left="0.206cm" fo:margin-right="0.201cm" fo:margin-top="0.162cm" fo:margin-bottom="0cm" loext:contextual-spacing="false" fo:line-height="98%" fo:text-align="justify" style:justify-single-word="false" fo:text-indent="0cm" style:auto-text-indent="false"/>
    </style:style>
    <style:style style:name="P49" style:family="paragraph" style:parent-style-name="Standard">
      <style:paragraph-properties fo:margin-left="0.206cm" fo:margin-right="0.201cm" fo:margin-top="0.203cm" fo:margin-bottom="0cm" loext:contextual-spacing="false" fo:text-align="justify" style:justify-single-word="false" fo:text-indent="0cm" style:auto-text-indent="false"/>
    </style:style>
    <style:style style:name="P50" style:family="paragraph" style:parent-style-name="Standard">
      <style:paragraph-properties fo:margin-left="0.206cm" fo:margin-right="0.201cm" fo:margin-top="0.014cm" fo:margin-bottom="0cm" loext:contextual-spacing="false" fo:line-height="98%" fo:text-align="justify" style:justify-single-word="false" fo:text-indent="0cm" style:auto-text-indent="false"/>
    </style:style>
    <style:style style:name="P51" style:family="paragraph" style:parent-style-name="Standard">
      <style:paragraph-properties fo:margin-left="0.206cm" fo:margin-right="0.201cm" fo:margin-top="0.226cm" fo:margin-bottom="0cm" loext:contextual-spacing="false" fo:line-height="98%" fo:text-align="justify" style:justify-single-word="false" fo:text-indent="0cm" style:auto-text-indent="false"/>
    </style:style>
    <style:style style:name="P52" style:family="paragraph" style:parent-style-name="Standard">
      <style:paragraph-properties fo:margin-left="0.206cm" fo:margin-right="0.201cm" fo:margin-top="0.222cm" fo:margin-bottom="0cm" loext:contextual-spacing="false" fo:line-height="98%" fo:text-align="justify" style:justify-single-word="false" fo:text-indent="0cm" style:auto-text-indent="false"/>
    </style:style>
    <style:style style:name="P53" style:family="paragraph" style:parent-style-name="Standard">
      <style:paragraph-properties fo:margin-left="0.206cm" fo:margin-right="0.201cm" fo:margin-top="0.201cm" fo:margin-bottom="0cm" loext:contextual-spacing="false" fo:text-align="justify" style:justify-single-word="false" fo:text-indent="0cm" style:auto-text-indent="false"/>
    </style:style>
    <style:style style:name="P54" style:family="paragraph" style:parent-style-name="Standard">
      <style:paragraph-properties fo:margin-left="0.206cm" fo:margin-right="0.199cm" fo:margin-top="0.212cm" fo:margin-bottom="0cm" loext:contextual-spacing="false" fo:text-align="justify" style:justify-single-word="false" fo:text-indent="0cm" style:auto-text-indent="false"/>
    </style:style>
    <style:style style:name="P55" style:family="paragraph" style:parent-style-name="Standard">
      <style:paragraph-properties fo:margin-left="0.206cm" fo:margin-right="0.199cm" fo:margin-top="0.212cm" fo:margin-bottom="0cm" loext:contextual-spacing="false" fo:text-align="justify" style:justify-single-word="false" fo:text-indent="0cm" style:auto-text-indent="false">
        <style:tab-stops>
          <style:tab-stop style:position="12.351cm"/>
        </style:tab-stops>
      </style:paragraph-properties>
    </style:style>
    <style:style style:name="P56" style:family="paragraph" style:parent-style-name="Standard">
      <style:paragraph-properties fo:margin-left="0.206cm" fo:margin-right="0.199cm" fo:margin-top="0.212cm" fo:margin-bottom="0cm" loext:contextual-spacing="false" fo:line-height="10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0.206cm" fo:margin-right="0.199cm" fo:margin-top="0.21cm" fo:margin-bottom="0cm" loext:contextual-spacing="false" fo:text-align="justify" style:justify-single-word="false" fo:text-indent="0cm" style:auto-text-indent="false"/>
    </style:style>
    <style:style style:name="P58" style:family="paragraph" style:parent-style-name="Standard">
      <style:paragraph-properties fo:margin-left="0.206cm" fo:margin-right="0.199cm" fo:margin-top="0.213cm" fo:margin-bottom="0cm" loext:contextual-spacing="false" fo:text-align="justify" style:justify-single-word="false" fo:text-indent="0cm" style:auto-text-indent="false"/>
    </style:style>
    <style:style style:name="P59" style:family="paragraph" style:parent-style-name="Standard">
      <style:paragraph-properties fo:margin-left="0.206cm" fo:margin-right="0.199cm" fo:margin-top="0.215cm" fo:margin-bottom="0cm" loext:contextual-spacing="false" fo:line-height="98%" fo:text-align="justify" style:justify-single-word="false" fo:text-indent="0cm" style:auto-text-indent="false"/>
    </style:style>
    <style:style style:name="P60" style:family="paragraph" style:parent-style-name="Standard">
      <style:paragraph-properties fo:margin-left="0.206cm" fo:margin-right="0.199cm" fo:margin-top="0.215cm" fo:margin-bottom="0cm" loext:contextual-spacing="false" fo:line-height="98%" fo:text-align="justify" style:justify-single-word="false" fo:text-indent="0cm" style:auto-text-indent="false">
        <style:tab-stops>
          <style:tab-stop style:position="2.272cm"/>
          <style:tab-stop style:position="4.456cm"/>
          <style:tab-stop style:position="13.998cm"/>
          <style:tab-stop style:position="15.229cm"/>
        </style:tab-stops>
      </style:paragraph-properties>
    </style:style>
    <style:style style:name="P61" style:family="paragraph" style:parent-style-name="Standard">
      <style:paragraph-properties fo:margin-left="0.206cm" fo:margin-right="0.199cm" fo:margin-top="0.185cm" fo:margin-bottom="0cm" loext:contextual-spacing="false" fo:text-align="justify" style:justify-single-word="false" fo:text-indent="0cm" style:auto-text-indent="false"/>
    </style:style>
    <style:style style:name="P62" style:family="paragraph" style:parent-style-name="Standard">
      <style:paragraph-properties fo:margin-left="0.206cm" fo:margin-right="0.199cm" fo:margin-top="0.206cm" fo:margin-bottom="0cm" loext:contextual-spacing="false" fo:text-align="justify" style:justify-single-word="false" fo:text-indent="0cm" style:auto-text-indent="false"/>
    </style:style>
    <style:style style:name="P63" style:family="paragraph" style:parent-style-name="Standard">
      <style:paragraph-properties fo:margin-left="0.206cm" fo:margin-right="0.199cm" fo:margin-top="0.192cm" fo:margin-bottom="0cm" loext:contextual-spacing="false" fo:line-height="98%" fo:text-align="justify" style:justify-single-word="false" fo:text-indent="0cm" style:auto-text-indent="false"/>
    </style:style>
    <style:style style:name="P64" style:family="paragraph" style:parent-style-name="Standard">
      <style:paragraph-properties fo:margin-left="0.206cm" fo:margin-right="0.199cm" fo:margin-top="0.22cm" fo:margin-bottom="0cm" loext:contextual-spacing="false" fo:line-height="98%" fo:text-align="justify" style:justify-single-word="false" fo:text-indent="0cm" style:auto-text-indent="false"/>
    </style:style>
    <style:style style:name="P65" style:family="paragraph" style:parent-style-name="Standard">
      <style:paragraph-properties fo:margin-left="0.206cm" fo:margin-right="0.199cm" fo:margin-top="0.217cm" fo:margin-bottom="0cm" loext:contextual-spacing="false" fo:line-height="98%" fo:text-align="justify" style:justify-single-word="false" fo:text-indent="0cm" style:auto-text-indent="false"/>
    </style:style>
    <style:style style:name="P66" style:family="paragraph" style:parent-style-name="Standard">
      <style:paragraph-properties fo:margin-left="0.206cm" fo:margin-right="0.199cm" fo:margin-top="0.159cm" fo:margin-bottom="0cm" loext:contextual-spacing="false" fo:text-align="justify" style:justify-single-word="false" fo:text-indent="0cm" style:auto-text-indent="false"/>
    </style:style>
    <style:style style:name="P67" style:family="paragraph" style:parent-style-name="Standard">
      <style:paragraph-properties fo:margin-left="0.206cm" fo:margin-right="0.446cm" fo:margin-top="0.212cm" fo:margin-bottom="0cm" loext:contextual-spacing="false" fo:text-align="start" style:justify-single-word="false" fo:text-indent="0cm" style:auto-text-indent="false"/>
    </style:style>
    <style:style style:name="P68" style:family="paragraph" style:parent-style-name="Standard">
      <style:paragraph-properties fo:margin-left="0.206cm" fo:margin-right="0.446cm" fo:margin-top="0.21cm" fo:margin-bottom="0cm" loext:contextual-spacing="false" fo:text-align="start" style:justify-single-word="false" fo:text-indent="0cm" style:auto-text-indent="false"/>
    </style:style>
    <style:style style:name="P69" style:family="paragraph" style:parent-style-name="Standard">
      <style:paragraph-properties fo:margin-left="0.206cm" fo:margin-right="0.203cm" fo:margin-top="0.159cm" fo:margin-bottom="0cm" loext:contextual-spacing="false" fo:text-align="justify" style:justify-single-word="false" fo:text-indent="0cm" style:auto-text-indent="false"/>
    </style:style>
    <style:style style:name="P70" style:family="paragraph" style:parent-style-name="Standard">
      <style:paragraph-properties fo:margin-left="0.206cm" fo:margin-right="0.203cm" fo:margin-top="0.213cm" fo:margin-bottom="0cm" loext:contextual-spacing="false" fo:text-align="justify" style:justify-single-word="false" fo:text-indent="0cm" style:auto-text-indent="false"/>
    </style:style>
    <style:style style:name="P71" style:family="paragraph" style:parent-style-name="Standard">
      <style:paragraph-properties fo:margin-left="0.206cm" fo:margin-right="0.203cm" fo:margin-top="0.212cm" fo:margin-bottom="0cm" loext:contextual-spacing="false" fo:text-align="justify" style:justify-single-word="false" fo:text-indent="0cm" style:auto-text-indent="false"/>
    </style:style>
    <style:style style:name="P72" style:family="paragraph" style:parent-style-name="Standard">
      <style:paragraph-properties fo:margin-left="0.206cm" fo:margin-right="0.203cm" fo:margin-top="0.208cm" fo:margin-bottom="0cm" loext:contextual-spacing="false" fo:text-align="justify" style:justify-single-word="false" fo:text-indent="0cm" style:auto-text-indent="false"/>
    </style:style>
    <style:style style:name="P73" style:family="paragraph" style:parent-style-name="Standard">
      <style:paragraph-properties fo:margin-left="0.206cm" fo:margin-right="0.203cm" fo:margin-top="0cm" fo:margin-bottom="0cm" loext:contextual-spacing="false" fo:text-align="justify" style:justify-single-word="false" fo:text-indent="0cm" style:auto-text-indent="false"/>
    </style:style>
    <style:style style:name="P74" style:family="paragraph" style:parent-style-name="Standard">
      <style:paragraph-properties fo:margin-left="0.206cm" fo:margin-right="0.203cm" fo:margin-top="0.21cm" fo:margin-bottom="0cm" loext:contextual-spacing="false" fo:text-align="justify" style:justify-single-word="false" fo:text-indent="0cm" style:auto-text-indent="false"/>
    </style:style>
    <style:style style:name="P75" style:family="paragraph" style:parent-style-name="Standard">
      <style:paragraph-properties fo:margin-left="0.206cm" fo:margin-right="0.203cm" fo:margin-top="0.217cm" fo:margin-bottom="0cm" loext:contextual-spacing="false" fo:text-align="justify" style:justify-single-word="false" fo:text-indent="0cm" style:auto-text-indent="false"/>
    </style:style>
    <style:style style:name="P76" style:family="paragraph" style:parent-style-name="Standard">
      <style:paragraph-properties fo:margin-left="0.206cm" fo:margin-right="0.203cm" fo:margin-top="0.215cm" fo:margin-bottom="0cm" loext:contextual-spacing="false" fo:text-align="justify" style:justify-single-word="false" fo:text-indent="0cm" style:auto-text-indent="false"/>
    </style:style>
    <style:style style:name="P77" style:family="paragraph" style:parent-style-name="Standard">
      <style:paragraph-properties fo:margin-left="0.206cm" fo:margin-right="0.203cm" fo:margin-top="0.215cm" fo:margin-bottom="0cm" loext:contextual-spacing="false" fo:line-height="98%" fo:text-align="justify" style:justify-single-word="false" fo:text-indent="0cm" style:auto-text-indent="false"/>
    </style:style>
    <style:style style:name="P78" style:family="paragraph" style:parent-style-name="Standard">
      <style:paragraph-properties fo:margin-left="0.206cm" fo:margin-right="0.203cm" fo:margin-top="0.212cm" fo:margin-bottom="0cm" loext:contextual-spacing="false" fo:text-align="justify" style:justify-single-word="false" fo:text-indent="-0.028cm" style:auto-text-indent="false"/>
    </style:style>
    <style:style style:name="P79" style:family="paragraph" style:parent-style-name="Standard">
      <style:paragraph-properties fo:margin-left="0.206cm" fo:margin-right="0.203cm" fo:margin-top="0.213cm" fo:margin-bottom="0cm" loext:contextual-spacing="false" fo:text-align="justify" style:justify-single-word="false" fo:text-indent="-0.028cm" style:auto-text-indent="false"/>
    </style:style>
    <style:style style:name="P80" style:family="paragraph" style:parent-style-name="Standard">
      <style:paragraph-properties fo:margin-left="0.206cm" fo:margin-right="0.201cm" fo:margin-top="0.212cm" fo:margin-bottom="0cm" loext:contextual-spacing="false" fo:text-align="justify" style:justify-single-word="false" fo:text-indent="-0.028cm" style:auto-text-indent="false"/>
    </style:style>
    <style:style style:name="P81" style:family="paragraph" style:parent-style-name="Standard">
      <style:paragraph-properties fo:margin-left="0.206cm" fo:margin-right="0.199cm" fo:margin-top="0.212cm" fo:margin-bottom="0cm" loext:contextual-spacing="false" fo:text-align="justify" style:justify-single-word="false" fo:text-indent="-0.019cm" style:auto-text-indent="false"/>
    </style:style>
    <style:style style:name="P82" style:family="paragraph" style:parent-style-name="Standard">
      <style:paragraph-properties fo:margin-left="0.206cm" fo:margin-right="0.203cm" fo:margin-top="0.212cm" fo:margin-bottom="0cm" loext:contextual-spacing="false" fo:text-align="justify" style:justify-single-word="false" fo:text-indent="-0.019cm" style:auto-text-indent="false"/>
    </style:style>
    <style:style style:name="P83" style:family="paragraph" style:parent-style-name="Standard">
      <style:paragraph-properties fo:margin-left="0.206cm" fo:margin-right="0.198cm" fo:margin-top="0.212cm" fo:margin-bottom="0cm" loext:contextual-spacing="false" fo:text-align="justify" style:justify-single-word="false" fo:text-indent="0.005cm" style:auto-text-indent="false"/>
    </style:style>
    <style:style style:name="P84" style:family="paragraph" style:parent-style-name="Standard">
      <style:paragraph-properties fo:margin-left="0.206cm" fo:margin-right="0.746cm" fo:margin-top="0.212cm" fo:margin-bottom="0cm" loext:contextual-spacing="false" fo:line-height="143%" fo:text-align="justify" style:justify-single-word="false" fo:text-indent="0cm" style:auto-text-indent="false"/>
    </style:style>
    <style:style style:name="P85" style:family="paragraph" style:parent-style-name="Standard">
      <style:paragraph-properties fo:margin-left="0.206cm" fo:margin-right="0.201cm" fo:margin-top="0.212cm" fo:margin-bottom="0cm" loext:contextual-spacing="false" fo:text-align="justify" style:justify-single-word="false" fo:text-indent="-0.019cm" style:auto-text-indent="false"/>
    </style:style>
    <style:style style:name="P86" style:family="paragraph" style:parent-style-name="Standard">
      <style:paragraph-properties fo:margin-left="0.206cm" fo:margin-right="0.201cm" fo:margin-top="0.21cm" fo:margin-bottom="0cm" loext:contextual-spacing="false" fo:text-align="justify" style:justify-single-word="false" fo:text-indent="-0.019cm" style:auto-text-indent="false"/>
    </style:style>
    <style:style style:name="P87" style:family="paragraph" style:parent-style-name="Standard">
      <style:paragraph-properties fo:margin-left="0.206cm" fo:margin-right="0.192cm" fo:margin-top="0.215cm" fo:margin-bottom="0cm" loext:contextual-spacing="false" fo:line-height="98%" fo:text-align="justify" style:justify-single-word="false" fo:text-indent="0cm" style:auto-text-indent="false"/>
    </style:style>
    <style:style style:name="P88" style:family="paragraph" style:parent-style-name="Standard">
      <style:paragraph-properties fo:margin-left="0.206cm" fo:margin-right="0.192cm" fo:margin-top="0.212cm" fo:margin-bottom="0cm" loext:contextual-spacing="false" fo:text-align="justify" style:justify-single-word="false" fo:text-indent="0cm" style:auto-text-indent="false"/>
    </style:style>
    <style:style style:name="P89" style:family="paragraph" style:parent-style-name="Standard">
      <style:paragraph-properties fo:margin-left="0.206cm" fo:margin-right="0.206cm" fo:margin-top="0.159cm" fo:margin-bottom="0cm" loext:contextual-spacing="false" fo:text-align="justify" style:justify-single-word="false" fo:text-indent="0cm" style:auto-text-indent="false"/>
    </style:style>
    <style:style style:name="P90" style:family="paragraph" style:parent-style-name="Standard">
      <style:paragraph-properties fo:margin-left="0.226cm" fo:margin-right="0cm" fo:margin-top="0cm" fo:margin-bottom="0cm" loext:contextual-spacing="false" fo:line-height="0.487cm" fo:text-align="justify" style:justify-single-word="false" fo:text-indent="0cm" style:auto-text-indent="false"/>
    </style:style>
    <style:style style:name="P91" style:family="paragraph" style:parent-style-name="Standard">
      <style:paragraph-properties fo:margin-left="0.226cm" fo:margin-right="0cm" fo:margin-top="0cm" fo:margin-bottom="0cm" loext:contextual-spacing="false" fo:line-height="0.492cm" fo:text-align="justify" style:justify-single-word="false" fo:text-indent="0cm" style:auto-text-indent="false"/>
    </style:style>
    <style:style style:name="P92" style:family="paragraph" style:parent-style-name="Standard">
      <style:paragraph-properties fo:margin-left="0.226cm" fo:margin-right="0.203cm" fo:margin-top="0.212cm" fo:margin-bottom="0cm" loext:contextual-spacing="false" fo:text-align="justify" style:justify-single-word="false" fo:text-indent="-0.019cm" style:auto-text-indent="false"/>
    </style:style>
    <style:style style:name="P93" style:family="paragraph" style:parent-style-name="Standard">
      <style:paragraph-properties fo:margin-left="0.206cm" fo:margin-right="0.189cm" fo:margin-top="0.212cm" fo:margin-bottom="0cm" loext:contextual-spacing="false" fo:text-align="justify" style:justify-single-word="false" fo:text-indent="0cm" style:auto-text-indent="false"/>
    </style:style>
    <style:style style:name="P94" style:family="paragraph" style:parent-style-name="Standard">
      <style:paragraph-properties fo:margin-left="0.206cm" fo:margin-right="2.304cm" fo:margin-top="0.212cm" fo:margin-bottom="0cm" loext:contextual-spacing="false" fo:line-height="143%" fo:text-align="start" style:justify-single-word="false" fo:text-indent="0cm" style:auto-text-indent="false"/>
    </style:style>
    <style:style style:name="P95" style:family="paragraph" style:parent-style-name="Text_20_body">
      <style:paragraph-properties fo:text-align="start" style:justify-single-word="false"/>
    </style:style>
    <style:style style:name="P96" style:family="paragraph" style:parent-style-name="Text_20_body">
      <style:paragraph-properties fo:line-height="0.473cm"/>
    </style:style>
    <style:style style:name="P97" style:family="paragraph" style:parent-style-name="Text_20_body">
      <style:paragraph-properties fo:line-height="0.482cm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0pt" style:font-size-asian="10pt"/>
    </style:style>
    <style:style style:name="P99" style:family="paragraph" style:parent-style-name="Text_20_body">
      <style:paragraph-properties fo:margin-left="0cm" fo:margin-right="0cm" fo:margin-top="0cm" fo:margin-bottom="0cm" loext:contextual-spacing="false" fo:line-height="5%" fo:text-align="start" style:justify-single-word="false" fo:text-indent="0cm" style:auto-text-indent="false"/>
      <style:text-properties fo:font-size="10pt" style:font-size-asian="10pt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3pt" fo:font-weight="bold" style:font-size-asian="13pt" style:font-weight-asian="bold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3pt" style:font-size-asian="13pt"/>
    </style:style>
    <style:style style:name="P102" style:family="paragraph" style:parent-style-name="Text_20_body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font-size="10pt" style:font-size-asian="10pt"/>
    </style:style>
    <style:style style:name="P103" style:family="paragraph" style:parent-style-name="Text_20_body" style:master-page-name="Converted11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font-size="8pt" style:font-size-asian="8pt"/>
    </style:style>
    <style:style style:name="P104" style:family="paragraph" style:parent-style-name="Text_20_body" style:master-page-name="Converted25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font-size="8pt" style:font-size-asian="8pt"/>
    </style:style>
    <style:style style:name="P105" style:family="paragraph" style:parent-style-name="Text_20_body">
      <style:paragraph-properties fo:margin-left="0cm" fo:margin-right="0cm" fo:margin-top="0.007cm" fo:margin-bottom="0cm" loext:contextual-spacing="false" fo:text-align="start" style:justify-single-word="false" fo:text-indent="0cm" style:auto-text-indent="false"/>
      <style:text-properties fo:font-size="9.5pt" style:font-size-asian="9.5pt"/>
    </style:style>
    <style:style style:name="P106" style:family="paragraph" style:parent-style-name="Text_20_body">
      <style:paragraph-properties fo:margin-left="0cm" fo:margin-right="0cm" fo:margin-top="0.012cm" fo:margin-bottom="0cm" loext:contextual-spacing="false" fo:text-align="start" style:justify-single-word="false" fo:text-indent="0cm" style:auto-text-indent="false"/>
      <style:text-properties fo:font-size="11pt" style:font-size-asian="11pt"/>
    </style:style>
    <style:style style:name="P107" style:family="paragraph" style:parent-style-name="Text_20_body">
      <style:paragraph-properties fo:margin-left="0cm" fo:margin-right="0cm" fo:margin-top="0.012cm" fo:margin-bottom="0cm" loext:contextual-spacing="false" fo:text-align="start" style:justify-single-word="false" fo:text-indent="0cm" style:auto-text-indent="false"/>
      <style:text-properties fo:font-size="17pt" style:font-size-asian="17pt"/>
    </style:style>
    <style:style style:name="P108" style:family="paragraph" style:parent-style-name="Text_20_body" style:master-page-name="Converted1">
      <style:paragraph-properties fo:margin-left="0cm" fo:margin-right="0cm" fo:margin-top="0.018cm" fo:margin-bottom="0cm" loext:contextual-spacing="false" fo:text-align="start" style:justify-single-word="false" fo:text-indent="0cm" style:auto-text-indent="false" style:page-number="auto"/>
      <style:text-properties fo:font-size="11.5pt" style:font-size-asian="11.5pt"/>
    </style:style>
    <style:style style:name="P109" style:family="paragraph" style:parent-style-name="Text_20_body" style:master-page-name="Converted2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0" style:family="paragraph" style:parent-style-name="Text_20_body" style:master-page-name="Converted3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1" style:family="paragraph" style:parent-style-name="Text_20_body" style:master-page-name="Converted4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2" style:family="paragraph" style:parent-style-name="Text_20_body" style:master-page-name="Converted5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fo:font-style="italic" style:font-size-asian="7.5pt" style:font-style-asian="italic"/>
    </style:style>
    <style:style style:name="P113" style:family="paragraph" style:parent-style-name="Text_20_body" style:master-page-name="Converted6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4" style:family="paragraph" style:parent-style-name="Text_20_body" style:master-page-name="Converted7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fo:font-style="italic" style:font-size-asian="7.5pt" style:font-style-asian="italic"/>
    </style:style>
    <style:style style:name="P115" style:family="paragraph" style:parent-style-name="Text_20_body" style:master-page-name="Converted8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6" style:family="paragraph" style:parent-style-name="Text_20_body" style:master-page-name="Converted9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7" style:family="paragraph" style:parent-style-name="Text_20_body" style:master-page-name="Converted10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18" style:family="paragraph" style:parent-style-name="Text_20_body" style:master-page-name="Converted13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fo:font-style="italic" style:font-size-asian="7.5pt" style:font-style-asian="italic"/>
    </style:style>
    <style:style style:name="P119" style:family="paragraph" style:parent-style-name="Text_20_body" style:master-page-name="Converted14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0" style:family="paragraph" style:parent-style-name="Text_20_body" style:master-page-name="Converted15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fo:font-style="italic" style:font-size-asian="7.5pt" style:font-style-asian="italic"/>
    </style:style>
    <style:style style:name="P121" style:family="paragraph" style:parent-style-name="Text_20_body" style:master-page-name="Converted16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2" style:family="paragraph" style:parent-style-name="Text_20_body" style:master-page-name="Converted17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3" style:family="paragraph" style:parent-style-name="Text_20_body" style:master-page-name="Converted18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4" style:family="paragraph" style:parent-style-name="Text_20_body" style:master-page-name="Converted19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5" style:family="paragraph" style:parent-style-name="Text_20_body" style:master-page-name="Converted20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6" style:family="paragraph" style:parent-style-name="Text_20_body" style:master-page-name="Converted21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7" style:family="paragraph" style:parent-style-name="Text_20_body" style:master-page-name="Converted22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8" style:family="paragraph" style:parent-style-name="Text_20_body" style:master-page-name="Converted23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29" style:family="paragraph" style:parent-style-name="Text_20_body" style:master-page-name="Converted24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30" style:family="paragraph" style:parent-style-name="Text_20_body" style:master-page-name="Converted26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31" style:family="paragraph" style:parent-style-name="Text_20_body" style:master-page-name="Converted27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32" style:family="paragraph" style:parent-style-name="Text_20_body" style:master-page-name="Converted28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33" style:family="paragraph" style:parent-style-name="Text_20_body" style:master-page-name="Converted29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34" style:family="paragraph" style:parent-style-name="Text_20_body" style:master-page-name="Converted30">
      <style:paragraph-properties fo:margin-left="0cm" fo:margin-right="0cm" fo:margin-top="0.016cm" fo:margin-bottom="0cm" loext:contextual-spacing="false" fo:text-align="start" style:justify-single-word="false" fo:text-indent="0cm" style:auto-text-indent="false" style:page-number="auto"/>
      <style:text-properties fo:font-size="7.5pt" style:font-size-asian="7.5pt"/>
    </style:style>
    <style:style style:name="P135" style:family="paragraph" style:parent-style-name="Text_20_body" style:master-page-name="Converted12">
      <style:paragraph-properties fo:margin-left="0cm" fo:margin-right="0cm" fo:margin-top="0.019cm" fo:margin-bottom="0cm" loext:contextual-spacing="false" fo:text-align="start" style:justify-single-word="false" fo:text-indent="0cm" style:auto-text-indent="false" style:page-number="auto"/>
      <style:text-properties fo:font-size="7.5pt" fo:font-style="italic" style:font-size-asian="7.5pt" style:font-style-asian="italic"/>
    </style:style>
    <style:style style:name="P136" style:family="paragraph" style:parent-style-name="Text_20_body">
      <style:paragraph-properties fo:margin-left="0cm" fo:margin-right="0cm" fo:margin-top="0.005cm" fo:margin-bottom="0cm" loext:contextual-spacing="false" fo:text-align="start" style:justify-single-word="false" fo:text-indent="0cm" style:auto-text-indent="false"/>
      <style:text-properties fo:font-size="8.5pt" style:font-size-asian="8.5pt"/>
    </style:style>
    <style:style style:name="P137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/>
    </style:style>
    <style:style style:name="P138" style:family="paragraph" style:parent-style-name="Text_20_body">
      <style:paragraph-properties fo:margin-left="0cm" fo:margin-right="0cm" fo:margin-top="0.004cm" fo:margin-bottom="0cm" loext:contextual-spacing="false" fo:text-align="start" style:justify-single-word="false" fo:text-indent="0cm" style:auto-text-indent="false"/>
    </style:style>
    <style:style style:name="P139" style:family="paragraph" style:parent-style-name="Text_20_body">
      <style:paragraph-properties fo:margin-left="5.546cm" fo:margin-right="5.547cm" fo:margin-top="0.379cm" fo:margin-bottom="0cm" loext:contextual-spacing="false" fo:text-align="center" style:justify-single-word="false" fo:text-indent="0cm" style:auto-text-indent="false"/>
    </style:style>
    <style:style style:name="P140" style:family="paragraph" style:parent-style-name="Text_20_body">
      <style:paragraph-properties fo:margin-top="0cm" fo:margin-bottom="0cm" loext:contextual-spacing="false"/>
    </style:style>
    <style:style style:name="P141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42" style:family="paragraph" style:parent-style-name="Text_20_body">
      <style:paragraph-properties fo:margin-top="0cm" fo:margin-bottom="0cm" loext:contextual-spacing="false" fo:line-height="0.492cm"/>
    </style:style>
    <style:style style:name="P143" style:family="paragraph" style:parent-style-name="Text_20_body">
      <style:paragraph-properties fo:margin-left="0.035cm" fo:margin-right="0cm" fo:margin-top="0.034cm" fo:margin-bottom="0cm" loext:contextual-spacing="false" fo:text-align="start" style:justify-single-word="false" fo:text-indent="0cm" style:auto-text-indent="false"/>
    </style:style>
    <style:style style:name="P144" style:family="paragraph" style:parent-style-name="Text_20_body">
      <style:paragraph-properties fo:margin-left="0.206cm" fo:margin-right="0.201cm" fo:text-indent="0cm" style:auto-text-indent="false"/>
    </style:style>
    <style:style style:name="P145" style:family="paragraph" style:parent-style-name="Text_20_body">
      <style:paragraph-properties fo:margin-left="0.206cm" fo:margin-right="0.201cm" fo:text-align="start" style:justify-single-word="false" fo:text-indent="0cm" style:auto-text-indent="false">
        <style:tab-stops>
          <style:tab-stop style:position="1.87cm"/>
          <style:tab-stop style:position="4.038cm"/>
          <style:tab-stop style:position="5.112cm"/>
          <style:tab-stop style:position="7.493cm"/>
          <style:tab-stop style:position="8.754cm"/>
          <style:tab-stop style:position="9.807cm"/>
          <style:tab-stop style:position="11.303cm"/>
          <style:tab-stop style:position="12.257cm"/>
          <style:tab-stop style:position="13.333cm"/>
          <style:tab-stop style:position="15.256cm"/>
        </style:tab-stops>
      </style:paragraph-properties>
    </style:style>
    <style:style style:name="P146" style:family="paragraph" style:parent-style-name="Text_20_body">
      <style:paragraph-properties fo:margin-left="0.206cm" fo:margin-right="0.201cm" fo:margin-top="0.159cm" fo:margin-bottom="0cm" loext:contextual-spacing="false" fo:text-indent="0cm" style:auto-text-indent="false"/>
    </style:style>
    <style:style style:name="P147" style:family="paragraph" style:parent-style-name="Text_20_body">
      <style:paragraph-properties fo:margin-left="0.206cm" fo:margin-right="0.201cm" fo:margin-top="0.224cm" fo:margin-bottom="0cm" loext:contextual-spacing="false" fo:line-height="96%" fo:text-indent="0cm" style:auto-text-indent="false"/>
    </style:style>
    <style:style style:name="P148" style:family="paragraph" style:parent-style-name="Text_20_body">
      <style:paragraph-properties fo:margin-left="0.206cm" fo:margin-right="0.201cm" fo:margin-top="0.213cm" fo:margin-bottom="0cm" loext:contextual-spacing="false" fo:text-indent="0cm" style:auto-text-indent="false"/>
    </style:style>
    <style:style style:name="P149" style:family="paragraph" style:parent-style-name="Text_20_body">
      <style:paragraph-properties fo:margin-left="0.206cm" fo:margin-right="0.201cm" fo:margin-top="0.213cm" fo:margin-bottom="0cm" loext:contextual-spacing="false" fo:text-indent="0cm" style:auto-text-indent="false">
        <style:tab-stops>
          <style:tab-stop style:position="3.54cm"/>
          <style:tab-stop style:position="6.858cm"/>
          <style:tab-stop style:position="10.966cm"/>
          <style:tab-stop style:position="12.973cm"/>
        </style:tab-stops>
      </style:paragraph-properties>
    </style:style>
    <style:style style:name="P150" style:family="paragraph" style:parent-style-name="Text_20_body">
      <style:paragraph-properties fo:margin-left="0.206cm" fo:margin-right="0.201cm" fo:margin-top="0.213cm" fo:margin-bottom="0cm" loext:contextual-spacing="false" fo:text-align="start" style:justify-single-word="false" fo:text-indent="0cm" style:auto-text-indent="false">
        <style:tab-stops>
          <style:tab-stop style:position="1.605cm"/>
          <style:tab-stop style:position="2.369cm"/>
          <style:tab-stop style:position="4.002cm"/>
          <style:tab-stop style:position="4.791cm"/>
          <style:tab-stop style:position="6.659cm"/>
          <style:tab-stop style:position="8.694cm"/>
          <style:tab-stop style:position="10.668cm"/>
        </style:tab-stops>
      </style:paragraph-properties>
    </style:style>
    <style:style style:name="P151" style:family="paragraph" style:parent-style-name="Text_20_body">
      <style:paragraph-properties fo:margin-left="0.206cm" fo:margin-right="0.201cm" fo:margin-top="0.222cm" fo:margin-bottom="0cm" loext:contextual-spacing="false" fo:line-height="96%" fo:text-indent="0cm" style:auto-text-indent="false"/>
    </style:style>
    <style:style style:name="P152" style:family="paragraph" style:parent-style-name="Text_20_body">
      <style:paragraph-properties fo:margin-left="0.206cm" fo:margin-right="0.201cm" fo:margin-top="0.219cm" fo:margin-bottom="0cm" loext:contextual-spacing="false" fo:line-height="98%" fo:text-indent="0cm" style:auto-text-indent="false"/>
    </style:style>
    <style:style style:name="P153" style:family="paragraph" style:parent-style-name="Text_20_body">
      <style:paragraph-properties fo:margin-left="0.206cm" fo:margin-right="0.201cm" fo:margin-top="0cm" fo:margin-bottom="0cm" loext:contextual-spacing="false" fo:text-indent="0cm" style:auto-text-indent="false"/>
    </style:style>
    <style:style style:name="P154" style:family="paragraph" style:parent-style-name="Text_20_body">
      <style:paragraph-properties fo:margin-left="0.206cm" fo:margin-right="0.201cm" fo:margin-top="0.002cm" fo:margin-bottom="0cm" loext:contextual-spacing="false" fo:text-align="start" style:justify-single-word="false" fo:text-indent="0cm" style:auto-text-indent="false"/>
    </style:style>
    <style:style style:name="P155" style:family="paragraph" style:parent-style-name="Text_20_body">
      <style:paragraph-properties fo:margin-left="0.206cm" fo:margin-right="0.203cm" fo:text-indent="0cm" style:auto-text-indent="false"/>
    </style:style>
    <style:style style:name="P156" style:family="paragraph" style:parent-style-name="Text_20_body">
      <style:paragraph-properties fo:margin-left="0.206cm" fo:margin-right="0.203cm" fo:margin-top="0.159cm" fo:margin-bottom="0cm" loext:contextual-spacing="false" fo:text-indent="0cm" style:auto-text-indent="false"/>
    </style:style>
    <style:style style:name="P157" style:family="paragraph" style:parent-style-name="Text_20_body">
      <style:paragraph-properties fo:margin-left="0.206cm" fo:margin-right="0.203cm" fo:margin-top="0cm" fo:margin-bottom="0cm" loext:contextual-spacing="false" fo:text-indent="0cm" style:auto-text-indent="false"/>
    </style:style>
    <style:style style:name="P158" style:family="paragraph" style:parent-style-name="Text_20_body">
      <style:paragraph-properties fo:margin-left="0.206cm" fo:margin-right="0.203cm" fo:margin-top="0.219cm" fo:margin-bottom="0cm" loext:contextual-spacing="false" fo:line-height="96%" fo:text-indent="0cm" style:auto-text-indent="false"/>
    </style:style>
    <style:style style:name="P159" style:family="paragraph" style:parent-style-name="Text_20_body">
      <style:paragraph-properties fo:margin-left="0.206cm" fo:margin-right="0.203cm" fo:margin-top="0.215cm" fo:margin-bottom="0cm" loext:contextual-spacing="false" fo:line-height="98%" fo:text-indent="0cm" style:auto-text-indent="false"/>
    </style:style>
    <style:style style:name="P160" style:family="paragraph" style:parent-style-name="Text_20_body">
      <style:paragraph-properties fo:margin-left="0.206cm" fo:margin-right="0.205cm" fo:margin-top="0.22cm" fo:margin-bottom="0cm" loext:contextual-spacing="false" fo:line-height="98%" fo:text-indent="0cm" style:auto-text-indent="false"/>
    </style:style>
    <style:style style:name="P161" style:family="paragraph" style:parent-style-name="Text_20_body">
      <style:paragraph-properties fo:margin-left="0.206cm" fo:margin-right="0.205cm" fo:text-indent="0cm" style:auto-text-indent="false"/>
    </style:style>
    <style:style style:name="P162" style:family="paragraph" style:parent-style-name="Text_20_body">
      <style:paragraph-properties fo:margin-left="0.206cm" fo:margin-right="0.199cm" fo:margin-top="0.159cm" fo:margin-bottom="0cm" loext:contextual-spacing="false" fo:text-indent="0cm" style:auto-text-indent="false"/>
    </style:style>
    <style:style style:name="P163" style:family="paragraph" style:parent-style-name="Text_20_body">
      <style:paragraph-properties fo:margin-left="0.206cm" fo:margin-right="0.199cm" fo:margin-top="0.21cm" fo:margin-bottom="0cm" loext:contextual-spacing="false" fo:text-indent="0cm" style:auto-text-indent="false"/>
    </style:style>
    <style:style style:name="P164" style:family="paragraph" style:parent-style-name="Text_20_body">
      <style:paragraph-properties fo:margin-left="0.206cm" fo:margin-right="0.199cm" fo:margin-top="0.213cm" fo:margin-bottom="0cm" loext:contextual-spacing="false" fo:text-indent="0cm" style:auto-text-indent="false"/>
    </style:style>
    <style:style style:name="P165" style:family="paragraph" style:parent-style-name="Text_20_body">
      <style:paragraph-properties fo:margin-left="0.206cm" fo:margin-right="0.199cm" fo:text-indent="0cm" style:auto-text-indent="false"/>
    </style:style>
    <style:style style:name="P166" style:family="paragraph" style:parent-style-name="Text_20_body">
      <style:paragraph-properties fo:margin-left="0.206cm" fo:margin-right="0.199cm" fo:text-indent="0cm" style:auto-text-indent="false">
        <style:tab-stops>
          <style:tab-stop style:position="7.599cm"/>
          <style:tab-stop style:position="11.619cm"/>
          <style:tab-stop style:position="15.356cm"/>
        </style:tab-stops>
      </style:paragraph-properties>
    </style:style>
    <style:style style:name="P167" style:family="paragraph" style:parent-style-name="Text_20_body">
      <style:paragraph-properties fo:margin-left="0.206cm" fo:margin-right="0.199cm" fo:margin-top="0.005cm" fo:margin-bottom="0cm" loext:contextual-spacing="false" fo:text-align="start" style:justify-single-word="false" fo:text-indent="0cm" style:auto-text-indent="false">
        <style:tab-stops>
          <style:tab-stop style:position="3.092cm"/>
          <style:tab-stop style:position="5.911cm"/>
          <style:tab-stop style:position="7.668cm"/>
          <style:tab-stop style:position="9.611cm"/>
          <style:tab-stop style:position="12.308cm"/>
          <style:tab-stop style:position="14.621cm"/>
        </style:tab-stops>
      </style:paragraph-properties>
    </style:style>
    <style:style style:name="P168" style:family="paragraph" style:parent-style-name="Text_20_body">
      <style:paragraph-properties fo:margin-top="0.213cm" fo:margin-bottom="0cm" loext:contextual-spacing="false"/>
    </style:style>
    <style:style style:name="P169" style:family="paragraph" style:parent-style-name="Text_20_body">
      <style:paragraph-properties fo:margin-top="0.185cm" fo:margin-bottom="0cm" loext:contextual-spacing="false"/>
    </style:style>
    <style:style style:name="P170" style:family="paragraph" style:parent-style-name="Text_20_body">
      <style:paragraph-properties fo:margin-top="0.185cm" fo:margin-bottom="0cm" loext:contextual-spacing="false" fo:line-height="0.51cm"/>
    </style:style>
    <style:style style:name="P171" style:family="paragraph" style:parent-style-name="Text_20_body">
      <style:paragraph-properties fo:margin-top="0.21cm" fo:margin-bottom="0cm" loext:contextual-spacing="false"/>
    </style:style>
    <style:style style:name="P172" style:family="paragraph" style:parent-style-name="Text_20_body">
      <style:paragraph-properties fo:margin-top="0.189cm" fo:margin-bottom="0cm" loext:contextual-spacing="false" fo:line-height="0.501cm"/>
    </style:style>
    <style:style style:name="P173" style:family="paragraph" style:parent-style-name="Text_20_body">
      <style:paragraph-properties fo:margin-left="0.206cm" fo:margin-right="0.446cm" fo:margin-top="0.159cm" fo:margin-bottom="0cm" loext:contextual-spacing="false" fo:text-align="start" style:justify-single-word="false" fo:text-indent="0cm" style:auto-text-indent="false"/>
    </style:style>
    <style:style style:name="P174" style:family="paragraph" style:parent-style-name="Text_20_body">
      <style:paragraph-properties fo:margin-left="0.206cm" fo:margin-right="0.446cm" fo:text-align="start" style:justify-single-word="false" fo:text-indent="0cm" style:auto-text-indent="false"/>
    </style:style>
    <style:style style:name="P175" style:family="paragraph" style:parent-style-name="Text_20_body">
      <style:paragraph-properties fo:margin-left="0.206cm" fo:margin-right="0.446cm" fo:margin-top="0.002cm" fo:margin-bottom="0cm" loext:contextual-spacing="false" fo:text-align="start" style:justify-single-word="false" fo:text-indent="0cm" style:auto-text-indent="false"/>
    </style:style>
    <style:style style:name="P176" style:family="paragraph" style:parent-style-name="Text_20_body">
      <style:paragraph-properties fo:margin-left="0.187cm" fo:margin-right="0cm" fo:line-height="0.482cm" fo:text-indent="0cm" style:auto-text-indent="false"/>
    </style:style>
    <style:style style:name="P177" style:family="paragraph" style:parent-style-name="Text_20_body">
      <style:paragraph-properties fo:margin-left="0.187cm" fo:margin-right="0cm" fo:margin-top="0.159cm" fo:margin-bottom="0cm" loext:contextual-spacing="false" fo:text-indent="0cm" style:auto-text-indent="false"/>
    </style:style>
    <style:style style:name="P178" style:family="paragraph" style:parent-style-name="Text_20_body">
      <style:paragraph-properties fo:margin-left="0.178cm" fo:margin-right="0cm" fo:text-indent="0cm" style:auto-text-indent="false"/>
    </style:style>
    <style:style style:name="P179" style:family="paragraph" style:parent-style-name="Text_20_body">
      <style:paragraph-properties fo:margin-left="0.206cm" fo:margin-right="0.201cm" fo:text-indent="-0.028cm" style:auto-text-indent="false"/>
    </style:style>
    <style:style style:name="P180" style:family="paragraph" style:parent-style-name="Text_20_body">
      <style:paragraph-properties fo:margin-left="0.206cm" fo:margin-right="0.198cm" fo:margin-top="0.21cm" fo:margin-bottom="0cm" loext:contextual-spacing="false" fo:text-indent="0cm" style:auto-text-indent="false"/>
    </style:style>
    <style:style style:name="P181" style:family="paragraph" style:parent-style-name="Text_20_body">
      <style:paragraph-properties fo:margin-left="0.224cm" fo:margin-right="0.199cm" fo:text-indent="-0.019cm" style:auto-text-indent="false"/>
    </style:style>
    <style:style style:name="P182" style:family="paragraph" style:parent-style-name="Text_20_body">
      <style:paragraph-properties fo:margin-left="0.206cm" fo:margin-right="0.243cm" fo:line-height="143%" fo:text-align="start" style:justify-single-word="false" fo:text-indent="0cm" style:auto-text-indent="false"/>
    </style:style>
    <style:style style:name="P183" style:family="paragraph" style:parent-style-name="Text_20_body">
      <style:paragraph-properties fo:margin-left="0.206cm" fo:margin-right="0.917cm" fo:margin-top="0.004cm" fo:margin-bottom="0cm" loext:contextual-spacing="false" fo:line-height="143%" fo:text-align="start" style:justify-single-word="false" fo:text-indent="0cm" style:auto-text-indent="false"/>
    </style:style>
    <style:style style:name="P184" style:family="paragraph" style:parent-style-name="Text_20_body">
      <style:paragraph-properties fo:margin-left="0.206cm" fo:margin-right="0.917cm" fo:margin-top="0.159cm" fo:margin-bottom="0cm" loext:contextual-spacing="false" fo:text-align="start" style:justify-single-word="false" fo:text-indent="0cm" style:auto-text-indent="false"/>
    </style:style>
    <style:style style:name="P185" style:family="paragraph" style:parent-style-name="Text_20_body">
      <style:paragraph-properties fo:margin-left="0.206cm" fo:margin-right="0.658cm" fo:margin-top="0.005cm" fo:margin-bottom="0cm" loext:contextual-spacing="false" fo:line-height="143%" fo:text-align="start" style:justify-single-word="false" fo:text-indent="0cm" style:auto-text-indent="false"/>
    </style:style>
    <style:style style:name="P186" style:family="paragraph" style:parent-style-name="Text_20_body">
      <style:paragraph-properties fo:margin-top="0.007cm" fo:margin-bottom="0cm" loext:contextual-spacing="false" fo:text-align="start" style:justify-single-word="false"/>
    </style:style>
    <style:style style:name="P187" style:family="paragraph" style:parent-style-name="Text_20_body">
      <style:paragraph-properties fo:margin-left="0.206cm" fo:margin-right="0cm" fo:text-align="start" style:justify-single-word="false" fo:text-indent="-0.019cm" style:auto-text-indent="false"/>
    </style:style>
    <style:style style:name="P188" style:family="paragraph" style:parent-style-name="Text_20_body">
      <style:paragraph-properties fo:margin-left="0.206cm" fo:margin-right="1.145cm" fo:line-height="143%" fo:text-align="start" style:justify-single-word="false" fo:text-indent="0cm" style:auto-text-indent="false"/>
    </style:style>
    <style:style style:name="P189" style:family="paragraph" style:parent-style-name="Text_20_body">
      <style:paragraph-properties fo:margin-left="0.206cm" fo:margin-right="2.649cm" fo:margin-top="0.005cm" fo:margin-bottom="0cm" loext:contextual-spacing="false" fo:line-height="143%" fo:text-align="start" style:justify-single-word="false" fo:text-indent="0cm" style:auto-text-indent="false"/>
    </style:style>
    <style:style style:name="P190" style:family="paragraph" style:parent-style-name="Text_20_body">
      <style:paragraph-properties fo:margin-top="0.004cm" fo:margin-bottom="0cm" loext:contextual-spacing="false" fo:text-align="start" style:justify-single-word="fals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letter-spacing="-0.005cm" style:font-size-asian="12pt"/>
    </style:style>
    <style:style style:name="T5" style:family="text">
      <style:text-properties fo:font-size="12pt" fo:letter-spacing="-0.005cm" fo:font-style="italic" style:font-size-asian="12pt" style:font-style-asian="italic"/>
    </style:style>
    <style:style style:name="T6" style:family="text">
      <style:text-properties fo:font-size="12pt" fo:letter-spacing="-0.014cm" style:font-size-asian="12pt"/>
    </style:style>
    <style:style style:name="T7" style:family="text">
      <style:text-properties fo:font-size="12pt" fo:letter-spacing="-0.011cm" style:font-size-asian="12pt"/>
    </style:style>
    <style:style style:name="T8" style:family="text">
      <style:text-properties fo:font-size="12pt" fo:letter-spacing="-0.012cm" style:font-size-asian="12pt"/>
    </style:style>
    <style:style style:name="T9" style:family="text">
      <style:text-properties fo:font-size="12pt" fo:letter-spacing="-0.012cm" fo:font-style="italic" style:font-size-asian="12pt" style:font-style-asian="italic"/>
    </style:style>
    <style:style style:name="T10" style:family="text">
      <style:text-properties fo:font-size="12pt" fo:letter-spacing="-0.004cm" style:font-size-asian="12pt"/>
    </style:style>
    <style:style style:name="T11" style:family="text">
      <style:text-properties fo:font-size="12pt" fo:letter-spacing="-0.002cm" fo:font-style="italic" style:font-size-asian="12pt" style:font-style-asian="italic"/>
    </style:style>
    <style:style style:name="T12" style:family="text">
      <style:text-properties fo:font-size="12pt" fo:letter-spacing="-0.002cm" style:font-size-asian="12pt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2pt" fo:letter-spacing="-0.025cm" style:font-size-asian="12pt"/>
    </style:style>
    <style:style style:name="T15" style:family="text">
      <style:text-properties fo:font-size="12pt" fo:background-color="#f5f5f5" loext:char-shading-value="0" style:font-size-asian="12pt"/>
    </style:style>
    <style:style style:name="T16" style:family="text">
      <style:text-properties fo:font-size="12pt" fo:letter-spacing="-0.007cm" style:font-size-asian="12pt"/>
    </style:style>
    <style:style style:name="T17" style:family="text">
      <style:text-properties fo:font-size="12pt" fo:letter-spacing="-0.007cm" fo:font-style="italic" style:font-size-asian="12pt" style:font-style-asian="italic"/>
    </style:style>
    <style:style style:name="T18" style:family="text">
      <style:text-properties fo:font-size="12pt" fo:letter-spacing="-0.009cm" style:font-size-asian="12pt"/>
    </style:style>
    <style:style style:name="T19" style:family="text">
      <style:text-properties fo:font-size="12pt" fo:letter-spacing="-0.009cm" fo:font-style="italic" style:font-size-asian="12pt" style:font-style-asian="italic"/>
    </style:style>
    <style:style style:name="T20" style:family="text">
      <style:text-properties fo:font-size="12pt" fo:letter-spacing="0.051cm" fo:font-style="italic" style:font-size-asian="12pt" style:font-style-asian="italic"/>
    </style:style>
    <style:style style:name="T21" style:family="text">
      <style:text-properties fo:font-size="12pt" fo:letter-spacing="0.049cm" fo:font-style="italic" style:font-size-asian="12pt" style:font-style-asian="italic"/>
    </style:style>
    <style:style style:name="T22" style:family="text">
      <style:text-properties fo:font-size="12pt" fo:letter-spacing="-0.041cm" style:font-size-asian="12pt"/>
    </style:style>
    <style:style style:name="T23" style:family="text">
      <style:text-properties fo:font-size="12pt" fo:letter-spacing="0.041cm" style:font-size-asian="12pt"/>
    </style:style>
    <style:style style:name="T24" style:family="text">
      <style:text-properties fo:font-size="12pt" fo:letter-spacing="0.041cm" fo:font-style="italic" style:font-size-asian="12pt" style:font-style-asian="italic"/>
    </style:style>
    <style:style style:name="T25" style:family="text">
      <style:text-properties fo:font-size="12pt" fo:letter-spacing="0.042cm" style:font-size-asian="12pt"/>
    </style:style>
    <style:style style:name="T26" style:family="text">
      <style:text-properties fo:font-size="12pt" fo:letter-spacing="0.042cm" fo:font-style="italic" style:font-size-asian="12pt" style:font-style-asian="italic"/>
    </style:style>
    <style:style style:name="T27" style:family="text">
      <style:text-properties fo:font-size="12pt" fo:letter-spacing="0.039cm" style:font-size-asian="12pt"/>
    </style:style>
    <style:style style:name="T28" style:family="text">
      <style:text-properties fo:font-size="12pt" fo:letter-spacing="0.039cm" fo:font-style="italic" style:font-size-asian="12pt" style:font-style-asian="italic"/>
    </style:style>
    <style:style style:name="T29" style:family="text">
      <style:text-properties fo:font-size="12pt" fo:letter-spacing="-0.053cm" style:font-size-asian="12pt"/>
    </style:style>
    <style:style style:name="T30" style:family="text">
      <style:text-properties fo:font-size="12pt" fo:letter-spacing="-0.042cm" style:font-size-asian="12pt"/>
    </style:style>
    <style:style style:name="T31" style:family="text">
      <style:text-properties fo:font-size="12pt" fo:letter-spacing="-0.026cm" style:font-size-asian="12pt"/>
    </style:style>
    <style:style style:name="T32" style:family="text">
      <style:text-properties fo:font-size="12pt" fo:letter-spacing="-0.048cm" fo:font-style="italic" style:font-size-asian="12pt" style:font-style-asian="italic"/>
    </style:style>
    <style:style style:name="T33" style:family="text">
      <style:text-properties fo:font-size="12pt" fo:letter-spacing="-0.023cm" style:font-size-asian="12pt"/>
    </style:style>
    <style:style style:name="T34" style:family="text">
      <style:text-properties fo:font-size="12pt" fo:letter-spacing="0.032cm" style:font-size-asian="12pt"/>
    </style:style>
    <style:style style:name="T35" style:family="text">
      <style:text-properties fo:font-size="12pt" fo:letter-spacing="-0.016cm" style:font-size-asian="12pt"/>
    </style:style>
    <style:style style:name="T36" style:family="text">
      <style:text-properties fo:font-size="12pt" fo:letter-spacing="0.03cm" style:font-size-asian="12pt"/>
    </style:style>
    <style:style style:name="T37" style:family="text">
      <style:text-properties fo:font-size="12pt" fo:letter-spacing="0.034cm" style:font-size-asian="12pt"/>
    </style:style>
    <style:style style:name="T38" style:family="text">
      <style:text-properties fo:font-size="12pt" fo:letter-spacing="-0.018cm" style:font-size-asian="12pt"/>
    </style:style>
    <style:style style:name="T39" style:family="text">
      <style:text-properties fo:font-size="12pt" fo:letter-spacing="-0.035cm" style:font-size-asian="12pt"/>
    </style:style>
    <style:style style:name="T40" style:family="text">
      <style:text-properties fo:font-size="9.5pt" fo:font-weight="bold" style:font-size-asian="9.5pt" style:font-weight-asian="bold"/>
    </style:style>
    <style:style style:name="T41" style:family="text">
      <style:text-properties fo:font-size="9.5pt" style:font-size-asian="9.5pt"/>
    </style:style>
    <style:style style:name="T42" style:family="text">
      <style:text-properties fo:font-size="9.5pt" style:font-size-asian="9.5pt" style:text-scale="99%"/>
    </style:style>
    <style:style style:name="T43" style:family="text">
      <style:text-properties fo:font-size="9.5pt" fo:font-style="italic" style:font-size-asian="9.5pt" style:font-style-asian="italic"/>
    </style:style>
    <style:style style:name="T44" style:family="text">
      <style:text-properties fo:font-size="9.5pt" fo:letter-spacing="-0.007cm" style:font-size-asian="9.5pt"/>
    </style:style>
    <style:style style:name="T45" style:family="text">
      <style:text-properties fo:font-size="9.5pt" fo:letter-spacing="-0.007cm" fo:font-style="italic" style:font-size-asian="9.5pt" style:font-style-asian="italic"/>
    </style:style>
    <style:style style:name="T46" style:family="text">
      <style:text-properties fo:font-size="9.5pt" fo:letter-spacing="-0.002cm" style:font-size-asian="9.5pt" style:text-scale="99%"/>
    </style:style>
    <style:style style:name="T47" style:family="text">
      <style:text-properties fo:font-size="9.5pt" fo:letter-spacing="-0.009cm" style:font-size-asian="9.5pt"/>
    </style:style>
    <style:style style:name="T48" style:family="text">
      <style:text-properties fo:font-size="9.5pt" fo:letter-spacing="0.074cm" style:font-size-asian="9.5pt"/>
    </style:style>
    <style:style style:name="T49" style:family="text">
      <style:text-properties style:text-position="super 58%"/>
    </style:style>
    <style:style style:name="T50" style:family="text">
      <style:text-properties style:text-position="super 58%" fo:font-size="12pt" style:font-size-asian="12pt"/>
    </style:style>
    <style:style style:name="T51" style:family="text">
      <style:text-properties style:text-position="super 58%" fo:font-size="12pt" fo:font-style="italic" style:font-size-asian="12pt" style:font-style-asian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fo:font-size="12pt" style:font-size-asian="12pt"/>
    </style:style>
    <style:style style:name="T54" style:family="text">
      <style:text-properties style:text-position="0% 100%" fo:font-size="12pt" style:text-underline-style="solid" style:text-underline-width="auto" style:text-underline-color="font-color" style:font-size-asian="12pt"/>
    </style:style>
    <style:style style:name="T55" style:family="text">
      <style:text-properties style:text-position="0% 100%" fo:font-size="12pt" fo:font-style="italic" style:font-size-asian="12pt" style:font-style-asian="italic"/>
    </style:style>
    <style:style style:name="T56" style:family="text">
      <style:text-properties style:text-position="0% 100%" fo:font-size="12pt" fo:letter-spacing="-0.007cm" style:font-size-asian="12pt"/>
    </style:style>
    <style:style style:name="T57" style:family="text">
      <style:text-properties style:text-position="0% 100%" fo:font-size="12pt" fo:letter-spacing="-0.002cm" style:font-size-asian="12pt"/>
    </style:style>
    <style:style style:name="T58" style:family="text">
      <style:text-properties style:text-position="0% 100%" fo:font-style="italic" style:font-style-asian="italic"/>
    </style:style>
    <style:style style:name="T59" style:family="text">
      <style:text-properties fo:letter-spacing="-0.002cm"/>
    </style:style>
    <style:style style:name="T60" style:family="text">
      <style:text-properties fo:letter-spacing="-0.002cm" style:text-scale="25%"/>
    </style:style>
    <style:style style:name="T61" style:family="text">
      <style:text-properties fo:letter-spacing="-0.002cm" style:text-underline-style="solid" style:text-underline-width="auto" style:text-underline-color="font-color"/>
    </style:style>
    <style:style style:name="T62" style:family="text">
      <style:text-properties fo:letter-spacing="-0.004cm"/>
    </style:style>
    <style:style style:name="T63" style:family="text">
      <style:text-properties fo:letter-spacing="-0.007cm"/>
    </style:style>
    <style:style style:name="T64" style:family="text">
      <style:text-properties fo:letter-spacing="-0.005cm"/>
    </style:style>
    <style:style style:name="T65" style:family="text">
      <style:text-properties fo:letter-spacing="-0.005cm" fo:font-style="italic" style:font-style-asian="italic"/>
    </style:style>
    <style:style style:name="T66" style:family="text">
      <style:text-properties fo:color="#c30051" style:font-name="Liberation Sans Narrow"/>
    </style:style>
    <style:style style:name="T67" style:family="text">
      <style:text-properties style:font-name="Liberation Sans Narrow"/>
    </style:style>
    <style:style style:name="T68" style:family="text">
      <style:text-properties fo:font-style="italic" style:font-style-asian="italic"/>
    </style:style>
    <style:style style:name="T69" style:family="text">
      <style:text-properties style:text-position="50% 100%" fo:font-size="8pt" fo:font-style="italic" style:font-size-asian="8pt" style:font-style-asian="italic"/>
    </style:style>
    <style:style style:name="T70" style:family="text">
      <style:text-properties style:text-position="50% 100%" fo:font-size="8pt" fo:letter-spacing="0.032cm" fo:font-style="italic" style:font-size-asian="8pt" style:font-style-asian="italic"/>
    </style:style>
    <style:style style:name="T71" style:family="text">
      <style:text-properties style:text-position="50% 100%" fo:font-size="8pt" fo:letter-spacing="-0.007cm" fo:font-style="italic" style:font-size-asian="8pt" style:font-style-asian="italic"/>
    </style:style>
    <style:style style:name="T72" style:family="text">
      <style:text-properties fo:letter-spacing="0.021cm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fo:letter-spacing="-0.009cm"/>
    </style:style>
    <style:style style:name="T75" style:family="text">
      <style:text-properties fo:letter-spacing="-0.009cm" fo:font-style="italic" style:font-style-asian="italic"/>
    </style:style>
    <style:style style:name="T76" style:family="text">
      <style:text-properties style:text-position="56% 100%" fo:font-size="8pt" style:font-size-asian="8pt"/>
    </style:style>
    <style:style style:name="T77" style:family="text">
      <style:text-properties style:text-position="56% 100%" fo:font-size="8pt" fo:letter-spacing="0.032cm" style:font-size-asian="8pt"/>
    </style:style>
    <style:style style:name="T78" style:family="text">
      <style:text-properties fo:letter-spacing="0.095cm"/>
    </style:style>
    <style:style style:name="T79" style:family="text">
      <style:text-properties fo:letter-spacing="0.026cm"/>
    </style:style>
    <style:style style:name="T80" style:family="text">
      <style:text-properties fo:letter-spacing="0.028cm"/>
    </style:style>
    <style:style style:name="T81" style:family="text">
      <style:text-properties fo:letter-spacing="0.028cm" fo:font-style="italic" style:font-style-asian="italic"/>
    </style:style>
    <style:style style:name="T82" style:family="text">
      <style:text-properties fo:letter-spacing="0.025cm" fo:font-style="italic" style:font-style-asian="italic"/>
    </style:style>
    <style:style style:name="T83" style:family="text">
      <style:text-properties fo:font-weight="bold" style:font-weight-asian="bold"/>
    </style:style>
    <style:style style:name="T84" style:family="text">
      <style:text-properties fo:letter-spacing="0.093cm"/>
    </style:style>
    <style:style style:name="T85" style:family="text">
      <style:text-properties fo:letter-spacing="-0.028cm"/>
    </style:style>
    <style:style style:name="T86" style:family="text">
      <style:text-properties fo:letter-spacing="-0.026cm"/>
    </style:style>
    <style:style style:name="T87" style:family="text">
      <style:text-properties fo:letter-spacing="0.039cm"/>
    </style:style>
    <style:style style:name="T88" style:family="text">
      <style:text-properties fo:letter-spacing="0.035cm"/>
    </style:style>
    <style:style style:name="T89" style:family="text">
      <style:text-properties fo:letter-spacing="0.037cm"/>
    </style:style>
    <style:style style:name="T90" style:family="text">
      <style:text-properties fo:letter-spacing="0.041cm"/>
    </style:style>
    <style:style style:name="T91" style:family="text">
      <style:text-properties fo:letter-spacing="0.074cm"/>
    </style:style>
    <style:style style:name="T92" style:family="text">
      <style:text-properties fo:letter-spacing="0.076cm"/>
    </style:style>
    <style:style style:name="T93" style:family="text">
      <style:text-properties fo:letter-spacing="0.004cm"/>
    </style:style>
    <style:style style:name="T94" style:family="text">
      <style:text-properties style:text-scale="35%"/>
    </style:style>
    <style:style style:name="T95" style:family="text">
      <style:text-properties style:text-scale="75%"/>
    </style:style>
    <style:style style:name="T96" style:family="text">
      <style:text-properties fo:letter-spacing="-0.03cm"/>
    </style:style>
    <style:style style:name="T97" style:family="text">
      <style:text-properties fo:letter-spacing="-0.011cm"/>
    </style:style>
    <style:style style:name="T98" style:family="text">
      <style:text-properties fo:letter-spacing="-0.011cm" fo:font-style="italic" style:font-style-asian="italic"/>
    </style:style>
    <style:style style:name="T99" style:family="text">
      <style:text-properties fo:letter-spacing="-0.012cm"/>
    </style:style>
    <style:style style:name="T100" style:family="text">
      <style:text-properties fo:letter-spacing="-0.012cm" fo:font-style="italic" style:font-style-asian="italic"/>
    </style:style>
    <style:style style:name="T101" style:family="text">
      <style:text-properties fo:letter-spacing="0.014cm"/>
    </style:style>
    <style:style style:name="T102" style:family="text">
      <style:text-properties fo:letter-spacing="0.007cm"/>
    </style:style>
    <style:style style:name="T103" style:family="text">
      <style:text-properties fo:letter-spacing="0.058cm"/>
    </style:style>
    <style:style style:name="T104" style:family="text">
      <style:text-properties fo:letter-spacing="0.056cm"/>
    </style:style>
    <style:style style:name="T105" style:family="text">
      <style:text-properties fo:letter-spacing="0.055cm"/>
    </style:style>
    <style:style style:name="T106" style:family="text">
      <style:text-properties fo:letter-spacing="0.06cm"/>
    </style:style>
    <style:style style:name="T107" style:family="text">
      <style:text-properties fo:letter-spacing="0.062cm"/>
    </style:style>
    <style:style style:name="T108" style:family="text">
      <style:text-properties fo:letter-spacing="0.072cm"/>
    </style:style>
    <style:style style:name="T109" style:family="text">
      <style:text-properties fo:letter-spacing="0.069cm"/>
    </style:style>
    <style:style style:name="T110" style:family="text">
      <style:text-properties fo:letter-spacing="0.071cm"/>
    </style:style>
    <style:style style:name="T111" style:family="text">
      <style:text-properties fo:letter-spacing="0.071cm" fo:font-style="italic" style:font-style-asian="italic"/>
    </style:style>
    <style:style style:name="T112" style:family="text">
      <style:text-properties fo:letter-spacing="0.067cm"/>
    </style:style>
    <style:style style:name="T113" style:family="text">
      <style:text-properties fo:letter-spacing="-0.016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2"/>
        <text:p text:style-name="P98"/>
        <text:p text:style-name="P98"/>
        <text:p text:style-name="P98"/>
        <text:p text:style-name="P98"/>
        <text:p text:style-name="P105"/>
        <text:p text:style-name="P15"><text:span text:style-name="T1">B</text:span><text:span text:style-name="T40">IBLIOGRAPHIE DU </text:span><text:span text:style-name="T1">CRH</text:span></text:p>
        <text:p text:style-name="P100"/>
        <text:p text:style-name="P139">1<text:span text:style-name="T49">er</text:span><text:span text:style-name="T52"> janvier – 31 décembre 2018</text:span></text:p>
        <text:p text:style-name="P98"/>
        <text:p text:style-name="P98"/>
        <text:p text:style-name="P98"/>
        <text:p text:style-name="P98"/>
        <text:p text:style-name="P98"/>
        <text:p text:style-name="P98"/>
        <text:p text:style-name="P98"/>
        <text:p text:style-name="P98"/>
        <text:p text:style-name="P106"/>
        <text:p text:style-name="P141">Sommaire :</text:p>
        <text:list xml:id="list72997322" text:style-name="WWNum1">
          <text:list-item>
            <text:p text:style-name="P1"><text:a xlink:type="simple" xlink:href="#_TOC_250004" text:style-name="Default_20_Style" text:visited-style-name="Default_20_Style">Monographies<text:tab/>2</text:a></text:p>
          </text:list-item>
          <text:list-item>
            <text:p text:style-name="P2"><text:a xlink:type="simple" xlink:href="#_TOC_250003" text:style-name="Default_20_Style" text:visited-style-name="Default_20_Style">Directions d'ouvrage ou de numéro</text:a><text:a xlink:type="simple" xlink:href="#_TOC_250003" text:style-name="Default_20_Style" text:visited-style-name="Default_20_Style"><text:span text:style-name="T59"> </text:span></text:a><text:a xlink:type="simple" xlink:href="#_TOC_250003" text:style-name="Default_20_Style" text:visited-style-name="Default_20_Style">de revue<text:tab/>2</text:a></text:p>
          </text:list-item>
          <text:list-item>
            <text:p text:style-name="P2">Editions critique et traductions<text:span text:style-name="T59"> </text:span>de<text:span text:style-name="T59"> </text:span>sources<text:tab/>5</text:p>
          </text:list-item>
          <text:list-item>
            <text:p text:style-name="P2">Préfaces<text:tab/>5</text:p>
          </text:list-item>
          <text:list-item>
            <text:p text:style-name="P2">Articles de<text:span text:style-name="T59"> </text:span>revue scientifique<text:tab/>5</text:p>
          </text:list-item>
          <text:list-item>
            <text:p text:style-name="P3"><text:a xlink:type="simple" xlink:href="#_TOC_250002" text:style-name="Default_20_Style" text:visited-style-name="Default_20_Style">Chapitres</text:a><text:a xlink:type="simple" xlink:href="#_TOC_250002" text:style-name="Default_20_Style" text:visited-style-name="Default_20_Style"><text:span text:style-name="T62"> </text:span></text:a><text:a xlink:type="simple" xlink:href="#_TOC_250002" text:style-name="Default_20_Style" text:visited-style-name="Default_20_Style">d'ouvrage collectif<text:tab/>11</text:a></text:p>
          </text:list-item>
          <text:list-item>
            <text:p text:style-name="P3"><text:a xlink:type="simple" xlink:href="#_TOC_250001" text:style-name="Default_20_Style" text:visited-style-name="Default_20_Style">Notices de dictionnaire</text:a><text:a xlink:type="simple" xlink:href="#_TOC_250001" text:style-name="Default_20_Style" text:visited-style-name="Default_20_Style"><text:span text:style-name="T59"> </text:span></text:a><text:a xlink:type="simple" xlink:href="#_TOC_250001" text:style-name="Default_20_Style" text:visited-style-name="Default_20_Style">ou d'encyclopédie<text:tab/>24</text:a></text:p>
          </text:list-item>
          <text:list-item>
            <text:p text:style-name="P4">Recensions,<text:span text:style-name="T62"> </text:span>compte-rendus</text:p>
          </text:list-item>
          <text:list-item>
            <text:p text:style-name="P4">Autres publications scientifiques : bases de données,<text:span text:style-name="T63"> </text:span>rapports,</text:p>
          </text:list-item>
        </text:list>
        <text:p text:style-name="P5">blogs, catalogues d’exposition,<text:span text:style-name="T64"> </text:span>traductions,<text:span text:style-name="T62"> </text:span>etc.<text:tab/>25</text:p>
        <text:list xml:id="list170701953075484" text:continue-numbering="true" text:style-name="WWNum1">
          <text:list-item>
            <text:p text:style-name="P6"><text:a xlink:type="simple" xlink:href="#_TOC_250000" text:style-name="Default_20_Style" text:visited-style-name="Default_20_Style">Travaux</text:a><text:a xlink:type="simple" xlink:href="#_TOC_250000" text:style-name="Default_20_Style" text:visited-style-name="Default_20_Style"><text:span text:style-name="T64"> </text:span></text:a><text:a xlink:type="simple" xlink:href="#_TOC_250000" text:style-name="Default_20_Style" text:visited-style-name="Default_20_Style">de vulgarisation<text:tab/>28</text:a></text:p>
          </text:list-item>
        </text:list>
      </text:section>
      <text:p text:style-name="P108"/>
      <text:list xml:id="list1350658002" text:style-name="WWNum2">
        <text:list-item>
          <text:h text:style-name="P8" text:outline-level="2"><text:bookmark text:name="_TOC_250004"/>Monographies</text:h>
        </text:list-item>
      </text:list>
      <text:p text:style-name="P16"><text:span text:style-name="T2">Etienne A</text:span><text:span text:style-name="T41">NHEIM</text:span><text:span text:style-name="T2">, </text:span><text:span text:style-name="T3">Le Travail de l’histoire</text:span><text:span text:style-name="T2">, Paris, Éditions de la Sorbonne, 2018, 234 p.</text:span></text:p>
      <text:p text:style-name="P28"><text:span text:style-name="T2">Alain B</text:span><text:span text:style-name="T41">OUREAU</text:span><text:span text:style-name="T2">, </text:span><text:span text:style-name="T3">Histoires d’un historien. Kantorowicz</text:span><text:span text:style-name="T2">, Paris, Les Belles Lettres, 2018 (nouvelle édition revue de l’ouvrage de 1990), 117 p.</text:span></text:p>
      <text:p text:style-name="P30"><text:span text:style-name="T2">Alain B</text:span><text:span text:style-name="T41">OUREAU</text:span><text:span text:style-name="T2">, </text:span><text:span text:style-name="T3">Le Feu des manuscrits</text:span><text:span text:style-name="T2">, </text:span><text:span text:style-name="T3">Lecteurs et scribes des textes médiévaux, </text:span><text:span text:style-name="T2">Paris, Les Belles Lettres, 2018, 183 p.</text:span></text:p>
      <text:p text:style-name="P30"><text:span text:style-name="T2">Jordi C</text:span><text:span text:style-name="T41">ANAL</text:span><text:span text:style-name="T2">, </text:span><text:span text:style-name="T3">Con permiso de Kafka. El Proceso independentista en Cataluña</text:span><text:span text:style-name="T2">, Barcelone, Península, 2018, 398 p.</text:span></text:p>
      <text:p text:style-name="P17"><text:span text:style-name="T2">Jordi C</text:span><text:span text:style-name="T41">ANAL</text:span><text:span text:style-name="T2">, </text:span><text:span text:style-name="T3">Storia minima della Catalogna</text:span><text:span text:style-name="T2">, Rome, Viella, 2018, 230 p.</text:span></text:p>
      <text:p text:style-name="P54"><text:span text:style-name="T4">Christophe </text:span><text:span text:style-name="T2">D</text:span><text:span text:style-name="T41">UHAMELLE</text:span><text:span text:style-name="T2">, </text:span><text:span text:style-name="T3">Die </text:span><text:span text:style-name="T5">Grenze </text:span><text:span text:style-name="T3">im Dorf. </text:span><text:span text:style-name="T5">Katholische Identität </text:span><text:span text:style-name="T3">im </text:span><text:span text:style-name="T5">Zeitalter </text:span><text:span text:style-name="T3">der </text:span><text:span text:style-name="T5">Aufklärung</text:span><text:span text:style-name="T4">, Wurtzbourg, </text:span><text:span text:style-name="T2">Ergon Verlag </text:span><text:span text:style-name="T4">(Religion </text:span><text:span text:style-name="T2">und Politik, 16), </text:span><text:span text:style-name="T4">2018, </text:span><text:span text:style-name="T2">323 p., </text:span><text:span text:style-name="T4">traduction </text:span><text:span text:style-name="T2">en </text:span><text:span text:style-name="T4">allemand</text:span><text:span text:style-name="T6"> </text:span><text:span text:style-name="T2">par</text:span><text:span text:style-name="T7"> </text:span><text:span text:style-name="T2">Falk</text:span><text:span text:style-name="T8"> </text:span><text:span text:style-name="T4">Bretschneider</text:span><text:span text:style-name="T7"> </text:span><text:span text:style-name="T2">de</text:span><text:span text:style-name="T8"> </text:span><text:span text:style-name="T3">La</text:span><text:span text:style-name="T9"> </text:span><text:span text:style-name="T5">Frontière</text:span><text:span text:style-name="T9"> </text:span><text:span text:style-name="T3">au</text:span><text:span text:style-name="T9"> </text:span><text:span text:style-name="T5">village</text:span><text:span text:style-name="T4">,</text:span><text:span text:style-name="T8"> </text:span><text:span text:style-name="T2">Paris,</text:span><text:span text:style-name="T8"> </text:span><text:span text:style-name="T2">Éditions</text:span><text:span text:style-name="T6"> </text:span><text:span text:style-name="T2">de</text:span><text:span text:style-name="T8"> </text:span><text:span text:style-name="T2">l’EHESS,</text:span><text:span text:style-name="T7"> </text:span><text:span text:style-name="T4">2010.</text:span></text:p>
      <text:p text:style-name="P18"><text:span text:style-name="T2">Marcela I</text:span><text:span text:style-name="T41">ACUB</text:span><text:span text:style-name="T2">, Hervé L</text:span><text:span text:style-name="T41">E </text:span><text:span text:style-name="T2">B</text:span><text:span text:style-name="T41">RAS</text:span><text:span text:style-name="T2">, Russell W</text:span><text:span text:style-name="T41">ILLIAMS</text:span><text:span text:style-name="T2">, </text:span><text:span text:style-name="T3">Fourier, Kafka, Houellebecq, Trois théories sur l’enfer conjugal</text:span><text:span text:style-name="T2">, Paris, Descartes &amp; Cie, 2018, 85 p.</text:span></text:p>
      <text:p text:style-name="P18"><text:span text:style-name="T2">Marcela I</text:span><text:span text:style-name="T41">ACUB</text:span><text:span text:style-name="T2">, </text:span><text:span text:style-name="T3">Scandale à la porcherie. Analyse d’une révolte contre l’inégalité sexuelle</text:span><text:span text:style-name="T2">, Paris, Michalon, 2018, 126 pages.</text:span></text:p>
      <text:p text:style-name="P18"><text:span text:style-name="T2">Antoine L</text:span><text:span text:style-name="T41">ILTI</text:span><text:span text:style-name="T2">, </text:span><text:span text:style-name="T3">A invenção da celebridade</text:span><text:span text:style-name="T2">, trad. Raquel Campos, Civilizaçao Brasileira, 2018 (traduction de </text:span><text:span text:style-name="T3">Figures publiques</text:span><text:span text:style-name="T2">, Fayard, 2014).</text:span></text:p>
      <text:p text:style-name="P18"><text:span text:style-name="T2">Sylvain P</text:span><text:span text:style-name="T41">IRON</text:span><text:span text:style-name="T3">, L’Occupation du monde</text:span><text:span text:style-name="T2">, Bruxelles, Zones sensibles, 2018, 240 p.</text:span></text:p>
      <text:p text:style-name="P67"><text:span text:style-name="T2">Jacques R</text:span><text:span text:style-name="T41">EVEL</text:span><text:span text:style-name="T2">, </text:span><text:span text:style-name="T3">Un moment, des histoires</text:span><text:span text:style-name="T2">, « Audiographie », Paris, Éditions de l’EHESS, 2018.</text:span></text:p>
      <text:p text:style-name="P67"><text:span text:style-name="T2">Sergi S</text:span><text:span text:style-name="T41">ANCHO </text:span><text:span text:style-name="T2">F</text:span><text:span text:style-name="T41">IBLA</text:span><text:span text:style-name="T2">, </text:span><text:span text:style-name="T3">Escribir y meditar. La <text:s/>obra <text:s/>de <text:s/>Marguerite <text:s/>d’Oingt, <text:s/>cartuja <text:s/>del <text:s/>siglo </text:span><text:span text:style-name="T43">XIII</text:span><text:span text:style-name="T2">, Madrid, Siruela,</text:span><text:span text:style-name="T10"> </text:span><text:span text:style-name="T2">2018.</text:span></text:p>
      <text:p text:style-name="P18"><text:span text:style-name="T2">Alessandro S</text:span><text:span text:style-name="T41">TANZIANI</text:span><text:span text:style-name="T2">, </text:span><text:span text:style-name="T3">Labor in the Fringes of Empire</text:span><text:span text:style-name="T2">. </text:span><text:span text:style-name="T3">Voice, Exit and the Law</text:span><text:span text:style-name="T2">, New York, Palgrave Mac Millan, 2018.</text:span></text:p>
      <text:p text:style-name="P18"><text:span text:style-name="T2">Alessandro S</text:span><text:span text:style-name="T41">TANZIANI</text:span><text:span text:style-name="T2">, </text:span><text:span text:style-name="T3">Eurocentrism and the Politics of Global History, </text:span><text:span text:style-name="T2">New York, Palgrave Mac Millan, 2018.</text:span></text:p>
      <text:p text:style-name="P67"><text:span text:style-name="T2">Alessandro S</text:span><text:span text:style-name="T41">TANZIANI</text:span><text:span text:style-name="T2">, </text:span><text:span text:style-name="T3">Les Entrelacements du monde</text:span><text:span text:style-name="T2">. </text:span><text:span text:style-name="T3">Histoire globale, pensée globale</text:span><text:span text:style-name="T2">, Paris, CNRS éditions,</text:span><text:span text:style-name="T10"> </text:span><text:span text:style-name="T2">2018.</text:span></text:p>
      <text:p text:style-name="P101"/>
      <text:list xml:id="list170701948344880" text:continue-numbering="true" text:style-name="WWNum2">
        <text:list-item>
          <text:h text:style-name="P9" text:outline-level="2"><text:bookmark-start text:name="_TOC_250003"/>Directions d’ouvrage ou de numéro de<text:span text:style-name="T64"> </text:span><text:bookmark-end text:name="_TOC_250003"/>revue</text:h>
        </text:list-item>
      </text:list>
      <text:p text:style-name="P33"><text:span text:style-name="T2">Danièle A</text:span><text:span text:style-name="T41">LEXANDRE</text:span><text:span text:style-name="T2">-B</text:span><text:span text:style-name="T41">IDON</text:span><text:span text:style-name="T2">, Perrine M</text:span><text:span text:style-name="T41">ANE</text:span><text:span text:style-name="T2">, Mickaël W</text:span><text:span text:style-name="T41">ILMART </text:span><text:span text:style-name="T2">en collaboration avec Luc B</text:span><text:span text:style-name="T41">OURGEOIS </text:span><text:span text:style-name="T2">et Laurent F</text:span><text:span text:style-name="T41">ELLER </text:span><text:span text:style-name="T2">(dir.), </text:span><text:span text:style-name="T3">La Culture matérielle : un objet en question. Anthropologie, archéologie et histoire. Actes du Colloque international organisé à Caen, 9- 10 octobre 2015</text:span><text:span text:style-name="T2">, Caen, Presses Universitaires de Caen,</text:span><text:span text:style-name="T4"> </text:span><text:span text:style-name="T2">2018.</text:span></text:p>
      <text:p text:style-name="P109"/>
      <text:p text:style-name="P35"><text:span text:style-name="T2">Charles A</text:span><text:span text:style-name="T41">MIEL</text:span><text:span text:style-name="T2">, Karin M</text:span><text:span text:style-name="T41">ACKOWIAK</text:span><text:span text:style-name="T2">, Christian S</text:span><text:span text:style-name="T41">TEIN </text:span><text:span text:style-name="T2">(dir.), </text:span><text:span text:style-name="T3">Un dieu peut-il mourir ? Enquête sur la fin des cultes dans l’Antiquité gréco-romaine</text:span><text:span text:style-name="T2">, Paris Armand Colin, </text:span><text:span text:style-name="T3">Revue de l’histoire des religions</text:span><text:span text:style-name="T2">, 2018, 176 p.</text:span></text:p>
      <text:p text:style-name="P36"><text:span text:style-name="T2">Charles A</text:span><text:span text:style-name="T41">MIEL</text:span><text:span text:style-name="T2">, Lorenzo M</text:span><text:span text:style-name="T41">EDINI</text:span><text:span text:style-name="T2">, Gaëlle T</text:span><text:span text:style-name="T41">ALLET </text:span><text:span text:style-name="T2">(dir.), </text:span><text:span text:style-name="T3">Qu’est-ce qu’un mythe égyptien ?</text:span><text:span text:style-name="T2">, Paris Armand Colin, </text:span><text:span text:style-name="T3">Revue de l’histoire des religions</text:span><text:span text:style-name="T2">, 2018, 144 p.</text:span></text:p>
      <text:p text:style-name="P30"><text:span text:style-name="T2">Etienne A</text:span><text:span text:style-name="T41">NHEIM </text:span><text:span text:style-name="T2">en coll. avec Catherine V</text:span><text:span text:style-name="T41">IRLOUVET </text:span><text:span text:style-name="T2">et Massimo M</text:span><text:span text:style-name="T41">IGLIO </text:span><text:span text:style-name="T2">(dir.), </text:span><text:span text:style-name="T3">Jacques Le Goff. L’Italia e la storia</text:span><text:span text:style-name="T2">, Rome, ISIME/EFR, 2018, 224 p.</text:span></text:p>
      <text:p text:style-name="P30"><text:span text:style-name="T2">Stéphane B</text:span><text:span text:style-name="T41">ACIOCCHI</text:span><text:span text:style-name="T2">, Alain C</text:span><text:span text:style-name="T41">OTTEREAU</text:span><text:span text:style-name="T2">, Marie-Paule H</text:span><text:span text:style-name="T41">ILLE </text:span><text:span text:style-name="T2">(dir.), </text:span><text:span text:style-name="T3">Le Pouvoir des gouvernés. Ethnographies de savoir-faire politiques sur quatre continents</text:span><text:span text:style-name="T2">, Bruxelles, P.I.E. Peter Lang, </text:span><text:span text:style-name="T3">Action publique</text:span><text:span text:style-name="T2">, 16, 2018, 484 p.</text:span></text:p>
      <text:p text:style-name="P54"><text:span text:style-name="T2">Isabelle B</text:span><text:span text:style-name="T41">ACKOUCHE</text:span><text:span text:style-name="T2">, en collaboration avec Nicolas L</text:span><text:span text:style-name="T41">YON</text:span><text:span text:style-name="T2">-C</text:span><text:span text:style-name="T41">AEN</text:span><text:span text:style-name="T2">, Nathalie M</text:span><text:span text:style-name="T41">ONTEL</text:span><text:span text:style-name="T2">, Valérie T</text:span><text:span text:style-name="T41">HEIS</text:span><text:span text:style-name="T2">, Loïc V</text:span><text:span text:style-name="T41">ADELORGE</text:span><text:span text:style-name="T2">, Charlotte V</text:span><text:span text:style-name="T41">ORMS </text:span><text:span text:style-name="T2">(dir.), </text:span><text:span text:style-name="T3">La Ville est à nous. Aménagement urbain et mobilisations sociales depuis le Moyen Âge</text:span><text:span text:style-name="T2">, Paris, Editions de la Sorbonne, 2018, 354 p.</text:span></text:p>
      <text:p text:style-name="P18"><text:span text:style-name="T2">Jean B</text:span><text:span text:style-name="T41">AUMGARTEN</text:span><text:span text:style-name="T2">, Irène C</text:span><text:span text:style-name="T41">ATACH</text:span><text:span text:style-name="T2">, Pina T</text:span><text:span text:style-name="T41">OTARO </text:span><text:span text:style-name="T2">(dir.), </text:span><text:span text:style-name="T3">Spinoza, philosophe grammairien</text:span><text:span text:style-name="T2">, Paris, CNRS Éditions, février 2018, 288 p.</text:span></text:p>
      <text:p text:style-name="P144">Fabrice B<text:span text:style-name="T41">OUDJAABA</text:span>, Francisco G<text:span text:style-name="T41">ARCIA </text:span>G<text:span text:style-name="T41">ONZALEZ </text:span>(dir.), <text:span text:style-name="T68">Mundo Agrario, 18 </text:span>(39), special issue « El trabajo doméstico y sirviente en la Europa rural (ss. <text:span text:style-name="T41">XVI</text:span>-<text:span text:style-name="T41">XIX</text:span>). Diversidad de modelos regionales y formas de dependencia », e063. doi:10.24215/15155994e063</text:p>
      <text:p text:style-name="P19"><text:span text:style-name="T2">Falk B</text:span><text:span text:style-name="T41">RETSCHNEIDER</text:span><text:span text:style-name="T2">, Christophe D</text:span><text:span text:style-name="T41">UHAMELLE <text:s/></text:span><text:span text:style-name="T2">(dir.), </text:span><text:span text:style-name="T3">Le Saint-Empire. Histoire sociale</text:span><text:span text:style-name="T11"> </text:span><text:span text:style-name="T3">(</text:span><text:span text:style-name="T43">XVI</text:span><text:span text:style-name="T69">e</text:span><text:span text:style-name="T3">-</text:span></text:p>
      <text:p text:style-name="P142"><text:span text:style-name="T43">XVIII</text:span><text:span text:style-name="T69">e</text:span><text:span text:style-name="T70"> </text:span><text:span text:style-name="T68">siècles</text:span>), <text:s/><text:span text:style-name="T72"><text:s/></text:span>Paris, <text:s/><text:span text:style-name="T72"><text:s/></text:span>Éditions <text:s/><text:span text:style-name="T72"><text:s/></text:span>de <text:s/><text:span text:style-name="T72"><text:s/></text:span>la <text:s/><text:span text:style-name="T72"><text:s/></text:span>Maison <text:s/><text:span text:style-name="T72"><text:s/></text:span>des <text:s/><text:span text:style-name="T72"><text:s/></text:span>Sciences <text:s/><text:span text:style-name="T72"><text:s/></text:span>de <text:s/><text:span text:style-name="T72"><text:s/></text:span>l’Homme <text:s/><text:span text:style-name="T72"><text:s/></text:span>(collection</text:p>
      <text:p text:style-name="P140">« Bibliothèque allemande », série « dialogiques »), 2018, 315 p.</text:p>
      <text:p text:style-name="P30"><text:span text:style-name="T2">Hinnerk B</text:span><text:span text:style-name="T41">RUHNS</text:span><text:span text:style-name="T2">, Patrick F</text:span><text:span text:style-name="T41">RIDENSON</text:span><text:span text:style-name="T2">, Jürgen K</text:span><text:span text:style-name="T41">OCKA </text:span><text:span text:style-name="T2">(dir.), </text:span><text:span text:style-name="T3">Capitalisme / Kapitalismus. Trivium. Revue franco-allemande de sciences humaines et sociales</text:span><text:span text:style-name="T2">, 28, 2018 </text:span><text:a xlink:type="simple" xlink:href="https://journals.openedition.org/trivium/5658" text:style-name="Default_20_Style" text:visited-style-name="Default_20_Style"><text:span text:style-name="T13">https://journals.openedition.org/trivium/5658</text:span></text:a></text:p>
      <text:p text:style-name="P54"><text:span text:style-name="T2">Elizabeth C</text:span><text:span text:style-name="T41">LAIRE </text:span><text:span text:style-name="T2">(dir.), </text:span><text:span text:style-name="T3">Dancing</text:span><text:span text:style-name="T2">, Paris, PUF-Belin, </text:span><text:span text:style-name="T3">Clio. Women, Gender, History</text:span><text:span text:style-name="T2">, 46, 2017, coordonné par Florence Rochefort et Michelle Zancarini-Fournel, [traduction de </text:span><text:span text:style-name="T3">Clio. Femmes, genre, histoire : Danser</text:span><text:span text:style-name="T2">, N</text:span><text:span text:style-name="T50">o</text:span><text:span text:style-name="T53">. 46, 2017, 320 p.] </text:span><text:a xlink:type="simple" xlink:href="https://www-cairn-int-info.inshs.bib.cnrs.fr/journal-clio-women-gender-history-2017-2.htm" text:style-name="Default_20_Style" text:visited-style-name="Default_20_Style"><text:span text:style-name="T54">https://www-cairn-int-</text:span></text:a><text:span text:style-name="T53"> </text:span><text:a xlink:type="simple" xlink:href="https://www-cairn-int-info.inshs.bib.cnrs.fr/journal-clio-women-gender-history-2017-2.htm" text:style-name="Default_20_Style" text:visited-style-name="Default_20_Style"><text:span text:style-name="T54">info.inshs.bib.cnrs.fr/journal-clio-women-gender-history-2017-2.htm</text:span></text:a></text:p>
      <text:p text:style-name="P37"><text:span text:style-name="T2">Pierre-Olivier D</text:span><text:span text:style-name="T41">ITTMAR</text:span><text:span text:style-name="T2">, en collaboration avec M. B</text:span><text:span text:style-name="T41">OURIN </text:span><text:span text:style-name="T2">et G. B</text:span><text:span text:style-name="T41">ARTHOLEYNS </text:span><text:span text:style-name="T2">(dir.), </text:span><text:span text:style-name="T3">Images de soi dans l’univers domestique </text:span><text:span text:style-name="T43">XIII</text:span><text:span text:style-name="T69">e</text:span><text:span text:style-name="T3">-</text:span><text:span text:style-name="T43">XVI</text:span><text:span text:style-name="T69">e </text:span><text:span text:style-name="T3">siècles</text:span><text:span text:style-name="T2">, Rennes, 2018.</text:span></text:p>
      <text:p text:style-name="P20"><text:span text:style-name="T2">Pierre-Olivier D</text:span><text:span text:style-name="T41">ITTMAR</text:span><text:span text:style-name="T2">, en collaboration avec P.-A. F</text:span><text:span text:style-name="T41">ABRE</text:span><text:span text:style-name="T2">, T. G</text:span><text:span text:style-name="T41">OLSENNE </text:span><text:span text:style-name="T2">et C. P</text:span><text:span text:style-name="T41">EREE </text:span><text:span text:style-name="T2">(dir.),</text:span></text:p>
      <text:p text:style-name="P21"><text:span text:style-name="T3">Matérialiser les désirs. Techniques votives</text:span><text:span text:style-name="T2">, </text:span><text:span text:style-name="T3">Techniques &amp; Culture</text:span><text:span text:style-name="T2">, 70, 2018.</text:span></text:p>
      <text:p text:style-name="P95">Patrick F<text:span text:style-name="T41">RIDENSON </text:span>en collaboration avec Peter S<text:span text:style-name="T41">COTT </text:span>(dir.), « New perspectives on 20th- century European retailing », <text:span text:style-name="T68">Business History</text:span>, 7, November 2018.</text:p>
      <text:p text:style-name="P18"><text:span text:style-name="T2">Patrick F</text:span><text:span text:style-name="T41">RIDENSON </text:span><text:span text:style-name="T2">et Pascal G</text:span><text:span text:style-name="T41">RISET </text:span><text:span text:style-name="T2">(dir.), </text:span><text:span text:style-name="T3">L'Industrie dans la Grande Guerre</text:span><text:span text:style-name="T2">, Paris, Comité pour l'histoire économique et financière de la France, 2018.</text:span></text:p>
      <text:p text:style-name="P68"><text:span text:style-name="T2">Frédéric G</text:span><text:span text:style-name="T41">RABER </text:span><text:span text:style-name="T2">&amp; Martin G</text:span><text:span text:style-name="T41">IRAUDEAU <text:s/></text:span><text:span text:style-name="T2">(dir.), <text:s/></text:span><text:span text:style-name="T3">Les <text:s/>Projets. <text:s/>Une <text:s/>histoire <text:s/>politique <text:s/>(16</text:span><text:span text:style-name="T51">e</text:span><text:span text:style-name="T55">- 21</text:span><text:span text:style-name="T51">e</text:span><text:span text:style-name="T55"> siècles)</text:span><text:span text:style-name="T53">, Paris, Presses des Mines,</text:span><text:span text:style-name="T56"> </text:span><text:span text:style-name="T53">2018.</text:span></text:p>
      <text:p text:style-name="P110"/>
      <text:p text:style-name="P69"><text:span text:style-name="T2">Frédéric G</text:span><text:span text:style-name="T41">RABER </text:span><text:span text:style-name="T2">et Fabien L</text:span><text:span text:style-name="T41">OCHER </text:span><text:span text:style-name="T2">(dir.), </text:span><text:span text:style-name="T3">Posséder la nature. Environnement et propriété dans l'histoire</text:span><text:span text:style-name="T2">, Paris, Éditions Amsterdam, 2018.</text:span></text:p>
      <text:p text:style-name="P70"><text:span text:style-name="T2">Florence H</text:span><text:span text:style-name="T41">ACHEZ</text:span><text:span text:style-name="T2">-L</text:span><text:span text:style-name="T41">EROY </text:span><text:span text:style-name="T2">(dir.), </text:span><text:span text:style-name="T3">Industrial Heritage in The 21</text:span><text:span text:style-name="T51">st</text:span><text:span text:style-name="T55"> Century, New Challenges</text:span><text:span text:style-name="T53">, </text:span><text:span text:style-name="T55">Patrimoine industriel</text:span><text:span text:style-name="T53">, Hors série 1, CILAC, 2018.</text:span></text:p>
      <text:p text:style-name="P54"><text:bookmark text:name="Élie Haddad en collaboration avec Anaïs "/><text:span text:style-name="T2">Élie H</text:span><text:span text:style-name="T41">ADDAD </text:span><text:span text:style-name="T2">en collaboration avec Anaïs F</text:span><text:span text:style-name="T41">LECHET </text:span><text:span text:style-name="T2">(dir.), « L’écriture de l’histoire : sciences sociales et récit », dossier spécial, </text:span><text:span text:style-name="T3">Revue d’Histoire Moderne &amp; Contemporaine</text:span><text:span text:style-name="T2">, 65/2, avril- juin 2018, p. 7-96.</text:span></text:p>
      <text:p text:style-name="P71"><text:bookmark text:name="Élie Haddad (dir.), Les Règles de la par"/><text:span text:style-name="T2">Élie H</text:span><text:span text:style-name="T41">ADDAD </text:span><text:span text:style-name="T2">(dir.), </text:span><text:span text:style-name="T3">Les Règles de la parenté, entre histoire et anthropologie</text:span><text:span text:style-name="T2">, </text:span><text:span text:style-name="T3">L’Atelier du CRH</text:span><text:span text:style-name="T2">, 19bis, 2018 (en ligne : </text:span><text:a xlink:type="simple" xlink:href="https://journals.openedition.org/acrh/8609" text:style-name="Default_20_Style" text:visited-style-name="Default_20_Style"><text:span text:style-name="T13">https://journals.openedition.org/acrh/8609</text:span></text:a><text:span text:style-name="T2">).</text:span></text:p>
      <text:p text:style-name="P71"><text:span text:style-name="T2">Etienne H</text:span><text:span text:style-name="T41">UBERT</text:span><text:span text:style-name="T2">, en collaboration avec Jacques C</text:span><text:span text:style-name="T41">HIFFOLEAU </text:span><text:span text:style-name="T2">et Roberta M</text:span><text:span text:style-name="T41">UCCIARELLI </text:span><text:span text:style-name="T2">(dir.), </text:span><text:span text:style-name="T3">La Necessità del segreto. Indagini sullo spazio politico nell’Italia medievale ed oltre</text:span><text:span text:style-name="T2">, Roma, Viella (I libri di Viella, 311), 2018, 388 p.</text:span></text:p>
      <text:p text:style-name="P144">Christian J<text:span text:style-name="T41">OUHAUD </text:span>et Jean-Christophe A<text:span text:style-name="T41">BRAMOVICI</text:span>, « <text:a xlink:type="simple" xlink:href="https://journals.openedition.org/dossiersgrihl/6799" text:style-name="Default_20_Style" text:visited-style-name="Default_20_Style"><text:span text:style-name="T73">Michel de Certeau et la littérature</text:span></text:a><text:a xlink:type="simple" xlink:href="https://journals.openedition.org/dossiersgrihl/6799" text:style-name="Default_20_Style" text:visited-style-name="Default_20_Style"> </text:a>», <text:span text:style-name="T68">Les Dossiers du Grihl</text:span>, 2018-02, (coordination en collaboration avec Jean-Christophe Abramovici). Version papier POD (<text:a xlink:type="simple" xlink:href="https://www.i6doc.com/fr/book/?gcoi=28001100577920" text:style-name="Default_20_Style" text:visited-style-name="Default_20_Style"><text:span text:style-name="T73">https://www.i6doc.com/fr/book/?gcoi=28001100577920</text:span></text:a>),</text:p>
      <text:p text:style-name="P78"><text:span text:style-name="T2">Hervé L</text:span><text:span text:style-name="T41">E </text:span><text:span text:style-name="T2">B</text:span><text:span text:style-name="T41">RAS</text:span><text:span text:style-name="T2">, en collaboration avec E. H</text:span><text:span text:style-name="T41">EYER</text:span><text:span text:style-name="T2">, B. D</text:span><text:span text:style-name="T41">AVID</text:span><text:span text:style-name="T2">, J. L</text:span><text:span text:style-name="T41">EVY </text:span><text:span text:style-name="T3">et al</text:span><text:span text:style-name="T2">. (dir.), </text:span><text:span text:style-name="T3">Migrations</text:span><text:span text:style-name="T2">, Editions du Muséum d’histoire naturelle, Paris, 2018.</text:span></text:p>
      <text:p text:style-name="P80"><text:span text:style-name="T2">Hervé L</text:span><text:span text:style-name="T41">E </text:span><text:span text:style-name="T2">B</text:span><text:span text:style-name="T41">RAS</text:span><text:span text:style-name="T2">, en collaboration avec Michel W</text:span><text:span text:style-name="T41">IEVIORKA</text:span><text:span text:style-name="T2">, Rebecca L</text:span><text:span text:style-name="T41">EMOS</text:span><text:span text:style-name="T2">-I</text:span><text:span text:style-name="T41">GREJA</text:span><text:span text:style-name="T2">, France G</text:span><text:span text:style-name="T41">UERIN</text:span><text:span text:style-name="T2">-P</text:span><text:span text:style-name="T41">ACE</text:span><text:span text:style-name="T2">, Elena F</text:span><text:span text:style-name="T41">ILIPPOVA </text:span><text:span text:style-name="T2">(dir.), </text:span><text:span text:style-name="T3">Diviser pour unir : France, Russie, États-Unis, Brésil face aux comptages ethniques</text:span><text:span text:style-name="T2">, éditions de la Maison des sciences de l’homme, Paris, 2018.</text:span></text:p>
      <text:p text:style-name="P30"><text:span text:style-name="T2">Antoine L</text:span><text:span text:style-name="T41">ILTI</text:span><text:span text:style-name="T2">, avec Daniel R</text:span><text:span text:style-name="T41">OCHE</text:span><text:span text:style-name="T2">, Christophe C</text:span><text:span text:style-name="T41">HARLE </text:span><text:span text:style-name="T3">et al </text:span><text:span text:style-name="T2">(dir.), </text:span><text:span text:style-name="T3">L’Europe, Encyclopédie historique</text:span><text:span text:style-name="T2">, Actes Sud, 2018.</text:span></text:p>
      <text:p text:style-name="P155">Fabien L<text:span text:style-name="T41">OCHER</text:span>, en collaboration avec Marc E<text:span text:style-name="T41">LIE </text:span>(dir.), « Crash Testing Property. How disasters reshape and reveal property institutions (Europe and Asia, 19th-21th c.) », <text:span text:style-name="T68">Global Environment</text:span>, 11/2, 2018.</text:p>
      <text:p text:style-name="P30"><text:span text:style-name="T2">Pablo F. L</text:span><text:span text:style-name="T41">UNA</text:span><text:span text:style-name="T2">, en collaboration avec Rosa C</text:span><text:span text:style-name="T41">ONGOST </text:span><text:span text:style-name="T2">(dir.), </text:span><text:span text:style-name="T3">Agrarian Change and Imperfect Property. Emphyteusis in Europe (16th-19th)</text:span><text:span text:style-name="T2">, Turnhout, Brepols Publishers, 2018, 311 p.</text:span></text:p>
      <text:p text:style-name="P17"><text:span text:style-name="T2">Judith L</text:span><text:span text:style-name="T41">YON</text:span><text:span text:style-name="T2">-C</text:span><text:span text:style-name="T41">AEN</text:span><text:span text:style-name="T2">, en collaboration avec Samuel H</text:span><text:span text:style-name="T41">AYAT </text:span><text:span text:style-name="T2">et Federico T</text:span><text:span text:style-name="T41">ARRAGONI </text:span><text:span text:style-name="T2">(dir.),</text:span></text:p>
      <text:p text:style-name="P140"><text:span text:style-name="T68">Tracés</text:span>, 34, 2018, « La Singularité ».</text:p>
      <text:p text:style-name="P38"><text:span text:style-name="T2">Raphaël M</text:span><text:span text:style-name="T41">ORERA</text:span><text:span text:style-name="T2">, Laurent C</text:span><text:span text:style-name="T41">OUMEL </text:span><text:span text:style-name="T2">et Alexis V</text:span><text:span text:style-name="T41">RIGNON </text:span><text:span text:style-name="T2">(dir.), </text:span><text:span text:style-name="T3">Pouvoirs et environnement</text:span><text:span text:style-name="T2">. </text:span><text:span text:style-name="T3">Entre confiance et défiance, </text:span><text:span text:style-name="T43">XV</text:span><text:span text:style-name="T69">e</text:span><text:span text:style-name="T3">-</text:span><text:span text:style-name="T43">XXI</text:span><text:span text:style-name="T69">e </text:span><text:span text:style-name="T3">siècles, </text:span><text:span text:style-name="T2">Rennes, Presses universitaires de Rennes, 2018</text:span></text:p>
      <text:p text:style-name="P36"><text:span text:style-name="T2">Natalia M</text:span><text:span text:style-name="T41">UCHNIK</text:span><text:span text:style-name="T2">, en collaboration avec Mathilde M</text:span><text:span text:style-name="T41">ONGE </text:span><text:span text:style-name="T2">(dir.), </text:span><text:span text:style-name="T3">Fragments d’exils : temporalités, appartenances</text:span><text:span text:style-name="T2">, numéro thématique de la revue </text:span><text:span text:style-name="T3">Diasporas. Circulations, migrations, histoire</text:span><text:span text:style-name="T2">, 2018-31.</text:span></text:p>
      <text:p text:style-name="P30"><text:span text:style-name="T2">Jacques R</text:span><text:span text:style-name="T41">EVEL </text:span><text:span text:style-name="T2">(dir), </text:span><text:span text:style-name="T3">Autour d’Alain Dewerpe</text:span><text:span text:style-name="T2">, </text:span><text:span text:style-name="T3">L’Atelier du CRH</text:span><text:span text:style-name="T2">, n°17bis, version papier POD, </text:span><text:a xlink:type="simple" xlink:href="https://www.i6doc.com/fr/book/?gcoi=28001100313960" text:style-name="Default_20_Style" text:visited-style-name="Default_20_Style"><text:span text:style-name="T13">https://www.i6doc.com/fr/book/?gcoi=28001100313960</text:span></text:a><text:a xlink:type="simple" xlink:href="https://www.i6doc.com/fr/book/?gcoi=28001100313960" text:style-name="Default_20_Style" text:visited-style-name="Default_20_Style"><text:span text:style-name="T2">,</text:span></text:a><text:span text:style-name="T2"> Paris, 2018.</text:span></text:p>
      <text:p text:style-name="P26"><text:span text:style-name="T2">Sylvie S</text:span><text:span text:style-name="T41">TEINBERG</text:span><text:span text:style-name="T2">, </text:span><text:span text:style-name="T3">Une histoire des sexualités</text:span><text:span text:style-name="T2">, Paris, PUF, 2018, 519 p.</text:span></text:p>
      <text:p text:style-name="P111"/>
      <text:p text:style-name="P146">Alessandro S<text:span text:style-name="T41">TELLA</text:span>, en collaboration avec Anne C<text:span text:style-name="T41">OPPEL</text:span>, Fabrice O<text:span text:style-name="T41">LIVET </text:span>et Bertrand L<text:span text:style-name="T41">EBEAU </text:span>(dir.), « Changements dans les politiques des drogues ? », <text:span text:style-name="T68">Chimères</text:span>, 91, 2018, Paris, Eres éditions.</text:p>
      <text:p text:style-name="P36"><text:span text:style-name="T2">Bernard V</text:span><text:span text:style-name="T41">INCENT</text:span><text:span text:style-name="T2">, José Javier Ruiz I</text:span><text:span text:style-name="T41">BANEZ </text:span><text:span text:style-name="T2">(dir.), </text:span><text:span text:style-name="T3">Refugiados, exiliados y retornados en los mundos ibéricos (siglos </text:span><text:span text:style-name="T43">XVI</text:span><text:span text:style-name="T3">-</text:span><text:span text:style-name="T43">XXI</text:span><text:span text:style-name="T3">)</text:span><text:span text:style-name="T2">, Madrid, Fondo de Cultura Economica, 2018.</text:span></text:p>
      <text:p text:style-name="P30"><text:span text:style-name="T2">Claire Z</text:span><text:span text:style-name="T41">ALC </text:span><text:span text:style-name="T2">(dir.), </text:span><text:span text:style-name="T3">L’histoire de la Shoah face à ses sources, </text:span><text:a xlink:type="simple" xlink:href="https://www.cairn.info/revue-vingtieme-siecle-revue-d-histoire-2018-3.htm" text:style-name="Default_20_Style" text:visited-style-name="Default_20_Style"><text:span text:style-name="T3">Vingtième Siècle. Revue</text:span></text:a><text:span text:style-name="T3"> </text:span><text:a xlink:type="simple" xlink:href="https://www.cairn.info/revue-vingtieme-siecle-revue-d-histoire-2018-3.htm" text:style-name="Default_20_Style" text:visited-style-name="Default_20_Style"><text:span text:style-name="T3">d’histoire</text:span></text:a><text:a xlink:type="simple" xlink:href="https://www.cairn.info/revue-vingtieme-siecle-revue-d-histoire-2018-3.htm" text:style-name="Default_20_Style" text:visited-style-name="Default_20_Style"><text:span text:style-name="T2">,</text:span></text:a><text:span text:style-name="T2"> </text:span><text:a xlink:type="simple" xlink:href="https://www.cairn.info/revue-vingtieme-siecle-revue-d-histoire-2018-3.htm" text:style-name="Default_20_Style" text:visited-style-name="Default_20_Style"><text:span text:style-name="T2">139, 2018/3</text:span></text:a><text:span text:style-name="T2">, 324 p.</text:span></text:p>
      <text:p text:style-name="P107"/>
      <text:list xml:id="list170702038774813" text:continue-numbering="true" text:style-name="WWNum2">
        <text:list-item>
          <text:h text:style-name="P8" text:outline-level="2">Éditions critiques / traductions de<text:span text:style-name="T74"> </text:span>sources</text:h>
        </text:list-item>
      </text:list>
      <text:p text:style-name="P39"><text:span text:style-name="T2">Jean B</text:span><text:span text:style-name="T41">AUMGARTEN </text:span><text:span text:style-name="T2">(trad. et intro)</text:span><text:span text:style-name="T3">, La Légende de Yosef della Reina, activiste messianique</text:span><text:span text:style-name="T2">, trois versions traduites de l’hébreu et du yiddish, Paris, Éditions de l’Éclat 2018, 150 p.</text:span></text:p>
      <text:p text:style-name="P81"><text:span text:style-name="T2">Sylvie Anne G</text:span><text:span text:style-name="T41">OLDBERG</text:span><text:span text:style-name="T2">, </text:span><text:span text:style-name="T3">Flavius Josèphe</text:span><text:span text:style-name="T2">, </text:span><text:span text:style-name="T3">Contre Apion</text:span><text:span text:style-name="T2">, « Introduction (</text:span><text:span text:style-name="T3">L’Amère ironie de l’histoire</text:span><text:span text:style-name="T2">, p. VI-XCII) et notes » de la nouvelle édition bilingue grec/français, Paris, Les Belles-Lettres, 2018, 307 p.</text:span></text:p>
      <text:p text:style-name="P82"><text:span text:style-name="T2">Philippe M</text:span><text:span text:style-name="T41">INARD</text:span><text:span text:style-name="T2">, notes à l’édition en français de Peter Linebaugh, </text:span><text:span text:style-name="T3">Les pendus de Londres. Crime et société civile au XVIII</text:span><text:span text:style-name="T51">e</text:span><text:span text:style-name="T55"> siècle</text:span><text:span text:style-name="T53">, Montréal/Toulouse, Lux/CMDE, 2018.</text:span></text:p>
      <text:p text:style-name="P101"/>
      <text:list xml:id="list170703359986496" text:continue-numbering="true" text:style-name="WWNum2">
        <text:list-item>
          <text:h text:style-name="P10" text:outline-level="2">Préfaces/Postfaces</text:h>
        </text:list-item>
      </text:list>
      <text:p text:style-name="P72"><text:span text:style-name="T2">Henriette A</text:span><text:span text:style-name="T41">SSEO</text:span><text:span text:style-name="T2">, « Postface », dans Monique H</text:span><text:span text:style-name="T41">EDDEBAUT</text:span><text:span text:style-name="T2">, </text:span><text:span text:style-name="T3">Des Tsiganes vers Auschwitz. Le convoi Z du 15 janvier 1944</text:span><text:span text:style-name="T2">, Paris, Tirésias (Ces oubliés de l’Histoire), 2018, p. XIII-XXV.</text:span></text:p>
      <text:p text:style-name="P54"><text:span text:style-name="T2">Gérard B</text:span><text:span text:style-name="T41">EAUR</text:span><text:span text:style-name="T2">, Pablo F. L</text:span><text:span text:style-name="T41">UNA </text:span><text:span text:style-name="T2">et Rosa C</text:span><text:span text:style-name="T41">ONGOST</text:span><text:span text:style-name="T2">, « Emphyteusis : A Practical Quesion ? » (L’emphytéose : une question pratique ?</text:span><text:span text:style-name="T3">), </text:span><text:span text:style-name="T2">dans Rosa C</text:span><text:span text:style-name="T41">ONGOST </text:span><text:span text:style-name="T2">et Pablo F. L</text:span><text:span text:style-name="T41">UNA </text:span><text:span text:style-name="T2">(dir.)</text:span><text:span text:style-name="T3">, Agrarian Change and Imperfect Property. Emphyteusis in Europe (16th-19th)</text:span><text:span text:style-name="T2">, Turnhout, Brepols Publishers, 2018, p. 11-38.</text:span></text:p>
      <text:p text:style-name="P83"><text:span text:style-name="T2">André B</text:span><text:span text:style-name="T41">URGUIERE</text:span><text:span text:style-name="T2">, « Introduction » dans </text:span><text:span text:style-name="T3">Le Corps et l’imaginaire. Georges Vigarello et ses livres, </text:span><text:span text:style-name="T2">BNF éditions, Paris, 2018, p. 9-16.</text:span></text:p>
      <text:p text:style-name="P17"><text:span text:style-name="T2">André B</text:span><text:span text:style-name="T41">URGUIERE</text:span><text:span text:style-name="T2">, « Conclusion » dans </text:span><text:span text:style-name="T3">Amour, Une histoire des manières d’aimer,</text:span></text:p>
      <text:p text:style-name="P140">Catalogue de l’Exposition, Lienart, Louvre-Lens, 2018, p. 350-355.</text:p>
      <text:p text:style-name="P30"><text:span text:style-name="T2">Nancy L. G</text:span><text:span text:style-name="T41">REEN</text:span><text:span text:style-name="T2">, « Forward » dans Gary S. C</text:span><text:span text:style-name="T41">ROSS</text:span><text:span text:style-name="T2">, </text:span><text:span text:style-name="T3">Immigrant Workers in Industrial France</text:span><text:span text:style-name="T2">, Philadelphie, Temple University Press, 2018, </text:span><text:a xlink:type="simple" xlink:href="http://tupress.temple.edu/open-access/labor-studies/4" text:style-name="Default_20_Style" text:visited-style-name="Default_20_Style"><text:span text:style-name="T13">http://tupress.temple.edu/open-access/labor-</text:span></text:a><text:span text:style-name="T2"> </text:span><text:a xlink:type="simple" xlink:href="http://tupress.temple.edu/open-access/labor-studies/4" text:style-name="Default_20_Style" text:visited-style-name="Default_20_Style"><text:span text:style-name="T13">studies/4</text:span></text:a></text:p>
      <text:p text:style-name="P54"><text:span text:style-name="T2">Maurice K</text:span><text:span text:style-name="T41">RIEGEL</text:span><text:span text:style-name="T2">, « Préface » dans Danny T</text:span><text:span text:style-name="T41">ROM</text:span><text:span text:style-name="T2">, </text:span><text:span text:style-name="T3">Persévérance du fait juif. Une théorie politique de la survie</text:span><text:span text:style-name="T2">, Paris, EHESS-Gallimard-Seuil (Hautes Études), 2018, p. 7-15.</text:span></text:p>
      <text:p text:style-name="P71"><text:span text:style-name="T2">Philippe M</text:span><text:span text:style-name="T41">INARD</text:span><text:span text:style-name="T2">, « les pendus réhabilités », préface à Peter Linebaugh, </text:span><text:span text:style-name="T3">Les pendus de Londres. Crime et société civile au XVIIIe siècles</text:span><text:span text:style-name="T2">, Montréal/Toulouse, Lux/CMDE, 2018, p. IX-XVI.</text:span></text:p>
      <text:p text:style-name="P57"><text:span text:style-name="T2">Jean-Claude S</text:span><text:span text:style-name="T41">CHMITT</text:span><text:span text:style-name="T2">, « Un poème initiatique ? », dans Claudio Galderisi, Jean-Jacques Vincensini, </text:span><text:span text:style-name="T3">Le Dit des trois morts et des trois vifs. Éditions, traductions et études des versions</text:span></text:p>
      <text:p text:style-name="P112"/>
      <text:p text:style-name="P35"><text:span text:style-name="T3">médiévales (essai de </text:span><text:span text:style-name="T2">translatio </text:span><text:span text:style-name="T3">collective)</text:span><text:span text:style-name="T2">, Turnhout, Brepols, (Bibliothèque de </text:span><text:span text:style-name="T3">Transmédie</text:span><text:span text:style-name="T2">), 2018, p. 201-209.</text:span></text:p>
      <text:p text:style-name="P70"><text:span text:style-name="T2">Jean-Claude S</text:span><text:span text:style-name="T41">CHMITT</text:span><text:span text:style-name="T2">, « Préface </text:span><text:span text:style-name="T3">»</text:span><text:span text:style-name="T2">, dans Anton S</text:span><text:span text:style-name="T41">ERDECZNY</text:span><text:span text:style-name="T2">, </text:span><text:span text:style-name="T3">Du tabac pour le mort. Une histoire de la réanimation, </text:span><text:span text:style-name="T2">Paris, Champ Vallon « Époques », 2018, p. 9-12.</text:span></text:p>
      <text:p text:style-name="P101"/>
      <text:list xml:id="list170703853993991" text:continue-numbering="true" text:style-name="WWNum2">
        <text:list-item>
          <text:h text:style-name="P10" text:outline-level="2">Articles de revues<text:span text:style-name="T62"> </text:span>scientifiques</text:h>
        </text:list-item>
      </text:list>
      <text:p text:style-name="P72"><text:span text:style-name="T2">Etienne A</text:span><text:span text:style-name="T41">NHEIM</text:span><text:span text:style-name="T2">, « Un atelier italien à la cour d’Avignon. Matteo Giovannetti, peintre du pape Clément VI (1342-1352) », </text:span><text:span text:style-name="T3">Annales. Histoire, Sciences Sociales</text:span><text:span text:style-name="T2">, 2017-3, p. 703-735 (publié en</text:span><text:span text:style-name="T12"> </text:span><text:span text:style-name="T2">2018).</text:span></text:p>
      <text:p text:style-name="P40"><text:span text:style-name="T2">Etienne A</text:span><text:span text:style-name="T41">NHEIM </text:span><text:span text:style-name="T2">et Robert A</text:span><text:span text:style-name="T41">ILLAUD</text:span><text:span text:style-name="T2">, « L’albâtre de Notre-Dame de Mésage. Exploitation, circulation et usages (</text:span><text:span text:style-name="T41">XIV</text:span><text:span text:style-name="T76">e</text:span><text:span text:style-name="T2">-</text:span><text:span text:style-name="T41">XVI</text:span><text:span text:style-name="T76">e </text:span><text:span text:style-name="T2">s.) », </text:span><text:span text:style-name="T3">Revue de l’art</text:span><text:span text:style-name="T2">, 2018-2, p. 31-36.</text:span></text:p>
      <text:p text:style-name="P58"><text:span text:style-name="T2">Mathieu A</text:span><text:span text:style-name="T41">RNOUX</text:span><text:span text:style-name="T2">, « Ressources et croissance dans le monde anglo-normand : sources et hypothèses », </text:span><text:span text:style-name="T3">Anglo-Norman Studies</text:span><text:span text:style-name="T2">, 40, 2018 (</text:span><text:span text:style-name="T3">Proceedings of the Battle Conference 2017</text:span><text:span text:style-name="T2">), p. 53-62.</text:span></text:p>
      <text:p text:style-name="Text_20_body"><text:bookmark text:name="Jean Baumgarten, « Prier dans les bois e"/>Jean B<text:span text:style-name="T41">AUMGARTEN</text:span>, « Prier dans les bois et les champs, Israël Baal Shem Tov et la nature »,</text:p>
      <text:p text:style-name="P22"><text:span text:style-name="T3">Tsafon</text:span><text:span text:style-name="T2">, 2018, p. 11-26.</text:span></text:p>
      <text:p text:style-name="P17"><text:span text:style-name="T2">Gérard B</text:span><text:span text:style-name="T41">EAUR</text:span><text:span text:style-name="T2">, en collaboration avec S. B</text:span><text:span text:style-name="T41">ARRAL</text:span><text:span text:style-name="T2">, Ch. L</text:span><text:span text:style-name="T41">AMBERT</text:span><text:span text:style-name="T2">, J. R</text:span><text:span text:style-name="T41">EMY</text:span><text:span text:style-name="T2">, J. L</text:span><text:span text:style-name="T41">ABATUT</text:span><text:span text:style-name="T2">,</text:span></text:p>
      <text:p text:style-name="P41"><text:span text:style-name="T2">« Débat. L’agriculture et le capitalisme », </text:span><text:span text:style-name="T3">Entreprises et histoire</text:span><text:span text:style-name="T2">, 88, septembre 2017, p. 166- 181.</text:span></text:p>
      <text:p text:style-name="P30"><text:span text:style-name="T2">Pablo B</text:span><text:span text:style-name="T41">LITSTEIN</text:span><text:span text:style-name="T2">, « El concepto de “partido político” y los mandarines chinos en el exilio: concepto y experiencia entre China y las Américas (fines del siglo </text:span><text:span text:style-name="T41">XIX</text:span><text:span text:style-name="T2">-principios del </text:span><text:span text:style-name="T41">XX</text:span><text:span text:style-name="T2">) », </text:span><text:span text:style-name="T3">Araucaria. Revista Iberoamericana de Filosofía, Política y Humanidades</text:span><text:span text:style-name="T2">, 2018, 40, p. 159- 184.</text:span></text:p>
      <text:p text:style-name="P71"><text:span text:style-name="T2">Carmen B</text:span><text:span text:style-name="T41">RANDO</text:span><text:span text:style-name="T2">, en collaboration avec Mohamed K</text:span><text:span text:style-name="T41">HEMAKHEM</text:span><text:span text:style-name="T2">, Laurent R</text:span><text:span text:style-name="T41">OMARY</text:span><text:span text:style-name="T2">, Frédérique M</text:span><text:span text:style-name="T41">ELANIE</text:span><text:span text:style-name="T2">-B</text:span><text:span text:style-name="T41">ECQUET </text:span><text:span text:style-name="T2">et Jean-Luc P</text:span><text:span text:style-name="T41">INOL</text:span><text:span text:style-name="T2">, </text:span><text:span text:style-name="T3">Fueling Time Machine: Information Extraction from Retro-Digitised Address Directories</text:span><text:span text:style-name="T2">. JADH2018 « Leveraging Open Data », Sep 2018, Tokyo, Japan. </text:span><text:a xlink:type="simple" xlink:href="https://hal.archives-ouvertes.fr/hal-01814189v1" text:style-name="Default_20_Style" text:visited-style-name="Default_20_Style"><text:span text:style-name="T13">hal-01814189</text:span></text:a></text:p>
      <text:p text:style-name="P71"><text:bookmark text:name="Hinnerk Bruhns, « Max Weber y el problem"/><text:span text:style-name="T2">Hinnerk B</text:span><text:span text:style-name="T41">RUHNS</text:span><text:span text:style-name="T2">, « Max Weber y el problema de una “paz exitosa” », </text:span><text:span text:style-name="T3">Revista argentina de ciencia política </text:span><text:span text:style-name="T2">21, 2018, p. 13-33.</text:span></text:p>
      <text:p text:style-name="P84"><text:span text:style-name="T2">Hinnerk B</text:span><text:span text:style-name="T41">RUHNS </text:span><text:span text:style-name="T2">et Patrick F</text:span><text:span text:style-name="T41">RIDENSON</text:span><text:span text:style-name="T2">, « Introduction », </text:span><text:span text:style-name="T3">Trivium</text:span><text:span text:style-name="T2">, 28, juillet 2018, p. 1-11. André B</text:span><text:span text:style-name="T41">URGUIERE</text:span><text:span text:style-name="T2">, « Sur la crise socialiste », </text:span><text:span text:style-name="T3">Le Débat</text:span><text:span text:style-name="T2">, 198, 2018, p. 189-192</text:span></text:p>
      <text:p text:style-name="P42"><text:span text:style-name="T2">André B</text:span><text:span text:style-name="T41">URGUIERE</text:span><text:span text:style-name="T2">, « Histoire et Mémoire », </text:span><text:span text:style-name="T3">La Revue Tocqueville</text:span><text:span text:style-name="T2">, XXXIX, 1, 2018, p 199- 218.</text:span></text:p>
      <text:p text:style-name="P160">Diane C<text:span text:style-name="T41">ARRON</text:span>, en collaboration avec François C<text:span text:style-name="T41">APRON</text:span>, « Une nouvelle crypte annulaire du <text:span text:style-name="T41">X</text:span><text:span text:style-name="T76">e </text:span>siècle : la chapelle Saint-Sulpice à Allonnes (Eure-et-Loir) », <text:span text:style-name="T68">BUCEMA </text:span>[En ligne], 22.1 (2018), mis en ligne le 3 septembre 2018, URL, <text:a xlink:type="simple" xlink:href="https://journals.openedition.org/cem/15292" text:style-name="Default_20_Style" text:visited-style-name="Default_20_Style"><text:span text:style-name="T73">https://journals.openedition.org/cem/15292</text:span></text:a><text:a xlink:type="simple" xlink:href="https://journals.openedition.org/cem/15292" text:style-name="Default_20_Style" text:visited-style-name="Default_20_Style"> </text:a>; DOI : 10.4000/cem.15292.</text:p>
      <text:p text:style-name="P113"/>
      <text:p text:style-name="P162">Elizabeth C<text:span text:style-name="T41">LAIRE</text:span>, « Dance practice and gendered discourse: A connected history » [traduction de : « Pratiques de danse et discours de genre, une histoire connectée », <text:span text:style-name="T68">Clio. Femmes, genre, histoire « Danser »</text:span>, 46, Paris, 2017, p.<text:span text:style-name="T74"> </text:span>7-18].</text:p>
      <text:p text:style-name="P168">Elizabeth C<text:span text:style-name="T41">LAIRE</text:span>, « Dance studies, gender, and the issues of history » [traduction de :</text:p>
      <text:p text:style-name="P73"><text:span text:style-name="T2">« </text:span><text:span text:style-name="T3">Dance Studies</text:span><text:span text:style-name="T2">, genre et enjeux de l’histoire », </text:span><text:span text:style-name="T3">Clio. Femmes, genre, histoire « Danser »</text:span><text:span text:style-name="T2">, 46, Paris, 2017, p. 161-188].</text:span></text:p>
      <text:p text:style-name="P60"><text:span text:style-name="T2">Pascal C</text:span><text:span text:style-name="T41">RISTOFOLI </text:span><text:span text:style-name="T2">et Nicoletta. R</text:span><text:span text:style-name="T41">OLLA</text:span><text:span text:style-name="T2">, « Temporalités à l’œuvre dans les chantiers du bâtiment. <text:s/>Réseaux <text:s/>professionnels <text:s/>et <text:s/>circulations <text:s/>des <text:s/>entrepreneurs <text:s/>en <text:s/>Piémont <text:s text:c="2"/>au <text:s text:c="2"/></text:span><text:span text:style-name="T41">XVIII</text:span><text:span text:style-name="T76">e </text:span><text:span text:style-name="T2">siècle », dans </text:span><text:span text:style-name="T3">Temporalités. Revue de Sciences Sociales et Humaines N° spécial Réseaux sociaux et temporalités</text:span><text:span text:style-name="T2">, (2018) vol. 27, 27 p. [En ligne], mis en ligne le 04 juillet 2018,<text:tab/>URL</text:span><text:span text:style-name="T10"> </text:span><text:span text:style-name="T2">:<text:tab/></text:span><text:a xlink:type="simple" xlink:href="http://journals.openedition.org/temporalites/4456" text:style-name="Default_20_Style" text:visited-style-name="Default_20_Style"><text:span text:style-name="T13">http://journals.openedition.org/temporalites/4456</text:span></text:a><text:span text:style-name="T2"><text:tab/>;<text:tab/>DOI </text:span><text:span text:style-name="T14">: </text:span><text:span text:style-name="T2">10.4000/temporalites.4456</text:span></text:p>
      <text:p text:style-name="P74"><text:span text:style-name="T2">Pierre-Olivier D</text:span><text:span text:style-name="T41">ITTMAR</text:span><text:span text:style-name="T2">, en collaboration avec Yann Philippe T</text:span><text:span text:style-name="T41">ASTEVIN </text:span><text:span text:style-name="T2">et Annabel V</text:span><text:span text:style-name="T41">ALLARD</text:span><text:span text:style-name="T2">, « L’opium du peuple », dans P.-O. Dittmar, P.-A Fabre, T. Golsenne, C. Perée (dir.), </text:span><text:span text:style-name="T3">Matérialiser les désirs. Techniques votives</text:span><text:span text:style-name="T2">, </text:span><text:span text:style-name="T3">Techniques &amp; Culture</text:span><text:span text:style-name="T2">, 70 2018, p.</text:span><text:span text:style-name="T14"> </text:span><text:span text:style-name="T2">6-1.</text:span></text:p>
      <text:p text:style-name="P30"><text:span text:style-name="T2">Pierre-Olivier D</text:span><text:span text:style-name="T41">ITTMAR</text:span><text:span text:style-name="T2">, en collaboration avec PA Fabre, T. Golsenne, C. Perée, </text:span><text:span text:style-name="T3">Un matérialisme affectif</text:span><text:span text:style-name="T2">, (avec PA Fabre, T. Golsenne, C. Perée), dans PO. Dittmar, PA Fabre, T. Golsenne, C. Perée (dir.), </text:span><text:span text:style-name="T3">Matérialiser les désirs. Techniques votives</text:span><text:span text:style-name="T2">, </text:span><text:span text:style-name="T3">Techniques &amp; Culture</text:span><text:span text:style-name="T2">, p. 12-41.</text:span></text:p>
      <text:p text:style-name="P28"><text:span text:style-name="T2">Pierre-Olivier D</text:span><text:span text:style-name="T41">ITTMAR</text:span><text:span text:style-name="T2">, en collaboration avec Yann Philippe T</text:span><text:span text:style-name="T41">ASTEVIN</text:span><text:span text:style-name="T2">, « Temporalités alimentaires », </text:span><text:span text:style-name="T3">Techniques &amp; Culture</text:span><text:span text:style-name="T2">, 69, 2018, p. 6-11.</text:span></text:p>
      <text:p text:style-name="P147">Pierre-Olivier D<text:span text:style-name="T41">ITTMAR</text:span>, <text:a xlink:type="simple" xlink:href="https://journals.openedition.org/imagesrevues/4534%22%20%5Ct%20%22_blank" text:style-name="Default_20_Style" text:visited-style-name="Default_20_Style">« Les Monstres des hommes ou trente-sept pages et quarante-huit</text:a> <text:a xlink:type="simple" xlink:href="https://journals.openedition.org/imagesrevues/4534%22%20%5Ct%20%22_blank" text:style-name="Default_20_Style" text:visited-style-name="Default_20_Style">images pour rendre la <text:s/>voix <text:s/>des <text:s/>subalternes <text:s/>du <text:s/></text:a><text:a xlink:type="simple" xlink:href="https://journals.openedition.org/imagesrevues/4534%22%20%5Ct%20%22_blank" text:style-name="Default_20_Style" text:visited-style-name="Default_20_Style"><text:span text:style-name="T41">XIII</text:span></text:a><text:a xlink:type="simple" xlink:href="https://journals.openedition.org/imagesrevues/4534%22%20%5Ct%20%22_blank" text:style-name="Default_20_Style" text:visited-style-name="Default_20_Style"><text:span text:style-name="T76">e <text:s/></text:span></text:a><text:a xlink:type="simple" xlink:href="https://journals.openedition.org/imagesrevues/4534%22%20%5Ct%20%22_blank" text:style-name="Default_20_Style" text:visited-style-name="Default_20_Style">siècle </text:a>», <text:s/><text:span text:style-name="T68">Images <text:s/>Re-vues. <text:s/></text:span>Hors-série 6, 2018</text:p>
      <text:p text:style-name="P75"><text:span text:style-name="T2">Pierre-Olivier D</text:span><text:span text:style-name="T41">ITTMAR</text:span><text:span text:style-name="T2">, « Comment les images sont rentrées dans la maison », </text:span><text:span text:style-name="T3">Quaterni della Società Storica Viadanese</text:span><text:span text:style-name="T2">, 11, 2018, p.</text:span><text:span text:style-name="T4"> </text:span><text:span text:style-name="T2">11-32.</text:span></text:p>
      <text:p text:style-name="P155">Marie-Elizabeth D<text:span text:style-name="T41">UCREUX</text:span>, « Circulations centre-européennes à l’époque moderne. Une perspective de recherche ? », dans <text:span text:style-name="T68">Monde(s), </text:span>14, novembre 2018, p. 31-52.</text:p>
      <text:p text:style-name="P30"><text:span text:style-name="T2">Christophe D</text:span><text:span text:style-name="T41">UHAMELLE</text:span><text:span text:style-name="T2">, « Conclusions », dans Pierre Savy, Claire Sotinel (dir.), </text:span><text:span text:style-name="T3">Signes et scènes de la conversion dans l’espace public (Antiquité - période moderne)</text:span><text:span text:style-name="T2">, </text:span><text:span text:style-name="T3">Archives de sciences sociales des religions</text:span><text:span text:style-name="T2">, 63-182 (2018), p. 249-255.</text:span></text:p>
      <text:p text:style-name="P30"><text:span text:style-name="T2">Bertrand D</text:span><text:span text:style-name="T41">UMENIEU</text:span><text:span text:style-name="T2">, en collaboration avec Rémi C</text:span><text:span text:style-name="T41">URA</text:span><text:span text:style-name="T2">, Nathalie A</text:span><text:span text:style-name="T41">BADIE </text:span><text:span text:style-name="T3">et al</text:span><text:span text:style-name="T2">., « Historical collaborative geocoding », </text:span><text:span text:style-name="T3">ISPRS International Journal of Geo-Information</text:span><text:span text:style-name="T2">, 2018, vol. 7, 7, p. 262.</text:span></text:p>
      <text:p text:style-name="P71"><text:span text:style-name="T2">Antoinette F</text:span><text:span text:style-name="T41">AUVE</text:span><text:span text:style-name="T2">-C</text:span><text:span text:style-name="T41">HAMOUX</text:span><text:span text:style-name="T2">, « Flaubert au-delà de l’histoire littéraire. Genèse d’</text:span><text:span text:style-name="T3">Un cœur simple</text:span><text:span text:style-name="T2">, et contre-modèle de servante à vie », </text:span><text:span text:style-name="T3">Bialostockie Studia Literaturoznawcze</text:span><text:span text:style-name="T2">, 11, 2018, p. 303-322. DOI: </text:span><text:span text:style-name="T15">10.15290/bsl.2017.11.2</text:span></text:p>
      <text:p text:style-name="P43"><text:span text:style-name="T2">Antoinette F</text:span><text:span text:style-name="T41">AUVE</text:span><text:span text:style-name="T2">-C</text:span><text:span text:style-name="T41">HAMOUX</text:span><text:span text:style-name="T2">, « </text:span><text:span text:style-name="T3">In Memoriam </text:span><text:span text:style-name="T2">Bruce Fetter (1938- 2017). Historian of Africa and Demographer engaged in Human Agency in Mortality Reduction », </text:span><text:span text:style-name="T3">Romanian Journal of</text:span></text:p>
      <text:p text:style-name="P114"/>
      <text:p text:style-name="P156"><text:span text:style-name="T68">Population Studies</text:span>, XII/1, 2018, p. 127-132. <text:a xlink:type="simple" xlink:href="http://rjps.reviste.ubbcluj.ro/volume-xii-issue-1-2018january-june/antoinette-fauve-chamoux/" text:style-name="Default_20_Style" text:visited-style-name="Default_20_Style"><text:span text:style-name="T73">http://rjps.reviste.ubbcluj.ro/volume-xii-issue-1-</text:span></text:a> <text:a xlink:type="simple" xlink:href="http://rjps.reviste.ubbcluj.ro/volume-xii-issue-1-2018january-june/antoinette-fauve-chamoux/" text:style-name="Default_20_Style" text:visited-style-name="Default_20_Style"><text:span text:style-name="T73">2018january-june/antoinette-fauve-chamoux/</text:span></text:a></text:p>
      <text:p text:style-name="P36"><text:span text:style-name="T2">Jean-Baptiste F</text:span><text:span text:style-name="T41">RESSOZ</text:span><text:span text:style-name="T2">, Thomas L</text:span><text:span text:style-name="T41">E </text:span><text:span text:style-name="T2">R</text:span><text:span text:style-name="T41">OUX</text:span><text:span text:style-name="T2">, Nelo M</text:span><text:span text:style-name="T41">EGALHAES</text:span><text:span text:style-name="T2">, François J</text:span><text:span text:style-name="T41">ARRIGE</text:span><text:span text:style-name="T2">, Gaëtan L</text:span><text:span text:style-name="T41">EVILLAIN</text:span><text:span text:style-name="T2">, Margot L</text:span><text:span text:style-name="T41">YAUTEY</text:span><text:span text:style-name="T2">, Guillaume N</text:span><text:span text:style-name="T41">OBLET </text:span><text:span text:style-name="T2">et Christophe B</text:span><text:span text:style-name="T41">ONNEUIL</text:span><text:span text:style-name="T2">, « The Physical Economy of France (1830-2015). The History of a Parasite? », </text:span><text:span text:style-name="T3">Ecological Economics</text:span><text:span text:style-name="T2">, n° 157, 2018, p. 291-300.</text:span></text:p>
      <text:p text:style-name="P144">Patrick F<text:span text:style-name="T41">RIDENSON </text:span>en collaboration avec Peter S<text:span text:style-name="T41">COTT</text:span>, « New perspectives on 20th-century European retailing », <text:span text:style-name="T68">Business History</text:span>, 7, november 2018, p. 941-958.</text:p>
      <text:p text:style-name="P144">Patrick F<text:span text:style-name="T41">RIDENSON</text:span>, « Une sélection d'archives inédites de La contemporaine sur le mouvement de 68 », <text:span text:style-name="T68">Le Mouvement Social</text:span>, 264, juillet-septembre 2018, p. 113-135.</text:p>
      <text:p text:style-name="Text_20_body">Patrick F<text:span text:style-name="T41">RIDENSON</text:span>, « Unternehmensgeschichte und Kapitalismus », <text:span text:style-name="T68">Trivium</text:span>, 28, juillet 2018.</text:p>
      <text:p text:style-name="P85"><text:span text:style-name="T2">Sylvie Anne G</text:span><text:span text:style-name="T41">OLDBERG</text:span><text:span text:style-name="T2">, « Sociology of Knowledge and Jewish Studies: How was Sa’adia Gaon’s theory of knowledge reframed? », </text:span><text:span text:style-name="T3">Trumah</text:span><text:span text:style-name="T2">, </text:span><text:span text:style-name="T3">Zeitschrift der Hochschule für Jüdische Studien Heidelberg</text:span><text:span text:style-name="T2">, 24, 2018, p. 139-150.</text:span></text:p>
      <text:p text:style-name="P144">Frédéric G<text:span text:style-name="T41">RABER</text:span>, « Forecasting and Organising the Future. Anticipatory Knowledge in Parisian Water-supply Projects of the Eighteenth and Nineteenth Centuries », <text:span text:style-name="T68">Quaderni Storici</text:span>, 3, 2017, p. 751-776.</text:p>
      <text:p text:style-name="P155">Sebastian V. G<text:span text:style-name="T41">REVSMÜHL</text:span>, « Revisiting the ‘Ozone Hole’ Metaphor: From Observational Window to Global Environmental <text:s/>Threat », <text:s/><text:span text:style-name="T68">Environmental <text:s/>Communication</text:span>, <text:s/>12/1, <text:s/>2018, <text:s/>p. 71-83.</text:p>
      <text:p text:style-name="P170">Benoît G<text:span text:style-name="T41">REVIN</text:span>, « Introduction », dans « Lettres en contexte (<text:span text:style-name="T41">X</text:span><text:span text:style-name="T76">e</text:span>-<text:span text:style-name="T41">XII</text:span><text:span text:style-name="T76">e </text:span>siècles), Partie 1<text:span text:style-name="T78"> </text:span>»,</text:p>
      <text:p text:style-name="P23"><text:span text:style-name="T3">Cahiers de civilisation médiévale </text:span><text:span text:style-name="T43">X</text:span><text:span text:style-name="T69">e</text:span><text:span text:style-name="T3">-</text:span><text:span text:style-name="T43">XII</text:span><text:span text:style-name="T69">e </text:span><text:span text:style-name="T3">siècles</text:span><text:span text:style-name="T2">, 61, 2018, p. 1-10.</text:span></text:p>
      <text:p text:style-name="P54"><text:span text:style-name="T2">Benoît G</text:span><text:span text:style-name="T41">RÉVIN</text:span><text:span text:style-name="T2">, « </text:span><text:span text:style-name="T3">Summae dictaminis </text:span><text:span text:style-name="T2">als Zerrspiegel einer Schreibkunst ? Auswahlprozesse und die süd-italienische </text:span><text:span text:style-name="T3">Ars dictaminis </text:span><text:span text:style-name="T2">des dreizehnten jahrhunderts », </text:span><text:span text:style-name="T3">Mittelateiniches Jahrbuch</text:span><text:span text:style-name="T2">, 53, 2018, p. 187-204.</text:span></text:p>
      <text:p text:style-name="P144">Élie H<text:span text:style-name="T41">ADDAD</text:span>, en collaboration avec Anaïs F<text:span text:style-name="T41">LECHET</text:span>, « Écriture de l’histoire et récit littéraire : actualités d’un débat », introduction au dossier spécial « L’écriture de l’histoire : sciences sociales et récit », <text:span text:style-name="T68">Revue d’Histoire Moderne &amp; Contemporaine</text:span>, 65/2, avril-juin 2018, p. 7- 20.</text:p>
      <text:p text:style-name="P54"><text:span text:style-name="T2">Élie H</text:span><text:span text:style-name="T41">ADDAD</text:span><text:span text:style-name="T2">, « Système de parenté et histoire sociale : éléments pour un débat », introduction au recueil </text:span><text:span text:style-name="T3">Les règles de la parenté, entre histoire et anthropologie</text:span><text:span text:style-name="T2">, </text:span><text:span text:style-name="T3">L’Atelier du CRH</text:span><text:span text:style-name="T2">, 19bis, 2018 (en ligne :</text:span><text:span text:style-name="T4"> </text:span><text:a xlink:type="simple" xlink:href="https://journals.openedition.org/acrh/8684" text:style-name="Default_20_Style" text:visited-style-name="Default_20_Style"><text:span text:style-name="T13">https://journals.openedition.org/acrh/8684</text:span></text:a><text:span text:style-name="T2">).</text:span></text:p>
      <text:p text:style-name="P28"><text:span text:style-name="T2">Florence H</text:span><text:span text:style-name="T41">ACHEZ</text:span><text:span text:style-name="T2">-L</text:span><text:span text:style-name="T41">EROY </text:span><text:span text:style-name="T2">« Introduction générale », </text:span><text:span text:style-name="T3">Industrial Heritage in The 21</text:span><text:span text:style-name="T51">st</text:span><text:span text:style-name="T55"> Century, New Challenges</text:span><text:span text:style-name="T53">, </text:span><text:span text:style-name="T55">Patrimoine industriel</text:span><text:span text:style-name="T53">, Hors-série 1, CILAC, 2018, p. 8-11.</text:span></text:p>
      <text:p text:style-name="P54"><text:span text:style-name="T2">Marcela I</text:span><text:span text:style-name="T41">ACUB</text:span><text:span text:style-name="T2">, « La famille contre la démocratie », dans Michel Wierviorka (dir), </text:span><text:span text:style-name="T3">La Famille dans tous ses états, Les entretiens d’Auxerre</text:span><text:span text:style-name="T2">, Éditions Sciences Humaines, 2018, p 344-345.</text:span></text:p>
      <text:p text:style-name="P163">Laurent J<text:span text:style-name="T41">OLY</text:span>, « Que savait-on du sort des juifs déportés au sein de la police française ? Réflexions autour du “rapport Sadosky” (Berlin-Paris, 20 juillet 1942) », <text:span text:style-name="T68">Vingtième Siècle. Revue d’histoire</text:span>, 139, 2018, p. 143-152.</text:p>
      <text:p text:style-name="P115"/>
      <text:p text:style-name="P146">Alice I<text:span text:style-name="T41">NGOLD</text:span>, « Commons and Environmental Regulation in History: the Water Commons beyond Property and Sovereignty », <text:span text:style-name="T68">Theoretical Inquiries in Law</text:span>, 19/ 2, 2018, p. 425-456, URL : <text:a xlink:type="simple" xlink:href="http://eial.tau.ac.il/index.php/til/article/view/1578" text:style-name="Default_20_Style" text:visited-style-name="Default_20_Style"><text:span text:style-name="T73">http://eial.tau.ac.il/index.php/til/article/view/1578</text:span></text:a></text:p>
      <text:p text:style-name="P44"><text:span text:style-name="T2">Alice I</text:span><text:span text:style-name="T41">NGOLD</text:span><text:span text:style-name="T2">, « Carlo Cattaneo et la culture de l’enquête au début du </text:span><text:span text:style-name="T41">XX</text:span><text:span text:style-name="T76">e </text:span><text:span text:style-name="T2">siècle », </text:span><text:span text:style-name="T3">Società e Storia</text:span><text:span text:style-name="T2">, 161, 2018, p. 565-580.</text:span></text:p>
      <text:p text:style-name="P144">Maurice K<text:span text:style-name="T41">RIEGEL</text:span>, « L’histoire juive médiévale : les tendances de la recherche dans la dernière décennie », <text:span text:style-name="T68">Zion</text:span>, 2, 2018, 83, p. 191-199 (en<text:span text:style-name="T62"> </text:span>hébreu).</text:p>
      <text:p text:style-name="P71"><text:span text:style-name="T16">Morgane L</text:span><text:span text:style-name="T44">ABBÉ</text:span><text:span text:style-name="T16">, </text:span><text:span text:style-name="T2">« </text:span><text:span text:style-name="T16">Eugene </text:span><text:span text:style-name="T18">Romer’s </text:span><text:span text:style-name="T4">1916 </text:span><text:span text:style-name="T16">Atlas </text:span><text:span text:style-name="T4">of </text:span><text:span text:style-name="T16">Poland: </text:span><text:span text:style-name="T18">Creating </text:span><text:span text:style-name="T2">a </text:span><text:span text:style-name="T4">new </text:span><text:span text:style-name="T18">Nation-State </text:span><text:span text:style-name="T4">», </text:span><text:span text:style-name="T19">Imago </text:span><text:span text:style-name="T17">Mundi. The </text:span><text:span text:style-name="T19">International </text:span><text:span text:style-name="T17">Journal </text:span><text:span text:style-name="T5">for the </text:span><text:span text:style-name="T19">History </text:span><text:span text:style-name="T5">of </text:span><text:span text:style-name="T19">Cartography</text:span><text:span text:style-name="T18">, </text:span><text:span text:style-name="T4">70, </text:span><text:span text:style-name="T16">2018, </text:span><text:span text:style-name="T2">p. </text:span><text:span text:style-name="T16">94-113.</text:span></text:p>
      <text:p text:style-name="P144">Hervé L<text:span text:style-name="T41">E </text:span>B<text:span text:style-name="T41">RAS</text:span>, « Elections présidentielles françaises : comprendre par les cartes le vote de 2017 », <text:span text:style-name="T68">Nichifutu Bunka </text:span>87, mars 2018, p. 141-155.</text:p>
      <text:p text:style-name="P30"><text:span text:style-name="T2">Hervé L</text:span><text:span text:style-name="T41">E </text:span><text:span text:style-name="T2">B</text:span><text:span text:style-name="T41">RAS</text:span><text:span text:style-name="T2">, « Encombrement et croissance de population », </text:span><text:span text:style-name="T3">L’archicube, revue de l’ENS</text:span><text:span text:style-name="T2">, 25, 2018, p. 70-76.</text:span></text:p>
      <text:p text:style-name="P144">Thomas L<text:span text:style-name="T41">E </text:span>R<text:span text:style-name="T41">OUX </text:span>et Raphaël M<text:span text:style-name="T41">ORERA</text:span>, « Blanchisseuses du propre, blanchisseurs du pur. Les mutations genrées de l’art du linge à l’âge des révolutions textiles <text:s/>et <text:s/>chimiques <text:s/>(1750- 1820) », <text:span text:style-name="T68">Genre et Histoire</text:span>, 22, 2018, mis en ligne le 21 janvier 2019, URL : <text:a xlink:type="simple" xlink:href="https://journals.openedition.org/genrehistoire/3706" text:style-name="Default_20_Style" text:visited-style-name="Default_20_Style"><text:span text:style-name="T73">https://journals.openedition.org/genrehistoire/3706</text:span></text:a><text:a xlink:type="simple" xlink:href="https://journals.openedition.org/genrehistoire/3706" text:style-name="Default_20_Style" text:visited-style-name="Default_20_Style">.</text:a></text:p>
      <text:p text:style-name="P164">Thomas L<text:span text:style-name="T41">E </text:span>R<text:span text:style-name="T41">OUX </text:span>et Nicolas P<text:span text:style-name="T41">IERROT</text:span>, « Entretien avec Denis Woronoff. “Avancer par nappes” : de l’histoire de la sidérurgie à l’histoire de l’emballage, en passant par l’archéologie industrielle », <text:span text:style-name="T68">e-Phaïstos, revue d’histoire des techniques</text:span>, 1, 2018, 6, mis en ligne le 28 juin 2018, URL : <text:a xlink:type="simple" xlink:href="http://journals.openedition.org/ephaistos/3006" text:style-name="Default_20_Style" text:visited-style-name="Default_20_Style"><text:span text:style-name="T73">http://journals.openedition.org/ephaistos/3006</text:span></text:a><text:a xlink:type="simple" xlink:href="http://journals.openedition.org/ephaistos/3006" text:style-name="Default_20_Style" text:visited-style-name="Default_20_Style"> </text:a>; DOI : 10.4000/ephaistos.3006</text:p>
      <text:p text:style-name="P30"><text:span text:style-name="T2">Thomas L</text:span><text:span text:style-name="T41">E </text:span><text:span text:style-name="T2">R</text:span><text:span text:style-name="T41">OUX</text:span><text:span text:style-name="T2">, « L’explosio de la fabrica de polvora de Grenelle. L’aculturacio al risc industrial a França, 1790-1810 », </text:span><text:span text:style-name="T3">Actes d'Història de la Ciència i de la Tècnica</text:span><text:span text:style-name="T2">, 10, 2017 (paru 2018), p. 111-120.</text:span></text:p>
      <text:p text:style-name="Text_20_body">Fabien L<text:span text:style-name="T41">OCHER</text:span>, en collaboration avec Marc E<text:span text:style-name="T41">LIE</text:span>, « Disasters: a Crash Test for Property »,</text:p>
      <text:p text:style-name="P22"><text:span text:style-name="T3">Global Environment</text:span><text:span text:style-name="T2">, 11/2, 2018, p. 219-235.</text:span></text:p>
      <text:p text:style-name="P155">Fabien L<text:span text:style-name="T41">OCHER</text:span>, « Historicizing Elinor Ostrom: Urban Politics, International Development and Expertise in U.S. Context (1970-1990) », <text:span text:style-name="T68">Theoretical Inquiries in Law</text:span>, 19(2), 2018, <text:s text:c="6"/>p. 533-558.</text:p>
      <text:p text:style-name="P28"><text:span text:style-name="T2">Fabien L</text:span><text:span text:style-name="T41">OCHER</text:span><text:span text:style-name="T2">, « L’océan en communs. Épuisement des ressources, appropriation et communautés », </text:span><text:span text:style-name="T3">Annales des Mines - Responsabilité et Environnement</text:span><text:span text:style-name="T2">, 92, 2018/4, p. 10-13</text:span></text:p>
      <text:p text:style-name="P161">Sabina L<text:span text:style-name="T41">ORIGA</text:span>, « Nostalgia del passato, scetticismo verso la storia », <text:span text:style-name="T68">Contemporanea</text:span>, 2018, XXI, 4, p. 616-622.</text:p>
      <text:p text:style-name="P28"><text:span text:style-name="T2">Sabina L</text:span><text:span text:style-name="T41">ORIGA</text:span><text:span text:style-name="T2">, « Le temps de l’enfermement dans les témoignages de </text:span><text:span text:style-name="T3">Jacobo Timerman</text:span><text:span text:style-name="T2">, </text:span><text:span text:style-name="T3">Ruth First</text:span><text:span text:style-name="T2">, et </text:span><text:span text:style-name="T3">Primo </text:span><text:span text:style-name="T2">Levi », </text:span><text:span text:style-name="T3">Mélanges de la Casa de Velázquez</text:span><text:span text:style-name="T2">, 48/2, 2018, p. 323-328.</text:span></text:p>
      <text:p text:style-name="P71"><text:span text:style-name="T2">Sabina L</text:span><text:span text:style-name="T41">ORIGA</text:span><text:span text:style-name="T2">, « Sobre el trauma histórico », </text:span><text:span text:style-name="T3">Pasajes de pensamiento contemporáneo</text:span><text:span text:style-name="T2">, 54, 2018, p. 92-110.</text:span></text:p>
      <text:p text:style-name="P171"><text:span text:style-name="T63">Sabina L</text:span><text:span text:style-name="T44">ORIGA</text:span><text:span text:style-name="T63">, </text:span>« <text:span text:style-name="T63">Memória, </text:span><text:span text:style-name="T74">história </text:span>e <text:span text:style-name="T74">literatura </text:span>», <text:span text:style-name="T75">ArtCultura</text:span><text:span text:style-name="T74">, Uberlândia, </text:span><text:span text:style-name="T63">2017, 19/35, </text:span>p.<text:span text:style-name="T74"> 19-30.</text:span></text:p>
      <text:p text:style-name="P116"/>
      <text:p text:style-name="P35"><text:span text:style-name="T2">Judith L</text:span><text:span text:style-name="T41">YON</text:span><text:span text:style-name="T2">-C</text:span><text:span text:style-name="T41">AEN</text:span><text:span text:style-name="T2">, « Les mots et les récits des morts », </text:span><text:span text:style-name="T3">Revue d’histoire moderne &amp; contemporaine</text:span><text:span text:style-name="T2">, 65-2, 2018/2, p. 54-67.</text:span></text:p>
      <text:p text:style-name="P148">Judith L<text:span text:style-name="T41">YON</text:span>-C<text:span text:style-name="T41">AEN</text:span>, « La petite vie de tous les jours. Paul de Kock, le roman du quotidien », avec Constance Barbaresco, Gérard Gabriel Kahn, Luce Roudier, Rafael Souza Barbosa, <text:span text:style-name="T68">Autour de Vallès</text:span>, « Ecrire le quotidien », 48, 2018, p. 37-48.</text:p>
      <text:p text:style-name="P144">Judith L<text:span text:style-name="T41">YON</text:span>-C<text:span text:style-name="T41">AEN</text:span>, « Michel Borwicz, homme de lettres, résistant, et historien de la persécution et du témoignage », <text:span text:style-name="T68">Archives juives</text:span>, 51, 2018/2, p. 157-161.</text:p>
      <text:p text:style-name="P144">Judith L<text:span text:style-name="T41">YON</text:span>-C<text:span text:style-name="T41">AEN</text:span>, « A proposto di Légendes de sang. Pour une anthropologie de l’antisémitisme chrétien » di Joanna Tokarska-Bakir » (note critique), <text:span text:style-name="T68">Quaderni Storici</text:span>, 156, 2018, p. 890-906 (traduit en italien par Agnese Pignataro).</text:p>
      <text:p text:style-name="P30"><text:span text:style-name="T2">Judith L</text:span><text:span text:style-name="T41">YON</text:span><text:span text:style-name="T2">-C</text:span><text:span text:style-name="T41">AEN</text:span><text:span text:style-name="T2">, « Voir le passé dans les ruines romantiques : une histoire politique et littéraire », </text:span><text:span text:style-name="T3">Sociétés &amp; Représentations</text:span><text:span text:style-name="T2">, 45, 2018/1, p. 233-260.</text:span></text:p>
      <text:p text:style-name="P71"><text:span text:style-name="T2">Judith L</text:span><text:span text:style-name="T41">YON</text:span><text:span text:style-name="T2">-C</text:span><text:span text:style-name="T41">AEN</text:span><text:span text:style-name="T2">, « « Le chant, lui, s’échappera... ». Pour une histoire des sources littéraires de l’histoire de la Shoah », </text:span><text:span text:style-name="T3">Vingtième Siècle. Revue d'histoire</text:span><text:span text:style-name="T2">, 139, 2018/3, p. 45-57.</text:span></text:p>
      <text:p text:style-name="P96">Mathieu M<text:span text:style-name="T41">ARAUD</text:span>, « La confrérie dans le métier. Spirituel et temporel corporatifs à Paris aux</text:p>
      <text:p text:style-name="P24"><text:span text:style-name="T41">XVII</text:span><text:span text:style-name="T76">e</text:span><text:span text:style-name="T2">-</text:span><text:span text:style-name="T41">XVIII</text:span><text:span text:style-name="T76">e </text:span><text:span text:style-name="T2">siècle », </text:span><text:span text:style-name="T3">Revus d'histoire moderne &amp; contemporaine, </text:span><text:span text:style-name="T2">65-1, 2018, p. 118-143.</text:span></text:p>
      <text:p text:style-name="P155">Marilisa M<text:span text:style-name="T41">ITSOU</text:span>, « Emmanuel Kriaras, <text:s/>biographe <text:s/>de <text:s/>Psichari », <text:s/><text:span text:style-name="T68">Condyloforos <text:s/></text:span>16, <text:s/>2018, p. 160-170 (en<text:span text:style-name="T59"> </text:span>grec).</text:p>
      <text:p text:style-name="P45"><text:span text:style-name="T2">Raphaël M</text:span><text:span text:style-name="T41">ORERA </text:span><text:span text:style-name="T2">et Nicolas L</text:span><text:span text:style-name="T41">YON</text:span><text:span text:style-name="T2">-C</text:span><text:span text:style-name="T41">AEN</text:span><text:span text:style-name="T2">, « Naissance, réorganisation ou formalisation d’un système d’information ? La propreté des rues de Paris au </text:span><text:span text:style-name="T41">XVIII</text:span><text:span text:style-name="T76">e </text:span><text:span text:style-name="T2">siècle », </text:span><text:span text:style-name="T3">Flux, Cahiers scientifiques internationaux, réseaux et territoires</text:span><text:span text:style-name="T2">, 1-2, 2018 (111-112), p. 44-56.</text:span></text:p>
      <text:p text:style-name="P172">Natalia M<text:span text:style-name="T41">UCHNIK</text:span>, « Une intolérance bien légère ? Les judaïsants d’Anvers (<text:span text:style-name="T41">XVI</text:span><text:span text:style-name="T76">e </text:span>et</text:p>
      <text:p text:style-name="P24"><text:span text:style-name="T41">XVII</text:span><text:span text:style-name="T76">e </text:span><text:span text:style-name="T2">siècles) », </text:span><text:span text:style-name="T3">Annales de Bretagne et des pays de l’Ouest</text:span><text:span text:style-name="T2">, 125, 2018, p. 111-122.</text:span></text:p>
      <text:p text:style-name="P95">Ron N<text:span text:style-name="T41">AIWELD</text:span>, « L’organisation des signes religieux et l’esprit impérial de certains rabbins de l’Antiquité », <text:span text:style-name="T68">Images re-vue, </text:span>2018, <text:a xlink:type="simple" xlink:href="https://journals.openedition.org/imagesrevues/4364" text:style-name="Default_20_Style" text:visited-style-name="Default_20_Style"><text:span text:style-name="T73">https://journals.openedition.org/imagesrevues/4364</text:span></text:a></text:p>
      <text:p text:style-name="P18"><text:span text:style-name="T2">Sylvain P</text:span><text:span text:style-name="T41">IRON</text:span><text:span text:style-name="T2">, « Note sur Léon et Rufin, l’écriture et le corps », </text:span><text:span text:style-name="T3">Archivum franciscanum historicum</text:span><text:span text:style-name="T2">, 110, 2018, p. 365-375.</text:span></text:p>
      <text:p text:style-name="P18"><text:span text:style-name="T2">Sylvain P</text:span><text:span text:style-name="T41">IRON</text:span><text:span text:style-name="T2">, « L’éducation sentimentale d’Héloïse », </text:span><text:span text:style-name="T3">Clio. Femmes, genre, histoire</text:span><text:span text:style-name="T2">, 47, 2018, p. 167-178.</text:span></text:p>
      <text:p text:style-name="P95">Danièle P<text:span text:style-name="T41">OUBLAN</text:span>, « Nouvelles archives : Une entreprise familiale dans la correspondance privée », <text:span text:style-name="T68">Entreprises et Histoire</text:span>, juin 2018, 91, p. 151-155.</text:p>
      <text:p text:style-name="P67"><text:span text:style-name="T2">Jacques R</text:span><text:span text:style-name="T41">EVEL</text:span><text:span text:style-name="T2">, « Charonne : ‘Un événement déraisonnable et qui a ses raisons », dans J. Revel (dir.), </text:span><text:span text:style-name="T3">Autour d’Alain Dewerpe</text:span><text:span text:style-name="T2">, </text:span><text:span text:style-name="T3">L’Atelier du CRH</text:span><text:span text:style-name="T2">, n° 17bis, Paris, 2018, p. 155-166.</text:span></text:p>
      <text:p text:style-name="P95">Dinah R<text:span text:style-name="T41">IBARD</text:span>, « L'auteur en excès : deux inconnus des Lumières », <text:span text:style-name="T68">Zinbun </text:span>(Institute for Research in Humanities, Kyoto University), 49, 2018, Special Topic 2 / Dossier spécial 2,</text:p>
      <text:p text:style-name="P141">« Qu'est-ce qu'un auteur "extraordinaire" ? À partir des marges du champ culturel à l'âge classique » (dir. Atsuo Morimoto), p. 141-155.</text:p>
      <text:p text:style-name="P117"/>
      <text:p text:style-name="P35"><text:span text:style-name="T2">Sergi S</text:span><text:span text:style-name="T41">ANCHO </text:span><text:span text:style-name="T2">F</text:span><text:span text:style-name="T41">IBLA</text:span><text:span text:style-name="T2">, avec Jimena C</text:span><text:span text:style-name="T41">ASTRO</text:span><text:span text:style-name="T2">, « Saturar la imagen. Mística y la imposibilidad de representar la visión », </text:span><text:span text:style-name="T3">Cuadernos de Arte</text:span><text:span text:style-name="T2">, 20, 2018, p. 26-35.</text:span></text:p>
      <text:p text:style-name="P61"><text:span text:style-name="T2">Jean-Claude S</text:span><text:span text:style-name="T41">CHMITT</text:span><text:span text:style-name="T2">, « Figurer et mimer les fantômes au </text:span><text:span text:style-name="T41">XIV</text:span><text:span text:style-name="T76">e </text:span><text:span text:style-name="T2">siècle », </text:span><text:span text:style-name="T3">Terrain. Anthropologie et sciences humaines</text:span><text:span text:style-name="T2">, « Fantômes », 69, Printemps 2018, p. 134-151.</text:span></text:p>
      <text:p text:style-name="P144">Jean-Claude S<text:span text:style-name="T41">CHMITT</text:span>, « Des images faites pour être détruites », dialogue avec Giordana Charuty et Jérémie Koering, introduit et modéré par Pierre-Olivier Dittmar et Jean-Claude Schmitt, <text:span text:style-name="T68">Perspectives, </text:span>2, 2018, p. 20-22.</text:p>
      <text:p text:style-name="P165">Jean-Claude S<text:span text:style-name="T41">CHMITT</text:span>, « Table ronde autour de ‘Rêver de soi. Les songes autobiographiques au Moyen Âge’. Entretien des auteurs Jean-Claude Schmitt et Gisèle Besson, avec Alban Bensa et Andreas Meyer », <text:span text:style-name="T68">Sensibilités. Histoire, critique et sciences sociales</text:span>, 4, 2018, « La société des rêves », p. 132-151.</text:p>
      <text:p text:style-name="P30"><text:span text:style-name="T2">Dinah R</text:span><text:span text:style-name="T41">IBARD</text:span><text:span text:style-name="T2">, « Ce que fait la littérature. Poésie et histoire des mondes ouvriers », </text:span><text:span text:style-name="T3">Cahiers d’histoire. Revue d’histoire critique</text:span><text:span text:style-name="T2">, 138, 2018, p. 159-173.</text:span></text:p>
      <text:p text:style-name="Text_20_body">Alessandro S<text:span text:style-name="T41">TANZIANI</text:span>, « Seamen, National Welfare, and Global Deregulation, 1850-1914 »,</text:p>
      <text:p text:style-name="P27"><text:span text:style-name="T3">Labour History</text:span><text:span text:style-name="T2">,1, 2018, p. 1-13.</text:span></text:p>
      <text:p text:style-name="P54"><text:span text:style-name="T2">Sylvie S</text:span><text:span text:style-name="T41">TEINBERG</text:span><text:span text:style-name="T2">, « Sang des bâtards, sang de la noblesse : à propos des “contextes durables” en anthropologie historique de la parenté », dans Élie Haddad (dir.), </text:span><text:span text:style-name="T3">Les règles de la parenté, entre histoire et anthropologie. Autour des travaux de Gérard Delille, L’Atelier du CRH, </text:span><text:span text:style-name="T2">19bis, 2018.</text:span></text:p>
      <text:p text:style-name="P144">Alessandro S<text:span text:style-name="T41">TELLA</text:span>, « Se droguer pour le plaisir : un tabou ou un droit ? », <text:span text:style-name="T68">Chimères</text:span>, 91, 2018, p. 63-70.</text:p>
      <text:p text:style-name="P155">Alessandro S<text:span text:style-name="T41">TELLA </text:span>et Anne C<text:span text:style-name="T41">OPPEL</text:span>, « L’autosupport des usagers de drogues, entre mobilisations spontanées et héritages de l’histoire », dans Josep Rafanell i Orra (coord.), <text:span text:style-name="T68">Itinérances</text:span>, Paris, éditions Divergences, 2018, p. 132-138.</text:p>
      <text:p text:style-name="P28"><text:span text:style-name="T2">Anne V</text:span><text:span text:style-name="T41">ARET</text:span><text:span text:style-name="T2">-V</text:span><text:span text:style-name="T41">ITU</text:span><text:span text:style-name="T2">, « Introduction. Mesurer la forêt », </text:span><text:span text:style-name="T3">Histoire &amp; Mesure</text:span><text:span text:style-name="T2">, 2017, XXXII-2, <text:s text:c="2"/>p. 3-8.</text:span></text:p>
      <text:p text:style-name="P17"><text:span text:style-name="T2">Claire Z</text:span><text:span text:style-name="T41">ALC</text:span><text:span text:style-name="T2">, « </text:span><text:a xlink:type="simple" xlink:href="https://www.cairn.info/revue-vingtieme-siecle-revue-d-histoire-2018-3-p-2.htm" text:style-name="Default_20_Style" text:visited-style-name="Default_20_Style"><text:span text:style-name="T2">Passages de témoins </text:span></text:a><text:span text:style-name="T2">», </text:span><text:a xlink:type="simple" xlink:href="https://www.cairn.info/revue-vingtieme-siecle-revue-d-histoire-2018-3.htm" text:style-name="Default_20_Style" text:visited-style-name="Default_20_Style"><text:span text:style-name="T3">Vingtième siècle. Revue d’histoire</text:span></text:a><text:span text:style-name="T2">, 139, 2018/3, p. 2-21.</text:span></text:p>
      <text:p text:style-name="P144">Claire Z<text:span text:style-name="T41">ALC</text:span>, <text:a xlink:type="simple" xlink:href="https://revue-pouvoirs.fr/La-decheance-de-nationalite.html" text:style-name="Default_20_Style" text:visited-style-name="Default_20_Style">« La déchéance de nationalité : éléments d’histoire d’une révision</text:a> <text:a xlink:type="simple" xlink:href="https://revue-pouvoirs.fr/La-decheance-de-nationalite.html" text:style-name="Default_20_Style" text:visited-style-name="Default_20_Style">constitutionnelle ratée </text:a>», <text:a xlink:type="simple" xlink:href="https://revue-pouvoirs.fr/-166-La-Ve-Republique-nouvelles-.html" text:style-name="Default_20_Style" text:visited-style-name="Default_20_Style"><text:span text:style-name="T68">Pouvoirs</text:span></text:a><text:a xlink:type="simple" xlink:href="https://revue-pouvoirs.fr/-166-La-Ve-Republique-nouvelles-.html" text:style-name="Default_20_Style" text:visited-style-name="Default_20_Style">, 166, 4/2018,</text:a> p. 41-57.</text:p>
      <text:p text:style-name="P59"><text:span text:style-name="T2">Jean-Paul Z</text:span><text:span text:style-name="T41">UNIGA </text:span><text:span text:style-name="T2">« Généalogie, parenté et histoire sociale. Composition et re-compositions des familles en milieu colonial, Santiago du Chili (mi-</text:span><text:span text:style-name="T41">XVI</text:span><text:span text:style-name="T76">e</text:span><text:span text:style-name="T2">-fin </text:span><text:span text:style-name="T41">XVII</text:span><text:span text:style-name="T76">e </text:span><text:span text:style-name="T2">siècles) », </text:span><text:span text:style-name="T3">L’Atelier du Centre de recherches historiques </text:span><text:span text:style-name="T2">[En ligne], 19 Bis | 2018, n° sur </text:span><text:span text:style-name="T3">Les Règles de la parenté, entre histoire et anthropologie. Autour des travaux de Gérard Delille</text:span><text:span text:style-name="T2">, sous la direction de Elie Haddad, mis en ligne le 25 juin 2018. URL : </text:span><text:a xlink:type="simple" xlink:href="http://journals.openedition.org/acrh/8623" text:style-name="Default_20_Style" text:visited-style-name="Default_20_Style"><text:span text:style-name="T13">http://journals.openedition.org/acrh/8623</text:span></text:a><text:a xlink:type="simple" xlink:href="http://journals.openedition.org/acrh/8623" text:style-name="Default_20_Style" text:visited-style-name="Default_20_Style"><text:span text:style-name="T2"> </text:span></text:a><text:span text:style-name="T2">; DOI :</text:span><text:span text:style-name="T12"> </text:span><text:span text:style-name="T2">10.4000/acrh.8623</text:span></text:p>
      <text:p text:style-name="P103"/>
      <text:list xml:id="list170702824984092" text:continue-numbering="true" text:style-name="WWNum2">
        <text:list-item>
          <text:h text:style-name="P11" text:outline-level="2"><text:bookmark-start text:name="_TOC_250002"/>Chapitres d’ouvrage<text:span text:style-name="T62"> </text:span><text:bookmark-end text:name="_TOC_250002"/>collectif</text:h>
        </text:list-item>
      </text:list>
      <text:p text:style-name="P72"><text:span text:style-name="T2">Jean A</text:span><text:span text:style-name="T41">NDREAU</text:span><text:span text:style-name="T2">, « Concepts économiques dans les œuvres des juristes romains », dans E. Lo Cascio et D. Mantovani (dir.), </text:span><text:span text:style-name="T3">Diritto romano e economia, Due modi di pensare e organizzare il mondo (nei primi tre secoli dell’Impero)</text:span><text:span text:style-name="T2">, Pavie, Pavia University Press, CEDANT, 2018, <text:s/>p. 223-254.</text:span></text:p>
      <text:p text:style-name="P46"><text:span text:style-name="T2">Danièle A</text:span><text:span text:style-name="T41">LEXANDRE</text:span><text:span text:style-name="T2">-B</text:span><text:span text:style-name="T41">IDON</text:span><text:span text:style-name="T2">, « Les choses de la vie. Objets domestiques et culture matérielle (</text:span><text:span text:style-name="T41">XII</text:span><text:span text:style-name="T76">e</text:span><text:span text:style-name="T2">-</text:span><text:span text:style-name="T41">XX</text:span><text:span text:style-name="T76">e </text:span><text:span text:style-name="T2">siècle) », dans Luc Bourgeois, Danièle Alexandre-Bidon, Laurent Feller, Perrine Mane, Catherine Verna et Mickaël Wilmart (dir.), </text:span><text:span text:style-name="T3">La Culture matérielle : un objet en question. Anthropologie, archéologie et histoire</text:span><text:span text:style-name="T2">, Caen, Presses universitaires de Caen, 2018, p. 189-202.</text:span></text:p>
      <text:p text:style-name="P62"><text:span text:style-name="T2">Danièle A</text:span><text:span text:style-name="T41">LEXANDRE</text:span><text:span text:style-name="T2">-B</text:span><text:span text:style-name="T41">IDON</text:span><text:span text:style-name="T2">, « À la vie, à la mort. La danse macabre des métiers au Moyen Âge » dans </text:span><text:span text:style-name="T3">Tomber sur un os. Quand les archéologues font parler les mort</text:span><text:span text:style-name="T2">s, catalogue de l’exposition, Archéa, 2018-2019, Louvres, Archéa/Silvana Editoriale, 2018, p. 74-83.</text:span></text:p>
      <text:p text:style-name="P28"><text:span text:style-name="T2">Danièle A</text:span><text:span text:style-name="T41">LEXANDRE</text:span><text:span text:style-name="T2">-B</text:span><text:span text:style-name="T41">IDON</text:span><text:span text:style-name="T2">, « Quand les clochettes font des bulles : le muguet dans la bande dessinée », </text:span><text:span text:style-name="T3">Fêtons le muguet</text:span><text:span text:style-name="T2">, </text:span><text:span text:style-name="T3">Actes de la journée de rencontres du samedi 24 mars 2018</text:span><text:span text:style-name="T2">, Rambouillet, La Lanterne, 2018, p. 67-71.</text:span></text:p>
      <text:p text:style-name="P63"><text:span text:style-name="T2">Etienne A</text:span><text:span text:style-name="T41">NHEIM</text:span><text:span text:style-name="T2">, « Dedans et dehors. Pétrarque <text:s/>entre <text:s/>littérature <text:s/>et <text:s/>philosophie <text:s/>(</text:span><text:span text:style-name="T41">XVIII</text:span><text:span text:style-name="T76">e</text:span><text:span text:style-name="T2">- <text:s/></text:span><text:span text:style-name="T41">XIX</text:span><text:span text:style-name="T76">e </text:span><text:span text:style-name="T2">s.) », dans C. König-Pralong, M. Meliado et Z. Radeva (dir.), </text:span><text:span text:style-name="T3">‘Outsiders’ and ‘Forerunners’. Modern Reason and Historiographical Births of Medieval Philosophy</text:span><text:span text:style-name="T2">, Turnhout, Brepols, 2018, p.</text:span><text:span text:style-name="T12"> </text:span><text:span text:style-name="T2">301-328.</text:span></text:p>
      <text:p text:style-name="P76"><text:span text:style-name="T2">Etienne A</text:span><text:span text:style-name="T41">NHEIM</text:span><text:span text:style-name="T2">, « Jacques Le Goff et les Annales », dans Etienne Anheim, Massimo Miglio et Catherine Virlouvet (dir.), </text:span><text:span text:style-name="T3">Jacques Le Goff. L’Italia e la storia</text:span><text:span text:style-name="T2">, Rome, ISIME/EFR, 2018, p. 97-108.</text:span></text:p>
      <text:p text:style-name="P169">Etienne A<text:span text:style-name="T41">NHEIM</text:span>, « Simone Martini : signer son œuvre dans la peinture du <text:span text:style-name="T41">XIV</text:span><text:span text:style-name="T76">e </text:span>siècle », dans</text:p>
      <text:p text:style-name="P157">D. Argelès, M. Cassidy, A.-M. Jolivet, H. Knörzer, V. Pauly (dir.), <text:span text:style-name="T68">Le sujet à l’œuvre</text:span>, Paris, Éditions de l’Ecole polytechnique, 2018, p. 33-44.</text:p>
      <text:p text:style-name="P155">Etienne A<text:span text:style-name="T41">NHEIM</text:span>, « Les métamorphoses de la nature dans l’Europe de la fin du Moyen Âge », dans P. Descola (dir.), <text:span text:style-name="T68">Les Natures en question</text:span>, Paris, Odile Jacob, 2018, p. 51-70.</text:p>
      <text:p text:style-name="P144">Etienne A<text:span text:style-name="T41">NHEIM</text:span>, « Du moine au pape et retour. Réflexions sur la singulière fidélité de Clément VI à son ordre », dans A. Sohn (dir.), <text:span text:style-name="T68">Benediktiner als Päpste</text:span>, Regensburg, Schnell und Steiner, 2018, p. 143-154.</text:p>
      <text:p text:style-name="P64"><text:span text:style-name="T2">Mathieu A</text:span><text:span text:style-name="T41">RNOUX</text:span><text:span text:style-name="T2">, « Des marchands sans livres de comptes ? Sources d'entreprises et documentation commerciale dans l'Europe francophone (Royaume de France, Îles britanniques, </text:span><text:span text:style-name="T41">XIV</text:span><text:span text:style-name="T76">e</text:span><text:span text:style-name="T2">-</text:span><text:span text:style-name="T41">XV</text:span><text:span text:style-name="T76">e </text:span><text:span text:style-name="T2">siècles) », dans </text:span><text:span text:style-name="T3">Les Documents du commerce entre Moyen Âge et époque moderne (</text:span><text:span text:style-name="T43">XII</text:span><text:span text:style-name="T69">e</text:span><text:span text:style-name="T3">-</text:span><text:span text:style-name="T43">XVII</text:span><text:span text:style-name="T69">e </text:span><text:span text:style-name="T3">siècle)</text:span><text:span text:style-name="T2">, Rome, École française de Rome, 2018, p. 117-132.</text:span></text:p>
      <text:p text:style-name="P158">Mathieu A<text:span text:style-name="T41">RNOUX</text:span>, « Les archives dangereuses des marchands, entre enregistrement et destruction (<text:span text:style-name="T41">XIV</text:span><text:span text:style-name="T76">e</text:span>-<text:span text:style-name="T41">XV</text:span><text:span text:style-name="T76">e </text:span>siècle) », dans J. C<text:span text:style-name="T41">HIFFOLEAU</text:span>, É. H<text:span text:style-name="T41">UBERT </text:span>et R. M<text:span text:style-name="T41">UCCIARELLI</text:span>, Rome, Viella, 2018, p. 311-322.</text:p>
      <text:p text:style-name="P148">Henriette A<text:span text:style-name="T41">SSEO</text:span>, « La Gypsyness, une culture de compromis entre l’Art et <text:s/>l’éclectisme savant<text:span text:style-name="T62"> </text:span>»,<text:span text:style-name="T79"> </text:span>dans<text:span text:style-name="T80"> </text:span>Sidonia<text:span text:style-name="T79"> </text:span>Bauer,<text:span text:style-name="T79"> </text:span>Pascale<text:span text:style-name="T80"> </text:span>Auraix-Jonchière<text:span text:style-name="T79"> </text:span>(dir.),<text:span text:style-name="T79"> </text:span><text:span text:style-name="T68">Bohémiens</text:span><text:span text:style-name="T81"> </text:span><text:span text:style-name="T68">und</text:span><text:span text:style-name="T82"> </text:span><text:span text:style-name="T68">Marginalität</text:span><text:span text:style-name="T81"> </text:span><text:span text:style-name="T68">/</text:span></text:p>
      <text:p text:style-name="P135"/>
      <text:p text:style-name="P48"><text:span text:style-name="T3">Bohémiens et marginalité. Künstlerische und literarische Darstellungen vom 19. bis 21. Jahrhundert / Représentations littéraires et artistiques du </text:span><text:span text:style-name="T43">XIX</text:span><text:span text:style-name="T69">e </text:span><text:span text:style-name="T3">au </text:span><text:span text:style-name="T43">XX</text:span><text:span text:style-name="T69">e </text:span><text:span text:style-name="T3">siècle, </text:span><text:span text:style-name="T2">Berlin, Frank &amp; Timme (Romanistik), 2018, p. 111-130.</text:span></text:p>
      <text:p text:style-name="P71"><text:span text:style-name="T2">Stéphane B</text:span><text:span text:style-name="T41">ACIOCCHI</text:span><text:span text:style-name="T2">, Alain C</text:span><text:span text:style-name="T41">OTTEREAU</text:span><text:span text:style-name="T2">, Marie-Paule H</text:span><text:span text:style-name="T41">ILLE</text:span><text:span text:style-name="T2">, « Pratiques d’enquête et sens de la réalité sociale », dans S. Baciocchi, A. Cottereau, M.-P. Hille (dir.), </text:span><text:span text:style-name="T3">Le Pouvoir des gouvernés. Ethnographies de savoir-faire politiques sur quatre continents</text:span><text:span text:style-name="T2">, Bruxelles, P.I.E. Peter Lang, « Action publique », 16, 2018, p. 9-40.</text:span></text:p>
      <text:p text:style-name="P30"><text:span text:style-name="T2">Isabelle B</text:span><text:span text:style-name="T41">ACKOUCHE</text:span><text:span text:style-name="T2">, </text:span><text:span text:style-name="T3">« </text:span><text:span text:style-name="T2">Mobilisations urbaines et histoire des vainqueurs. Le cas de l’axe nord-sud à Paris (1959-1976) </text:span><text:span text:style-name="T3">», </text:span><text:span text:style-name="T2">dans Isabelle Backouche </text:span><text:span text:style-name="T3">et al</text:span><text:span text:style-name="T2">. (dir.), </text:span><text:span text:style-name="T3">La Ville est à nous. Aménagement urbain et mobilisations sociales depuis le Moyen-Âge </text:span><text:span text:style-name="T2">(collectif), Paris, Éditions de la Sorbonne, 2018, p.</text:span><text:span text:style-name="T4"> </text:span><text:span text:style-name="T2">263-284.</text:span></text:p>
      <text:p text:style-name="P54"><text:span text:style-name="T2">Jean B</text:span><text:span text:style-name="T41">AUMGARTEN</text:span><text:span text:style-name="T2">, « Literature before 1800, Yiddish », dans David Biale (dir.), </text:span><text:span text:style-name="T3">Oxford Bibliography Online (OBO), </text:span><text:span text:style-name="T2">Oxford, Oxford University Press, 2018, 50 p. (see </text:span><text:a xlink:type="simple" xlink:href="http://www.oxfordbibliographies.com/" text:style-name="Default_20_Style" text:visited-style-name="Default_20_Style"><text:span text:style-name="T13">www.oxfordbibliographies.com</text:span></text:a><text:span text:style-name="T2">).</text:span></text:p>
      <text:p text:style-name="P30"><text:span text:style-name="T2">Jean B</text:span><text:span text:style-name="T41">AUMGARTEN</text:span><text:span text:style-name="T2">, Irène C</text:span><text:span text:style-name="T41">ATACH</text:span><text:span text:style-name="T2">, Pina T</text:span><text:span text:style-name="T41">OTARO</text:span><text:span text:style-name="T2">, « Présentation », </text:span><text:span text:style-name="T3">Spinoza, philosophe grammairien</text:span><text:span text:style-name="T2">, Paris, CNRS Éditions, 2018, p. 7-18.</text:span></text:p>
      <text:p text:style-name="P71"><text:span text:style-name="T2">Jean B</text:span><text:span text:style-name="T41">AUMGARTEN</text:span><text:span text:style-name="T2">, « De quelques possibles sources juives du </text:span><text:span text:style-name="T3">Compendium </text:span><text:span text:style-name="T2">», </text:span><text:span text:style-name="T3">Spinoza, philosophe grammairien</text:span><text:span text:style-name="T2">, Paris, CNRS Éditions, 2018, p. 127-157.</text:span></text:p>
      <text:p text:style-name="P56"><text:span text:style-name="T2">Jean B</text:span><text:span text:style-name="T41">AUMGARTEN</text:span><text:span text:style-name="T2">, « The Relations Between Jews and Christians in an Old Yiddish Manual of Customary Law: The Book of Customs (</text:span><text:span text:style-name="T3">Seyfer ha-Minhogim</text:span><text:span text:style-name="T2">) by Shimon ben Yehuda ha- Levi Guenzburg (Venice, 1593) », dans Alessandro Guetta et Pierre Savy (dir.), « </text:span><text:span text:style-name="T3">Non contrarii, ma diversi </text:span><text:span text:style-name="T2">» : </text:span><text:span text:style-name="T3">la question de la minorité dans le regard des chrétiens et des Juifs en Italie (début </text:span><text:span text:style-name="T43">XV</text:span><text:span text:style-name="T69">e</text:span><text:span text:style-name="T3">-milieu </text:span><text:span text:style-name="T43">XVIII</text:span><text:span text:style-name="T69">e </text:span><text:span text:style-name="T3">siècle)</text:span><text:span text:style-name="T2">, Rome, Viella, 2018, p. 34-59.</text:span></text:p>
      <text:p text:style-name="P49"><text:span text:style-name="T2">Jean B</text:span><text:span text:style-name="T41">AUMGARTEN</text:span><text:span text:style-name="T2">, « Continuity and Change in Early ModernYiddish Language and Literature », </text:span><text:span text:style-name="T3">The Cambridge History of Judaism, Volume VII: The Early Modern Period (c.1500-c.1815), </text:span><text:span text:style-name="T2">dir. par Jonathan Karp and Adam Sutcliffe (dir.), Cambridge, Cambridge University Press, 2018, p. 274-289.</text:span></text:p>
      <text:p text:style-name="P71"><text:span text:style-name="T2">Gérard B</text:span><text:span text:style-name="T41">EAUR </text:span><text:span text:style-name="T2">et Jean-Michel C</text:span><text:span text:style-name="T41">HEVET</text:span><text:span text:style-name="T2">, « Las Institutiones en el Banco de Prueba. Los Derechos de Propiedad en el Corazòn de los Modelos de Crecimiento ? », dans Salvador Álvarez, Margarita Menegus y Alejandro Tortolero (dir.), </text:span><text:span text:style-name="T3">Derechos de Propriedad y Crecimiento Económico en la Historia Agraria : contributiones para una perspectiva comparada en América y Europa, Bogota</text:span><text:span text:style-name="T2">, Universidad del Magdalena, 2018, p. 33-58.</text:span></text:p>
      <text:p text:style-name="P30"><text:span text:style-name="T2">Gérard B</text:span><text:span text:style-name="T41">EAUR</text:span><text:span text:style-name="T2">, « Els inventaris </text:span><text:span text:style-name="T3">Post Mortem</text:span><text:span text:style-name="T2">, eines per Mesurar el nivell de vida. La vila de Meaux i el seu entorn rural van conèixer una </text:span><text:span text:style-name="T3">revolució del consum </text:span><text:span text:style-name="T2">i/o una </text:span><text:span text:style-name="T3">revolució industriosa </text:span><text:span text:style-name="T2">en el transcurs dels segles </text:span><text:span text:style-name="T41">XVII </text:span><text:span text:style-name="T2">i </text:span><text:span text:style-name="T41">XVIII </text:span><text:span text:style-name="T2">? », dans Belén Moreno Claverías (dir.), </text:span><text:span text:style-name="T3">Els inventaris post-mortem. Una font per a la història econòmica i social</text:span><text:span text:style-name="T2">, Biblioteca d'Història Rural, Associació d'Història Rural de les Comarques Gironines-Centre de Recerca d'Història Rural de la Universitat de Girona-Documenta Universitaria, Girona, 2018, p. 143-162.</text:span></text:p>
      <text:p text:style-name="P43"><text:span text:style-name="T2">Gérard B</text:span><text:span text:style-name="T41">EAUR</text:span><text:span text:style-name="T2">, Rosa C</text:span><text:span text:style-name="T41">ONGOST </text:span><text:span text:style-name="T2">et Pablo L</text:span><text:span text:style-name="T41">UNA</text:span><text:span text:style-name="T2">, « Emphyteusis: A Practical Question ? », dans Rosa Congost et Pablo F. Luna (dir.), </text:span><text:span text:style-name="T3">Agrarian Change and Imperfect Property. Emphyteusis</text:span></text:p>
      <text:p text:style-name="P118"/>
      <text:p text:style-name="P69"><text:span text:style-name="T3">in Europe (16th to 19th centuries), </text:span><text:span text:style-name="T2">Turnhout, Brepols, </text:span><text:span text:style-name="T3">Rural History in Europe </text:span><text:span text:style-name="T2">15, 2018, <text:s text:c="5"/>p. 11-38.</text:span></text:p>
      <text:p text:style-name="P58"><text:span text:style-name="T2">Gérard B</text:span><text:span text:style-name="T41">ÉAUR</text:span><text:span text:style-name="T2">, « The Many Faces of Emphyteusis in France. An Overview with a Case Study from the Meaux Region (1600-1800) », dans Rosa Congost et Pablo F. Luna (dir.), </text:span><text:span text:style-name="T3">Agrarian Change and Imperfect Property. Emphyteusis in Europe (16th to 19th centuries), </text:span><text:span text:style-name="T2">Turnhout, Brepols, </text:span><text:span text:style-name="T3">Rural History in Europe </text:span><text:span text:style-name="T2">15, 2018, p. 75-96.</text:span></text:p>
      <text:p text:style-name="P30"><text:span text:style-name="T2">Fabrice B</text:span><text:span text:style-name="T41">OUDJAABA</text:span><text:span text:style-name="T2">, « Emphyteusis in Practice in Eigtheenth Century Normandy », dans Rosa Congost et Pablo Luna (dir.), </text:span><text:span text:style-name="T3">Agrarian Change and Imperfect Property</text:span><text:span text:style-name="T2">, Turnhout, Brepols, 2018, p.</text:span><text:span text:style-name="T12"> </text:span><text:span text:style-name="T2">113-131.</text:span></text:p>
      <text:p text:style-name="P144">Alain B<text:span text:style-name="T41">OUREAU</text:span>, « Mots de tête. Petite variation sur l’archéologie du texte selon Alain de Libera », dans Jean-Baptiste Brenet et Laurent Cesalli (dir.), <text:span text:style-name="T68">Sujet libre. Pour Alain <text:s/>de Libera</text:span>, Paris, Vrin, 2018, p.<text:span text:style-name="T59"> </text:span>67-72.</text:p>
      <text:p text:style-name="P30"><text:span text:style-name="T2">Florence B</text:span><text:span text:style-name="T41">RACHET </text:span><text:span text:style-name="T2">C</text:span><text:span text:style-name="T41">HAMSAUR</text:span><text:span text:style-name="T2">, « Buying abroad, selling in Paris: the 1953 Italian fair at Galeries Lafayette », dans Blaszczyk, Regina Lee, Véronique Pouillard (dir.), </text:span><text:span text:style-name="T3">European fashion: The creation of a global industry</text:span><text:span text:style-name="T2">. Oxford University Press, 2018.</text:span></text:p>
      <text:p text:style-name="P30"><text:span text:style-name="T2">Hinnerk B</text:span><text:span text:style-name="T41">RUHNS</text:span><text:span text:style-name="T2">, « Steuern und Staat bei Max Weber », dans Sebastian Huhnholz (dir.), </text:span><text:a xlink:type="simple" xlink:href="http://www.nomos-shop.de/Huhnholz-Fiskus-Verfassung-Freiheit/productview.aspx?product=35325" text:style-name="Default_20_Style" text:visited-style-name="Default_20_Style"><text:span text:style-name="T3">Fiskus - Verfassung - Freiheit</text:span></text:a><text:span text:style-name="T3">. Politisches Denken der öffentlichen Finanzen von Hobbes bis heute, </text:span><text:span text:style-name="T2">Baden-Baden, Nomos Verlag (Reihe </text:span><text:a xlink:type="simple" xlink:href="http://www.nomos-shop.de/reihenpopup.aspx?reihe=237" text:style-name="Default_20_Style" text:visited-style-name="Default_20_Style"><text:span text:style-name="T3">Staatsverständnisse</text:span></text:a><text:span text:style-name="T2">, vol. 111), 2018, p. 233-251.</text:span></text:p>
      <text:p text:style-name="P71"><text:span text:style-name="T2">Jordi C</text:span><text:span text:style-name="T41">ANAL</text:span><text:span text:style-name="T2">, « Entre el autonomismo y la independencia: nacionalismo, nación y procesos de nacionalización (1980-2015) », dans Isidro Sepúlveda (dir.), </text:span><text:span text:style-name="T3">Nación y nacionalismos en la España de las autonomías</text:span><text:span text:style-name="T2">, Madrid, BOE-Centro de Estudios Políticos y Constitucionales, 2018, p. 77-108.</text:span></text:p>
      <text:p text:style-name="P54"><text:span text:style-name="T2">Simona C</text:span><text:span text:style-name="T41">ERUTTI</text:span><text:span text:style-name="T2">, « Lavoro e cittadinanza », dans R. Ago (dir.), </text:span><text:span text:style-name="T3">Storia del lavoro in Italia, Medioevo e età moderna</text:span><text:span text:style-name="T2">, Castelvecchi, Rome 2018.</text:span></text:p>
      <text:p text:style-name="P31"><text:span text:style-name="T2">Simona C</text:span><text:span text:style-name="T41">ERUTTI</text:span><text:span text:style-name="T2">, </text:span><text:span text:style-name="T3">Archaeology of rights: petitions and Mercy in Early Modern Societies</text:span><text:span text:style-name="T2">, Italian<text:tab/>Academy,<text:tab/>Columbia<text:tab/>University,<text:tab/>2018</text:span></text:p>
      <text:p text:style-name="P141">(<text:a xlink:type="simple" xlink:href="https://italianacademy.columbia.edu/fellow/simona-cerutti" text:style-name="Default_20_Style" text:visited-style-name="Default_20_Style"><text:span text:style-name="T73">https://italianacademy.columbia.edu/fellow/simona-cerutti</text:span></text:a>)</text:p>
      <text:p text:style-name="P95">Simona C<text:span text:style-name="T41">ERUTTI</text:span>, <text:span text:style-name="T83">« </text:span><text:a xlink:type="simple" xlink:href="https://journals.openedition.org/traces/8087" text:style-name="Default_20_Style" text:visited-style-name="Default_20_Style">S’adresser à l’autorité en tant qu’individu singulier : parcours historiques</text:a> <text:a xlink:type="simple" xlink:href="https://journals.openedition.org/traces/8087" text:style-name="Default_20_Style" text:visited-style-name="Default_20_Style">croisés. Entretien avec Alain Blum et Simona Cerutti </text:a>», <text:span text:style-name="T68">Tracés, </text:span>34, 2018.</text:p>
      <text:p text:style-name="P30"><text:span text:style-name="T2">Cristina C</text:span><text:span text:style-name="T41">IUCU</text:span><text:span text:style-name="T2">, « Being Truthful to Reality. Grounds of Nonviolence in Ascetic and Mystical Traditions », dans Sudhir Chandra (dir.), </text:span><text:span text:style-name="T3">Violence and Non-violence across Time. History, Religion and Culture</text:span><text:span text:style-name="T2">, Routledge / Taylor &amp; Francis, Londres/New Dehli, 2018, p. 247-314.</text:span></text:p>
      <text:p text:style-name="P165">Cristina C<text:span text:style-name="T41">IUCU</text:span>, « De la vertu des limites : quelques réflexions sur l’éthique et le sens du travail dans le judaïsme », dans Pierre Musso et Alain Supiot (dir.), <text:span text:style-name="T68">Qu’est-ce qu’un régime de travail réellement humain ? </text:span>[Colloque de Cerisy, 4-11 juillet 2017], Paris, Hermann, 2018, p. 179-199.</text:p>
      <text:p text:style-name="P151">Yves C<text:span text:style-name="T41">OHEN</text:span>, « Les foules raisonnables. Notes sur les mouvements sans parti ni leader des années 2010 et leur rapport avec le <text:span text:style-name="T41">XX</text:span><text:span text:style-name="T76">e </text:span>siècle », dans Nilüfer Göle et Yves Cohen (dir.), <text:span text:style-name="T68">La Démocratie de la place publique</text:span>, Paris, <text:span text:style-name="T68">Politika</text:span>, [En ligne], (2018), URL<text:span text:style-name="T84"> </text:span>:</text:p>
      <text:p text:style-name="P119"/>
      <text:p text:style-name="P173"><text:a xlink:type="simple" xlink:href="https://www.politika.io/fr/notice/foules-raisonnables-notes-mouvements-parti-leader-annees-2010-leur-rapport-xxe-siecle" text:style-name="Default_20_Style" text:visited-style-name="Default_20_Style"><text:span text:style-name="T73">https://www.politika.io/fr/notice/foules-raisonnables-notes-mouvements-parti-leader-annees-</text:span></text:a> <text:a xlink:type="simple" xlink:href="https://www.politika.io/fr/notice/foules-raisonnables-notes-mouvements-parti-leader-annees-2010-leur-rapport-xxe-siecle" text:style-name="Default_20_Style" text:visited-style-name="Default_20_Style"><text:span text:style-name="T73">2010-leur-rapport-xxe-siecle</text:span></text:a>.</text:p>
      <text:p text:style-name="P147">Pascal C<text:span text:style-name="T41">RISTOFOLI</text:span>, en collaboration avec Nicole D<text:span text:style-name="T41">UFOURNAUD</text:span>, Bernard M<text:span text:style-name="T41">ICHON </text:span>et <text:span text:style-name="T59">B</text:span>enja<text:span text:style-name="T62">m</text:span>in <text:span text:style-name="T85"><text:s/></text:span>B<text:span text:style-name="T46">ACH</text:span>, <text:span text:style-name="T86"><text:s/></text:span>« <text:span text:style-name="T59">L</text:span>’analyse <text:span text:style-name="T85"><text:s/></text:span>des <text:span text:style-name="T85"><text:s/></text:span>r<text:span text:style-name="T59">é</text:span>sea<text:span text:style-name="T59">ux</text:span>, <text:span text:style-name="T85"><text:s/></text:span>une <text:span text:style-name="T85"><text:s/></text:span>aide <text:span text:style-name="T85"><text:s/></text:span>à <text:span text:style-name="T85"><text:s/></text:span>pen<text:span text:style-name="T59">s</text:span>er<text:span text:style-name="T60"> </text:span>: <text:span text:style-name="T85"><text:s/></text:span>ré<text:span text:style-name="T59">f</text:span>le<text:span text:style-name="T62">x</text:span>i<text:span text:style-name="T62">o</text:span>ns <text:span text:style-name="T85"><text:s/></text:span>s<text:span text:style-name="T59">u</text:span>r <text:span text:style-name="T85"><text:s/></text:span>les <text:span text:style-name="T85"><text:s/></text:span><text:span text:style-name="T59">s</text:span>tr<text:span text:style-name="T59">a</text:span>tégi<text:span text:style-name="T59">e</text:span>s économique<text:span text:style-name="T87"> </text:span>et<text:span text:style-name="T87"> </text:span>sociale<text:span text:style-name="T88"> </text:span>de<text:span text:style-name="T87"> </text:span>Marie<text:span text:style-name="T88"> </text:span>Boucher,<text:span text:style-name="T89"> </text:span>marchande<text:span text:style-name="T90"> </text:span>à<text:span text:style-name="T87"> </text:span>Nantes<text:span text:style-name="T87"> </text:span>au<text:span text:style-name="T89"> </text:span><text:span text:style-name="T41">XVII</text:span><text:span text:style-name="T76">e</text:span><text:span text:style-name="T77"> </text:span>siècle »,<text:span text:style-name="T89"> </text:span>dans</text:p>
      <text:p text:style-name="P50"><text:span text:style-name="T2">C. Carribon, D. Picco, D. Dussert-Galinat, B. Lachaise, et F. Bugnon (dir.), </text:span><text:span text:style-name="T3">Réseaux de femmes, femmes en réseaux (</text:span><text:span text:style-name="T43">XVI</text:span><text:span text:style-name="T69">e</text:span><text:span text:style-name="T3">-</text:span><text:span text:style-name="T43">XXI</text:span><text:span text:style-name="T69">e </text:span><text:span text:style-name="T3">siècles)</text:span><text:span text:style-name="T2">, Bordeaux, PU Bordeaux, 2017, p. 109-137.</text:span></text:p>
      <text:p text:style-name="P70"><text:span text:style-name="T2">Jocelyne D</text:span><text:span text:style-name="T41">AKHLIA</text:span><text:span text:style-name="T2">, « Le sultan des Tolbas : une performance de la dévoration politique », dans A. El Moudden (dir), </text:span><text:span text:style-name="T3">Confluences, Histoire, Anthropologie, Etudes littéraires, Travaux offerts à A. Sebti</text:span><text:span text:style-name="T2">, Ed. Bou Regreg, Rabat, 2018, p 5-58.</text:span></text:p>
      <text:p text:style-name="P144">Jocelyne D<text:span text:style-name="T41">AKHLIA</text:span>, « Harems and Cathedrals: The Question of Gender and Sexuality in the Work of Marshall Hodgson », dans E. Burke and R. Mankin (dir.), <text:span text:style-name="T68">Marshall Hodgson: Islam and World History</text:span>, University of Chicago Press, 2018, p. 117-144</text:p>
      <text:p text:style-name="P30"><text:span text:style-name="T2">Vincent D</text:span><text:span text:style-name="T41">EBIAIS</text:span><text:span text:style-name="T2">, « L’escriptura del món. Les inscripcions del Brodat de la <text:s/>Creació <text:s/>de Girona », dans Carles Mancho (dir.), </text:span><text:span text:style-name="T3">El brodat de la Creació de la Catedral de Girona</text:span><text:span text:style-name="T2">, Barcelone, Publicacions i Edicions de la Universitat de Barcelona, 2018, p.</text:span><text:span text:style-name="T6"> </text:span><text:span text:style-name="T2">243-262.</text:span></text:p>
      <text:p text:style-name="P77"><text:span text:style-name="T2">Vincent D</text:span><text:span text:style-name="T41">EBIAIS</text:span><text:span text:style-name="T2">, « La poésie dans son enveloppe », dans Thomas Deswarte, Hélène Sirantoine (dir.), </text:span><text:span text:style-name="T3">Epistola 1 : Écriture et genre épistolaires (</text:span><text:span text:style-name="T43">IV</text:span><text:span text:style-name="T69">e</text:span><text:span text:style-name="T3">-</text:span><text:span text:style-name="T43">XI</text:span><text:span text:style-name="T69">e </text:span><text:span text:style-name="T3">siècle)</text:span><text:span text:style-name="T2">, Madrid, Casa de Velázquez, 2018, p. 235-246.</text:span></text:p>
      <text:p text:style-name="P58"><text:span text:style-name="T2">Béatrice D</text:span><text:span text:style-name="T41">ELAURENTI</text:span><text:span text:style-name="T2">, « Deux approches savantes du rire : Nicole Oresme et <text:s/>Évrart <text:s/>de Conty », dans C. Baker, M. Cavagna et G. Clesse (dir.), </text:span><text:span text:style-name="T3">Entre le cœur et le diaphragme. (D)écrire les émotions dans la littérature narrative et scientifique du Moyen Âge</text:span><text:span text:style-name="T2">, Louvain-la Neuve, Publications de l’Institut d’études médiévales (Institut d’études médiévales. Textes, Études, Congrès, 30), 2018, p.</text:span><text:span text:style-name="T12"> </text:span><text:span text:style-name="T2">101-116.</text:span></text:p>
      <text:p text:style-name="P30"><text:span text:style-name="T2">Béatrice D</text:span><text:span text:style-name="T41">ELAURENTI</text:span><text:span text:style-name="T2">, « Emotional contagion: Évrart of Conty and Compassion », dans Andreea Marculescu, Charles-Louis Morand Métivier (dir.), </text:span><text:span text:style-name="T3">Affective and Emotional Economies in Medieval and Early Modern Europe</text:span><text:span text:style-name="T2">. New York, Palgrave MacMillan, 2018, <text:s text:c="2"/>p. 107-126.</text:span></text:p>
      <text:p text:style-name="P54"><text:span text:style-name="T2">Michel D</text:span><text:span text:style-name="T41">EMONET </text:span><text:span text:style-name="T2">et Robert D</text:span><text:span text:style-name="T41">ESCIMON</text:span><text:span text:style-name="T2">, « L’exercice politique de la bourgeoisie : les assemblées de la Ville de Paris de 1528 à 1679 », dans Claire Dolan (dir.), </text:span><text:span text:style-name="T3">Les Pratiques politique dans les villes françaises d’Ancien Régime</text:span><text:span text:style-name="T2">, Rennes, PUR, 2018, p. 113-163.</text:span></text:p>
      <text:p text:style-name="P44"><text:span text:style-name="T2">Robert D</text:span><text:span text:style-name="T41">ESCIMON</text:span><text:span text:style-name="T2">, « Que faire des listes de confrères parisiens au </text:span><text:span text:style-name="T41">XVII</text:span><text:span text:style-name="T76">e </text:span><text:span text:style-name="T2">siècle ? », dans Salinero Gregorio et Miguel Ángel Melón Jiménez (dir.), </text:span><text:span text:style-name="T3">Le Temps des listes. Représenter, savoir et croire à l’époque moderne</text:span><text:span text:style-name="T2">, Bruxelles, Peter Lang, 2018, p. 411-428.</text:span></text:p>
      <text:p text:style-name="P71"><text:span text:style-name="T2">Robert D</text:span><text:span text:style-name="T41">ESCIMON</text:span><text:span text:style-name="T2">, « Bourgeoisie et citoyenneté : deux notions incompatibles », dans Claire Dolan (dir.), </text:span><text:span text:style-name="T3">Les Pratiques politique dans les villes françaises d’Ancien Régime</text:span><text:span text:style-name="T2">, Rennes, PUR, 2018, p. 165-182.</text:span></text:p>
      <text:p text:style-name="P171">Sophie<text:span text:style-name="T91"> </text:span>D<text:span text:style-name="T41">ESROZIERS</text:span>,<text:span text:style-name="T91"> </text:span>Avec<text:span text:style-name="T91"> </text:span>Catherine<text:span text:style-name="T91"> </text:span>Breniquet,<text:span text:style-name="T91"> </text:span>Witold<text:span text:style-name="T91"> </text:span>Nowik<text:span text:style-name="T91"> </text:span>et<text:span text:style-name="T92"> </text:span>Antoinette<text:span text:style-name="T91"> </text:span>Rast-Eicher<text:span text:style-name="T62"> </text:span>:</text:p>
      <text:p text:style-name="P41"><text:span text:style-name="T2">« Les textiles découverts dans les tombes de l’âge du Bronze moyen à Chagar Bazar (Syrie) », dans Önhan Tunca et Abd el-Massih Baghbo (dir.), </text:span><text:span text:style-name="T3">Chagar Bazar (Syrie) VIII. Les tombes </text:span><text:soft-page-break/><text:span text:style-name="T3">ordinaires</text:span><text:span text:style-name="T20"> </text:span><text:span text:style-name="T3">de</text:span><text:span text:style-name="T20"> </text:span><text:span text:style-name="T3">l’âge</text:span><text:span text:style-name="T21"> </text:span><text:span text:style-name="T3">du</text:span><text:span text:style-name="T21"> </text:span><text:span text:style-name="T3">bronze</text:span><text:span text:style-name="T20"> </text:span><text:span text:style-name="T3">ancien</text:span><text:span text:style-name="T20"> </text:span><text:span text:style-name="T3">et</text:span><text:span text:style-name="T21"> </text:span><text:span text:style-name="T3">moyen</text:span><text:span text:style-name="T21"> </text:span><text:span text:style-name="T3">des</text:span><text:span text:style-name="T20"> </text:span><text:span text:style-name="T3">chantiers</text:span><text:span text:style-name="T20"> </text:span><text:span text:style-name="T3">D-F-H-I</text:span><text:span text:style-name="T21"> </text:span><text:span text:style-name="T3">(1999-2011).</text:span><text:span text:style-name="T20"> </text:span><text:span text:style-name="T3">Etudes</text:span></text:p>
      <text:p text:style-name="P120"/>
      <text:p text:style-name="P146"><text:span text:style-name="T68">diverses</text:span>, Peeters, Louvain (Publications de la Mission archéologique de l'Université de Liège en Syrie), 2018, p. 11-48.</text:p>
      <text:p text:style-name="P70"><text:span text:style-name="T2">Sophie D</text:span><text:span text:style-name="T41">ESROZIERS</text:span><text:span text:style-name="T2">, </text:span><text:span text:style-name="T3">« Sendal-cendal-zendado</text:span><text:span text:style-name="T2">. A Category of Silk Cloth in the Development of the Silk Industry in Italy, 12</text:span><text:span text:style-name="T50">th</text:span><text:span text:style-name="T53">-15</text:span><text:span text:style-name="T50">th</text:span><text:span text:style-name="T53"> Centuries », dans S. Menache, B. Z. Kedar, M. Balard (dir.), </text:span><text:span text:style-name="T55">Crusading and Trading between West and East. Studies in Honour of David Jacoby</text:span><text:span text:style-name="T53">, London/New York, Taylor and Francis, 2018, p. 340-350.</text:span></text:p>
      <text:p text:style-name="P54"><text:span text:style-name="T2">Pierre-Olivier D</text:span><text:span text:style-name="T41">ITTMAR</text:span><text:span text:style-name="T2">, « </text:span><text:span text:style-name="T3">Lapsus figurae. </text:span><text:span text:style-name="T2">Remarks on Iconographic Error », dans B. Hellemans and Alissa Jones Nelson (dir.), </text:span><text:span text:style-name="T3">Images, Improvisations, Sound, and Silence from 1000 to 1800. Degree Zero</text:span><text:span text:style-name="T2">, Amsterdam University Press, Amsterdam, 2018, p. 73-90.</text:span></text:p>
      <text:p text:style-name="P30"><text:span text:style-name="T2">Pierre-Olivier <text:s/>D</text:span><text:span text:style-name="T41">ITTMAR</text:span><text:span text:style-name="T2">, <text:s text:c="2"/>« La <text:s text:c="2"/>sépulture <text:s text:c="2"/>animale <text:s text:c="2"/>dans <text:s text:c="2"/>l’Occident <text:s text:c="2"/>médiéval » <text:s text:c="2"/>dans <text:s text:c="2"/></text:span><text:span text:style-name="T3">La restauration de la création. Quelle place pour les animaux ? </text:span><text:span text:style-name="T2">dans M. Cutino, I. Iribarren <text:s/>et F.Vinel (dir.), Brill, Leiden-Boston, 2018, p.</text:span><text:span text:style-name="T4"> </text:span><text:span text:style-name="T2">298-320.</text:span></text:p>
      <text:p text:style-name="P46"><text:span text:style-name="T2">Pierre-Olivier D</text:span><text:span text:style-name="T41">ITTMAR</text:span><text:span text:style-name="T2">, Gil B</text:span><text:span text:style-name="T41">ARTHLOYENS </text:span><text:span text:style-name="T2">et Monique B</text:span><text:span text:style-name="T41">OURIN</text:span><text:span text:style-name="T2">, « La domestication de l’image », dans M. Bourin, P.-O. Dittmar et G. Bartholeyns (dir.), </text:span><text:span text:style-name="T3">Images de soi dans l’univers domestique </text:span><text:span text:style-name="T43">XIII</text:span><text:span text:style-name="T69">e</text:span><text:span text:style-name="T3">-</text:span><text:span text:style-name="T43">XVI</text:span><text:span text:style-name="T69">e </text:span><text:span text:style-name="T3">siècles</text:span><text:span text:style-name="T2">, Rennes, 2018, p.</text:span><text:span text:style-name="T22"> </text:span><text:span text:style-name="T2">11-18.</text:span></text:p>
      <text:p text:style-name="P65"><text:span text:style-name="T2">Pierre-Olivier D</text:span><text:span text:style-name="T41">ITTMAR </text:span><text:span text:style-name="T2">et Monique B</text:span><text:span text:style-name="T41">OURIN</text:span><text:span text:style-name="T2">, « Les identités sociales dans le décor des plafonds peints languedociens », dans M. Bourin, P.-O. Dittmar et G. Bartholeyns (dir.), </text:span><text:span text:style-name="T3">Images de soi dans l’univers domestique </text:span><text:span text:style-name="T43">XIII</text:span><text:span text:style-name="T69">e</text:span><text:span text:style-name="T3">-</text:span><text:span text:style-name="T43">XVI</text:span><text:span text:style-name="T69">e </text:span><text:span text:style-name="T3">siècles</text:span><text:span text:style-name="T2">, Rennes, 2018, p. 19-30.</text:span></text:p>
      <text:p text:style-name="P168">Pierre-Olivier <text:s/>D<text:span text:style-name="T41">ITTMAR <text:s/></text:span>et <text:s/>Gérard A<text:span text:style-name="T41">LQUIER</text:span>, « L’écrit : <text:s/>devises, maximes, proverbes »,<text:span text:style-name="T93"> </text:span>dans</text:p>
      <text:p text:style-name="P25"><text:span text:style-name="T2">M.</text:span><text:span text:style-name="T23"> </text:span><text:span text:style-name="T2">Bourin,</text:span><text:span text:style-name="T23"> </text:span><text:span text:style-name="T2">P.-O.</text:span><text:span text:style-name="T25"> </text:span><text:span text:style-name="T2">Dittmar</text:span><text:span text:style-name="T25"> </text:span><text:span text:style-name="T2">et</text:span><text:span text:style-name="T27"> </text:span><text:span text:style-name="T2">G.</text:span><text:span text:style-name="T25"> </text:span><text:span text:style-name="T2">Bartholeyns</text:span><text:span text:style-name="T23"> </text:span><text:span text:style-name="T2">(dir.),</text:span><text:span text:style-name="T25"> </text:span><text:span text:style-name="T3">Images</text:span><text:span text:style-name="T28"> </text:span><text:span text:style-name="T3">de</text:span><text:span text:style-name="T26"> </text:span><text:span text:style-name="T3">soi</text:span><text:span text:style-name="T26"> </text:span><text:span text:style-name="T3">dans</text:span><text:span text:style-name="T24"> </text:span><text:span text:style-name="T3">l’univers</text:span><text:span text:style-name="T26"> </text:span><text:span text:style-name="T3">domestique</text:span></text:p>
      <text:p text:style-name="P23"><text:span text:style-name="T43">XIII</text:span><text:span text:style-name="T69">e</text:span><text:span text:style-name="T3">-</text:span><text:span text:style-name="T43">XVI</text:span><text:span text:style-name="T69">e </text:span><text:span text:style-name="T3">siècles</text:span><text:span text:style-name="T2">, Rennes, 2018, p. 55-62.</text:span></text:p>
      <text:p text:style-name="P30"><text:span text:style-name="T2">Marie-Elizabeth D</text:span><text:span text:style-name="T41">UCREUX</text:span><text:span text:style-name="T2">, « Salve Decus Bohemiae: Ruhm und Verehrung des hl. Wenzel im 17. Jahrhundert », dans Stefan Samerski (dir.), </text:span><text:span text:style-name="T3">Wenzel. Protagonist der böhmischen Erinnerungskultur</text:span><text:span text:style-name="T2">, Verlag Ferdinand von Schöningh, Paderborn, 2018, p.</text:span><text:span text:style-name="T18"> </text:span><text:span text:style-name="T2">135-160.</text:span></text:p>
      <text:p text:style-name="P46"><text:span text:style-name="T2">Christophe D</text:span><text:span text:style-name="T41">UHAMELLE</text:span><text:span text:style-name="T2">, « La coexistence confessionnelle : une coexistence d’historiographies », dans Falk Bretschneider, Christophe Duhamelle (dir.), </text:span><text:span text:style-name="T3">Le Saint-Empire. Histoire sociale (</text:span><text:span text:style-name="T43">XVI</text:span><text:span text:style-name="T69">e</text:span><text:span text:style-name="T3">-</text:span><text:span text:style-name="T43">XVIII</text:span><text:span text:style-name="T69">e </text:span><text:span text:style-name="T3">siècles)</text:span><text:span text:style-name="T2">, Paris, Éditions de la MSH, 2018, p.</text:span><text:span text:style-name="T29"> </text:span><text:span text:style-name="T2">217-235.</text:span></text:p>
      <text:p text:style-name="P58"><text:span text:style-name="T2">Bertrand D</text:span><text:span text:style-name="T41">UMENIEU</text:span><text:span text:style-name="T2">, en collaboration avec Nathalie A</text:span><text:span text:style-name="T41">BADIE </text:span><text:span text:style-name="T2">et Julien P</text:span><text:span text:style-name="T41">ERRET</text:span><text:span text:style-name="T2">, « Assessing <text:s/>the planimetric accuracy of Paris atlases from the late 18th and 19th centuries » dans </text:span><text:span text:style-name="T3">Proceedings of the 33rd Annual ACM Symposium on Applied Computing. ACM</text:span><text:span text:style-name="T2">, 2018, p. 876- 883.</text:span></text:p>
      <text:p text:style-name="P144">Antoinette F<text:span text:style-name="T42">AUVE</text:span>-C<text:span text:style-name="T42">HAMOUX</text:span>, « Discurs de recep<text:span text:style-name="T94">ƫ</text:span>ie, Demografia istorică la inter<text:span text:style-name="T95">secț</text:span>ia dintre discipline », <text:span text:style-name="T68">Professor Honoris Causa 2018</text:span>, Cluj-Napoca, Babes-Bolyai University Press, 2018, p. 15-24.</text:p>
      <text:p text:style-name="P30"><text:span text:style-name="T2">Jean-Baptiste F</text:span><text:span text:style-name="T41">RESSOZ</text:span><text:span text:style-name="T2">, « Et la catastrophe poursuit son cours », dans J. Birnbaum (dir.), </text:span><text:span text:style-name="T3">De quoi avons nous peur</text:span><text:span text:style-name="T2">, Gallimard, 2018.</text:span></text:p>
      <text:p text:style-name="P43"><text:span text:style-name="T2">Patrick F</text:span><text:span text:style-name="T41">RIDENSON</text:span><text:span text:style-name="T2">, « Is There a Return of Capitalismin Business History? », dans Jürgen Kocka and Marcel van der Linden (dir.), </text:span><text:span text:style-name="T3">Capitalism. The Reemergence of a Historical Concept</text:span><text:span text:style-name="T2">, Beijing, The Commercial Press, 2018, p. 143-174 (en chinois)</text:span></text:p>
      <text:p text:style-name="P121"/>
      <text:p text:style-name="P146">Patrick F<text:span text:style-name="T41">RIDENSON</text:span>, « Albert Thomas et Louis Loucheur : organiser <text:s/>et <text:s/>rallier <text:s/>les <text:s/>producteurs », dans Patrick Fridenson, Pascal Griset (dir.), <text:span text:style-name="T68">L'Industrie dans la Grande Guerre</text:span>, Paris, Comité pour l'histoire économique et financière de la France, 2018, p.<text:span text:style-name="T96"> </text:span>245-283.</text:p>
      <text:p text:style-name="P70"><text:span text:style-name="T2">Patrick F</text:span><text:span text:style-name="T41">RIDENSON</text:span><text:span text:style-name="T2">, Pascal G</text:span><text:span text:style-name="T41">RISET</text:span><text:span text:style-name="T2">, « Conclusion générale », dans Patrick Fridenson, Pascal Griset (dir.), </text:span><text:span text:style-name="T3">L'Industrie dans la Grande Guerre</text:span><text:span text:style-name="T2">, Paris, Comité pour l'histoire économique et financière de la France, 2018, p. 509-517.</text:span></text:p>
      <text:p text:style-name="P85"><text:span text:style-name="T2">Sylvie Anne G</text:span><text:span text:style-name="T41">OLDBERG</text:span><text:span text:style-name="T2">, « Individus, communauté et quartiers juifs dans l’Europe septentrionale du Moyen Age », dans N. Hatot et J. Olszowy-Schlanger (dir.), </text:span><text:span text:style-name="T3">Savants et croyants. Les juifs d’Europe du Nord au Moyen Age</text:span><text:span text:style-name="T2">, Catalogue de l’exposition, Musée des Antiquités à Rouen, Snoeck, 2018, p. 156-159.</text:span></text:p>
      <text:p text:style-name="P176">Sylvie Anne G<text:span text:style-name="T41">OLDBERG</text:span>, « Visions du temps futur », dans Y.-C. Zarka, C. Gaudin et</text:p>
      <text:p text:style-name="P23"><text:span text:style-name="T2">S. Taussig (dir.), </text:span><text:span text:style-name="T3">Les Révolutions du </text:span><text:span text:style-name="T43">XXI</text:span><text:span text:style-name="T69">e </text:span><text:span text:style-name="T3">siècle</text:span><text:span text:style-name="T2">, Paris, PUF, 2018, p. 69-80.</text:span></text:p>
      <text:p text:style-name="P81"><text:span text:style-name="T2">Sylvie Anne G</text:span><text:span text:style-name="T41">OLDBERG</text:span><text:span text:style-name="T2">, « Jewish brotherhoods in the Habsburgs’ Lands », dans Elisabeth Lobenwein, Martin Scheutz, Alfred Stefan Weiß (dir.), </text:span><text:span text:style-name="T3">Multifunktionale Dienstleister. Frühneuzeitliche Bruderschaften in Zentraleuropa</text:span><text:span text:style-name="T2">, Vienne, Böhlau Verlag, 2018, p. 513-526.</text:span></text:p>
      <text:p text:style-name="P85"><text:span text:style-name="T2">Sylvie Anne G</text:span><text:span text:style-name="T41">OLDBERG</text:span><text:span text:style-name="T2">, « Du Temple juif à la croisade chrétienn</text:span><text:span text:style-name="T3">e. </text:span><text:span text:style-name="T2">La route des pèlerinages vers Jérusalem », dans T. Rudel (dir.), </text:span><text:span text:style-name="T3">Jérusalem, histoire, promenades, anthologie &amp; dictionnaire</text:span><text:span text:style-name="T2">, Paris, Laffont, 2018, p. 365-402.</text:span></text:p>
      <text:p text:style-name="P54"><text:span text:style-name="T2">Frédéric G</text:span><text:span text:style-name="T41">RABER </text:span><text:span text:style-name="T2">et Martin G</text:span><text:span text:style-name="T41">IRAUDEAU</text:span><text:span text:style-name="T2">, « Définir les projets », dans Frédéric G</text:span><text:span text:style-name="T41">RABER </text:span><text:span text:style-name="T2">et Marin G</text:span><text:span text:style-name="T41">IRAUDEAU </text:span><text:span text:style-name="T2">(dir.), </text:span><text:span text:style-name="T3">Les Projets. Une histoire politique (16</text:span><text:span text:style-name="T51">e</text:span><text:span text:style-name="T55">-21</text:span><text:span text:style-name="T51">e</text:span><text:span text:style-name="T55"> siècles)</text:span><text:span text:style-name="T53">, Paris, Presses des Mines, 2018, p. 9-26.</text:span></text:p>
      <text:p text:style-name="P71"><text:span text:style-name="T2">Frédéric G</text:span><text:span text:style-name="T41">RABER </text:span><text:span text:style-name="T2">et Martin G</text:span><text:span text:style-name="T41">IRAUDEAU</text:span><text:span text:style-name="T2">, « Une histoire politique des projets », dans Frédéric G</text:span><text:span text:style-name="T41">RABER </text:span><text:span text:style-name="T2">et Marin G</text:span><text:span text:style-name="T41">IRAUDEAU </text:span><text:span text:style-name="T2">(dir.), </text:span><text:span text:style-name="T3">Les Projets. Une histoire politique (16</text:span><text:span text:style-name="T51">e</text:span><text:span text:style-name="T55">-21</text:span><text:span text:style-name="T51">e</text:span><text:span text:style-name="T55"> siècles)</text:span><text:span text:style-name="T53">, Paris, Presses des Mines, 2018, p. 247-274.</text:span></text:p>
      <text:p text:style-name="P30"><text:span text:style-name="T2">Frédéric G</text:span><text:span text:style-name="T41">RABER </text:span><text:span text:style-name="T2">et Fabien L</text:span><text:span text:style-name="T41">OCHER</text:span><text:span text:style-name="T2">, « Jouir et posséder. Environnement et propriété dans l'histoire », dans Frédéric Graberet Fabien Locher (dir.), </text:span><text:span text:style-name="T3">Posséder la nature. Environnement et propriété dans l'histoire</text:span><text:span text:style-name="T2">, Paris, Éditions Amsterdam, 2018, p.</text:span><text:span text:style-name="T4"> </text:span><text:span text:style-name="T2">10-27.</text:span></text:p>
      <text:p text:style-name="P30"><text:span text:style-name="T2">Jean-Yves G</text:span><text:span text:style-name="T41">RENIER</text:span><text:span text:style-name="T2">, « L’histoire économique à l’EPHE », </text:span><text:span text:style-name="T3">L’École Pratique des Hautes Etudes. Invention, érudition, innovation de 1868 à nos jours</text:span><text:span text:style-name="T2">, Paris, Somogy-Éditions d’Art, 2018, p. 643-649.</text:span></text:p>
      <text:p text:style-name="P71"><text:span text:style-name="T2">Jean-Yves G</text:span><text:span text:style-name="T41">RENIER</text:span><text:span text:style-name="T2">, « Avant la grande transformation. Valeur et prix dans la pensé préclassique », dans </text:span><text:span text:style-name="T3">Valore delle cose e valore delle persone. Dall’Antichità all’Eta moderne</text:span><text:span text:style-name="T2">, a cura di Massimo Vallerani, Roma, Viella, 2018, p. 329-350.</text:span></text:p>
      <text:p text:style-name="P45"><text:span text:style-name="T2">Benoît G</text:span><text:span text:style-name="T41">REVIN</text:span><text:span text:style-name="T2">, « </text:span><text:span text:style-name="T3">Color rhetoricus </text:span><text:span text:style-name="T2">: réflexions sur l’articulation entre culture visuelle et rhétorique médiévale (fin </text:span><text:span text:style-name="T41">XI</text:span><text:span text:style-name="T76">e</text:span><text:span text:style-name="T2">-fin </text:span><text:span text:style-name="T41">XIV</text:span><text:span text:style-name="T76">e </text:span><text:span text:style-name="T2">s.), dans Franck Collard, Frédérique Lachaud-Lydwine Scordia (dir.), </text:span><text:span text:style-name="T3">Images, pouvoir et norme. Exégèse visuelle de la fin du Moyen Âge (</text:span><text:span text:style-name="T43">XIII</text:span><text:span text:style-name="T69">e</text:span><text:span text:style-name="T3">- <text:s text:c="5"/></text:span><text:span text:style-name="T43">XV</text:span><text:span text:style-name="T69">e </text:span><text:span text:style-name="T3">siècle)</text:span><text:span text:style-name="T2">, Paris, Garnier, 2018, p.</text:span><text:span text:style-name="T30"> </text:span><text:span text:style-name="T2">115-130.</text:span></text:p>
      <text:p text:style-name="P74"><text:span text:style-name="T2">Benoît G</text:span><text:span text:style-name="T41">REVIN</text:span><text:span text:style-name="T2">, « Le chant de Cortenuova », dans Diane Chamboduc de Saint Pulgent, Marie Dejoux (dir.), </text:span><text:span text:style-name="T3">La Fabrique des sociétés médiévales. Les Moyen Âge de François Menant</text:span><text:span text:style-name="T2">, Paris, Éditions de la Sorbonne, 2018, p. 469-478.</text:span></text:p>
      <text:p text:style-name="P122"/>
      <text:p text:style-name="P69"><text:span text:style-name="T2">Benoît G</text:span><text:span text:style-name="T41">RÉVIN</text:span><text:span text:style-name="T2">, « Editing an Illuminated Arabic-Latin Masterwork of the Fifteenth Century. Manuscript Vat. Urb. Lat. 1384 as a Philological challenge », </text:span><text:span text:style-name="T3">dans </text:span><text:span text:style-name="T2">Giuseppe Mandalà- Immaculada Pérez Martín (dir.), </text:span><text:span text:style-name="T3">Multilingual and Multigraphic Documents and Manuscripts of East and West</text:span><text:span text:style-name="T2">, Gorgias Press, 2018 (</text:span><text:span text:style-name="T3">Perspectives on Linguistic and Ancient Languages</text:span><text:span text:style-name="T2">, 5), p. 359-381.</text:span></text:p>
      <text:p text:style-name="P61"><text:span text:style-name="T2">Benoît G</text:span><text:span text:style-name="T41">REVIN</text:span><text:span text:style-name="T2">, « La correspondance en latin entre Byzance et l’Occident au </text:span><text:span text:style-name="T41">XIII</text:span><text:span text:style-name="T76">e </text:span><text:span text:style-name="T2">siècle. Vieilles questions et nouvelles pistes », dans Emese Engedi-Kovács (dir.), </text:span><text:span text:style-name="T3">Byzance et l’Occident IV. Permanences et <text:s/>migrations</text:span><text:span text:style-name="T2">, <text:s/>Budapest, <text:s/>Collège <text:s/>Eötvös <text:s/>József <text:s/>Elte, <text:s/>2018, <text:s/>p. 133-161.</text:span></text:p>
      <text:p text:style-name="P30"><text:span text:style-name="T2">Benoît G</text:span><text:span text:style-name="T41">REVIN</text:span><text:span text:style-name="T2">, « Clérigos « ingleses » y redes de circulación romanas »: el dictamen en la Castilla del siglo </text:span><text:span text:style-name="T41">XIII </text:span><text:span text:style-name="T2">», dans Amaia Arizaleta-Francisco Bautista (dir.), </text:span><text:span text:style-name="T3">Los modelos anglo- normandos en la cultura letrada en Castilla (siglos </text:span><text:span text:style-name="T43">XII</text:span><text:span text:style-name="T3">-</text:span><text:span text:style-name="T43">XIV</text:span><text:span text:style-name="T3">)</text:span><text:span text:style-name="T2">, Toulouse, PUM, 2018 (Études médiévales ibériques, 16), p. 173-174.</text:span></text:p>
      <text:p text:style-name="Text_20_body">Sebastian V. G<text:span text:style-name="T41">REVSMÜHL</text:span>, « 1965. Astérix dans les étoiles », dans Patrick Boucheron (dir.),</text:p>
      <text:p text:style-name="P27"><text:span text:style-name="T3">Histoire mondiale de la France</text:span><text:span text:style-name="T2">, Paris, Éditions du Seuil (Points), 2018, p. 640-642.</text:span></text:p>
      <text:p text:style-name="P152">Etienne H<text:span text:style-name="T41">UBERT</text:span>, « Identité graphique et signatures de la maison. Observations à partir de sources écrites de l’Italie centrale et septentrionale, <text:span text:style-name="T41">XIII</text:span><text:span text:style-name="T76">e</text:span>-<text:span text:style-name="T41">XIV</text:span><text:span text:style-name="T76">e </text:span>siècle », dans Gil Bartholeyns, Monique Bourin et Pierre-Olivier Dittmar (dir.), <text:span text:style-name="T68">Images de soi dans l’univers domestique</text:span>, Rennes, Presses Universitaires de Rennes, 2018, p. 33-43.</text:p>
      <text:p text:style-name="P47"><text:span text:style-name="T2">Etienne </text:span><text:span text:style-name="T18">H</text:span><text:span text:style-name="T47">UBERT</text:span><text:span text:style-name="T18">, </text:span><text:span text:style-name="T2">« Il progetto di una società evidente. Riconoscere le persone e le cose nello spazio politico (</text:span><text:span text:style-name="T41">XII</text:span><text:span text:style-name="T2">-</text:span><text:span text:style-name="T41">XIV </text:span><text:span text:style-name="T2">secolo) », dans Jacques Chiffoleau, Etienne Hubert et Roberta Mucciarelli </text:span><text:span text:style-name="T4">(dir.), </text:span><text:span text:style-name="T3">La Necessità del segreto. Indagini sullo spazio politico nell’Italia medievale ed oltre</text:span><text:span text:style-name="T2">, Roma, </text:span><text:span text:style-name="T4">Viella </text:span><text:span text:style-name="T2">(I libri di </text:span><text:span text:style-name="T4">Viella, </text:span><text:span text:style-name="T2">311), 2018, p.</text:span><text:span text:style-name="T31"> </text:span><text:span text:style-name="T2">239-265</text:span></text:p>
      <text:p text:style-name="P166">Christian J<text:span text:style-name="T41">OUHAUD</text:span>, « “Roman” psychanalytique et écriture de l’histoire » dans Jean- Christophe Abramovici et Christian Jouhaud (dir.), <text:span text:style-name="T68">Michel de Certeau et la littérature</text:span>, Les Dossiers du Grihl, 2018-02, <text:a xlink:type="simple" xlink:href="https://journals.openedition.org/dossiersgrihl/6831" text:style-name="Default_20_Style" text:visited-style-name="Default_20_Style"><text:span text:style-name="T73">https://journals.openedition.org/dossiersgrihl/6831</text:span></text:a><text:a xlink:type="simple" xlink:href="https://journals.openedition.org/dossiersgrihl/6831" text:style-name="Default_20_Style" text:visited-style-name="Default_20_Style"> </text:a>; DOI : 10.4000/dossiersgrihl.6831,<text:tab/>Version<text:tab/>papier<text:tab/><text:span text:style-name="T97">POD </text:span>(<text:a xlink:type="simple" xlink:href="https://www.i6doc.com/fr/book/?gcoi=28001100577920" text:style-name="Default_20_Style" text:visited-style-name="Default_20_Style"><text:span text:style-name="T73">https://www.i6doc.com/fr/book/?gcoi=28001100577920</text:span></text:a>), p.<text:span text:style-name="T59"> </text:span>75-90.</text:p>
      <text:p text:style-name="P164">Christian J<text:span text:style-name="T41">OUHAUD</text:span>, « La bavaroise nénette ou la subversion des strates », dans M.-M. Fragonard, S. Guyot, D. Glynn, M. Roussillon (dir.), <text:span text:style-name="T68">Littéraire. Pour Alain Viala</text:span>, Artois Presses Université, tome 1, 2018, p. 45-55.</text:p>
      <text:p text:style-name="P87"><text:span text:style-name="T16">Thibaut J</text:span><text:span text:style-name="T44">ULIAN</text:span><text:span text:style-name="T16">, </text:span><text:span text:style-name="T2">« </text:span><text:span text:style-name="T16">“Les feux couverts d’une cendre </text:span><text:span text:style-name="T18">trompeuse”. Blessures </text:span><text:span text:style-name="T2">et </text:span><text:span text:style-name="T16">hantises </text:span><text:span text:style-name="T4">de </text:span><text:span text:style-name="T18">l’histoire </text:span><text:span text:style-name="T16">nationale dans </text:span><text:span text:style-name="T4">le </text:span><text:span text:style-name="T16">théâtre </text:span><text:span text:style-name="T18">révolutionnaire </text:span><text:span text:style-name="T2">», </text:span><text:span text:style-name="T16">dans </text:span><text:span text:style-name="T18">Isabelle Ligier-Degauque </text:span><text:span text:style-name="T4">et </text:span><text:span text:style-name="T16">Anne Teulade </text:span><text:span text:style-name="T18">(dir.), </text:span><text:span text:style-name="T3">La </text:span><text:span text:style-name="T17">Mémoire </text:span><text:span text:style-name="T3">de la </text:span><text:span text:style-name="T17">blessure </text:span><text:span text:style-name="T5">au </text:span><text:span text:style-name="T17">théâtre. Mise </text:span><text:span text:style-name="T3">en </text:span><text:span text:style-name="T17">fiction </text:span><text:span text:style-name="T5">et </text:span><text:span text:style-name="T19">interrogation </text:span><text:span text:style-name="T5">du </text:span><text:span text:style-name="T19">traumatisme </text:span><text:span text:style-name="T5">de </text:span><text:span text:style-name="T3">la </text:span><text:span text:style-name="T17">Renaissance </text:span><text:span text:style-name="T3">au </text:span><text:span text:style-name="T45">XXI</text:span><text:span text:style-name="T71">e </text:span><text:span text:style-name="T17">siècle</text:span><text:span text:style-name="T16">, Rennes, PUR </text:span><text:span text:style-name="T4">(Le </text:span><text:span text:style-name="T18">Spectaculaire), </text:span><text:span text:style-name="T16">2018, </text:span><text:span text:style-name="T4">p. </text:span><text:span text:style-name="T18">109-124.</text:span></text:p>
      <text:p text:style-name="P51"><text:span text:style-name="T2">Thibaut J</text:span><text:span text:style-name="T41">ULIAN</text:span><text:span text:style-name="T2">, « L’ambivalence de la référence antique pour la <text:s/>tragédie <text:s/>nationale <text:s/>au <text:s/></text:span><text:span text:style-name="T41">XVIII</text:span><text:span text:style-name="T76">e </text:span><text:span text:style-name="T2">siècle », dans Mara Fazio, Pierre Frantz et Vincenzo De Santis (dir.), </text:span><text:span text:style-name="T3">Les Arts du spectacle et la référence antique dans le théâtre européen (1760-1830)</text:span><text:span text:style-name="T2">, Paris, Classiques Garnier (Rencontres), 2018, p.</text:span><text:span text:style-name="T10"> </text:span><text:span text:style-name="T2">39-51.</text:span></text:p>
      <text:p text:style-name="P123"/>
      <text:p text:style-name="P35"><text:span text:style-name="T2">Christiane K</text:span><text:span text:style-name="T41">LAPISCH</text:span><text:span text:style-name="T2">-Z</text:span><text:span text:style-name="T41">UBER</text:span><text:span text:style-name="T2">, « Coffres de marriage et </text:span><text:span text:style-name="T3">deschi da parto</text:span><text:span text:style-name="T2">. La signature des <text:s/>objets », dans Gil Bartholeyns, Monique Bourin &amp; Pierre-Olivier Dittmar (dir.), </text:span><text:span text:style-name="T3">Images de soi dans l’univers domestique</text:span><text:span text:style-name="T2">, Rennes, Presses Universitaires de Rennes, 2018, p.</text:span><text:span text:style-name="T6"> </text:span><text:span text:style-name="T2">135-141.</text:span></text:p>
      <text:p text:style-name="P36"><text:span text:style-name="T2">Maurice K</text:span><text:span text:style-name="T41">RIEGEL</text:span><text:span text:style-name="T2">, « Paul de Burgos et Profiat Duran déchiffrent 1391 », dans : Lukas Clemens and Christoph Cluse (dir.), </text:span><text:span text:style-name="T3">The Jews of Europe around 1400. Disruption, Crisis, and Resilience</text:span><text:span text:style-name="T2">, Wiesbaden, Harrassowitz Verlag, 2018, p. 235-257.</text:span></text:p>
      <text:p text:style-name="P80"><text:span text:style-name="T2">Hervé L</text:span><text:span text:style-name="T41">E </text:span><text:span text:style-name="T2">B</text:span><text:span text:style-name="T41">RAS</text:span><text:span text:style-name="T2">, « Kafka, le couple et la famille », dans M. Iacub, H. Le Bras, R. Williams (dir.) : </text:span><text:span text:style-name="T3">Fourier, Kafka, Houellebecq : trois théories sur l’enfer conjugal</text:span><text:span text:style-name="T2">, Descartes &amp; Cie, Paris, 2018, p. 29-64.</text:span></text:p>
      <text:p text:style-name="P80"><text:span text:style-name="T2">Hervé L</text:span><text:span text:style-name="T41">E </text:span><text:span text:style-name="T2">B</text:span><text:span text:style-name="T41">RAS</text:span><text:span text:style-name="T2">, « Les statistiques ethniques sont-elles des statistiques comme les autres ? », dans M. Wieviorka, H. Le Bras, R. Lemos-Igreja, F. Guérin-Pace, E. Filippova (dir.), </text:span><text:span text:style-name="T3">Diviser pour unir : France, Russie, Etats-Unis, Brésil face aux comptages ethniques</text:span><text:span text:style-name="T2">, éditions de la MSH, Paris, 2018, p. 39-70.</text:span></text:p>
      <text:p text:style-name="P178">Hervé L<text:span text:style-name="T41">E </text:span>B<text:span text:style-name="T41">RAS</text:span>, « Chercher : entre sciences et bureaucratie » dans M. Silberstein (dir.),</text:p>
      <text:p text:style-name="P22"><text:span text:style-name="T3">Qu’est-ce que la science pour vous</text:span><text:span text:style-name="T2">, Éditions matériologiques, Paris, 2018, p. 203-209.</text:span></text:p>
      <text:p text:style-name="P179">Hervé L<text:span text:style-name="T41">E </text:span>B<text:span text:style-name="T41">RAS</text:span>, « Le mystère 68 » (avec J. Baynac, H. Weber et P. Yonnet) dans <text:span text:style-name="T68">Mais 68, le débat</text:span>, Gallimard, Paris, 2018, p. 146-181.</text:p>
      <text:p text:style-name="P178">Hervé L<text:span text:style-name="T41">E </text:span>B<text:span text:style-name="T41">RAS</text:span>, « Femmes et emploi : le remue-ménages » dans M. Wieviorka (dir.)</text:p>
      <text:p text:style-name="P22"><text:span text:style-name="T3">La Famille dans tous ses états</text:span><text:span text:style-name="T2">, éd. Sciences humaines, Auxerre, 2018, p. 105-124.</text:span></text:p>
      <text:p text:style-name="P165">Thomas L<text:span text:style-name="T41">E </text:span>R<text:span text:style-name="T41">OUX</text:span>, « Régime des droits vs. Utilité publique. Justice, police et administration : faire face à l’industrialisation (France – Grande-Bretagne, 1750-1850) », dans Marco Cicchini, Vincent Denis, Vincent Milliot et Michel Porret (dir.), <text:span text:style-name="T68">Justice et police : le nœud gordien (1750-1850)</text:span>, Genève, Georg éditeur, 2018, p.<text:span text:style-name="T59"> </text:span>103-124.</text:p>
      <text:p text:style-name="P30"><text:span text:style-name="T2">Thomas L</text:span><text:span text:style-name="T41">E </text:span><text:span text:style-name="T2">R</text:span><text:span text:style-name="T41">OUX</text:span><text:span text:style-name="T2">, « Between Industry and the Environment: Chemical Governance in <text:s/>France, 1770-1830 », dans Lissa Roberts et Simon Werrett (dir.), </text:span><text:span text:style-name="T3">Compound Histories. Materials, Governance and Production, 1760-1840</text:span><text:span text:style-name="T2">, Leiden, Brill, 2018, p.</text:span><text:span text:style-name="T6"> </text:span><text:span text:style-name="T2">184-204.</text:span></text:p>
      <text:p text:style-name="P96">Antoine L<text:span text:style-name="T41">ILTI</text:span>, « Faut-il du talent pour être célèbre ? Les langages de la reconnaissance au</text:p>
      <text:p text:style-name="P24"><text:span text:style-name="T41">XVIII</text:span><text:span text:style-name="T76">e </text:span><text:span text:style-name="T2">siècle », dans Pierre-Michel Menger, </text:span><text:span text:style-name="T3">Le Talent en débat</text:span><text:span text:style-name="T2">, Paris, PUF, 2018, p. 101-134.</text:span></text:p>
      <text:p text:style-name="P30"><text:span text:style-name="T2">Antoine L</text:span><text:span text:style-name="T41">ILTI</text:span><text:span text:style-name="T2">, « The Politics of Popularity: Celebrity Culture and the French Revolution », dans David Bell and Yair Mintzker (dir.), </text:span><text:span text:style-name="T3">Rethinking the Age of Revolutions: France and the Birth of the Modern World</text:span><text:span text:style-name="T2">, New York, Oxford University Press, 2018, p. 80-103.</text:span></text:p>
      <text:p text:style-name="P159">Antoine L<text:span text:style-name="T41">ILTI </text:span>et Frédéric B<text:span text:style-name="T41">RAHAMI</text:span>, « Un composé vénéneux : Taine, l’esprit classique et les origines de la Révolution » dans Stéphane Zékian et Delphine Antoine-Mahut, <text:span text:style-name="T68">Les Âges classiques du </text:span><text:span text:style-name="T43">XIX</text:span><text:span text:style-name="T69">e </text:span><text:span text:style-name="T68">siècle</text:span>, Paris, Éditions des archives contemporaines, 2018, p. 49-71.</text:p>
      <text:p text:style-name="P36"><text:span text:style-name="T2">Antoine L</text:span><text:span text:style-name="T41">ILTI</text:span><text:span text:style-name="T2">, « Seria Rabelais nosso contemporâneo ? Historia intelectual e hermenêutica », dans Malon Salomon (dir.), </text:span><text:span text:style-name="T3">Heterocronias. Estudos sobre a multiplicidade dos tempos historicos</text:span><text:span text:style-name="T2">, Ediçoes ricochete Goiania, 2018, p. 167-190.</text:span></text:p>
      <text:p text:style-name="P180"><text:span text:style-name="T64">Pablo </text:span>F. L<text:span text:style-name="T41">UNA </text:span>« From Foro to Renting (and <text:span text:style-name="T64">back </text:span>?). <text:span text:style-name="T64">Emphyteutic Tenure </text:span>at the <text:span text:style-name="T64">Asturian Monastery</text:span><text:span text:style-name="T74"> </text:span>of<text:span text:style-name="T99"> </text:span>San<text:span text:style-name="T97"> </text:span>Pelayo<text:span text:style-name="T74"> </text:span><text:span text:style-name="T64">during</text:span><text:span text:style-name="T97"> </text:span>the<text:span text:style-name="T74"> </text:span>Old<text:span text:style-name="T74"> </text:span><text:span text:style-name="T64">Regime</text:span><text:span text:style-name="T97"> </text:span>»<text:span text:style-name="T97"> </text:span>(«<text:span text:style-name="T97"> </text:span><text:span text:style-name="T68">Du</text:span><text:span text:style-name="T98"> </text:span>«<text:span text:style-name="T97"> </text:span>foro<text:span text:style-name="T99"> </text:span>»<text:span text:style-name="T97"> </text:span><text:span text:style-name="T68">à</text:span><text:span text:style-name="T98"> </text:span><text:span text:style-name="T68">la</text:span><text:span text:style-name="T98"> </text:span><text:span text:style-name="T68">location</text:span><text:span text:style-name="T75"> </text:span><text:span text:style-name="T65">(et</text:span><text:span text:style-name="T98"> </text:span><text:span text:style-name="T65">vice-versa</text:span><text:span text:style-name="T100"> </text:span><text:span text:style-name="T68">?</text:span>). La <text:span text:style-name="T64">pratique emphytéotique </text:span>du <text:span text:style-name="T64">monastère </text:span>san <text:span text:style-name="T64">Pelayo, dans </text:span>les <text:span text:style-name="T64">Asturies d’Ancien </text:span><text:span text:style-name="T62">régime</text:span><text:span text:style-name="T101"> </text:span>»),</text:p>
      <text:p text:style-name="P124"/>
      <text:p text:style-name="P89"><text:span text:style-name="T2">dans Rosa Congost et Pablo F. Luna (dir.), </text:span><text:span text:style-name="T3">Agrarian Change and Imperfect Property. Emphyteusis in Europe (16th-19th)</text:span><text:span text:style-name="T2">, Turnhout, Brepols Publishers, 2018, p. 237-262.</text:span></text:p>
      <text:p text:style-name="P164">Pablo F. L<text:span text:style-name="T41">UNA </text:span>« Propiedad y explotación de tierras y capitales. Dos instituciones eclesiásticas hispánicas del siglo <text:span text:style-name="T41">XVIII </text:span>: le monasterio san Pelayo, Asturias, y el convento de la Buenamuerte, Lima (Propriété et exploitation des terres et des capitaux. Deux institutions ecclésiastiques du monde hispanique au 18<text:span text:style-name="T49">e</text:span><text:span text:style-name="T52"> siècle : le monastère saint Pelayo, dans les Asturies espagnoles, et le couvent de la Buenamuerte, à Lima) », dans Salvador Alvarez, Margarita Menegús et Alejandro Tortolero (dir.), </text:span><text:span text:style-name="T58">Derechos de Propiedad y Crecimiento Económico en la Historia Agraria</text:span><text:span text:style-name="T52">, Santa Marta, Universidad del Magdalena (Colombie), 2018, p. 171-204.</text:span></text:p>
      <text:p text:style-name="P165">Pablo F. L<text:span text:style-name="T41">UNA </text:span>« El estado de la ‘Patria Nueva’ o la victoria de las estructuras » (L’État de la ‘patrie nouvelle’<text:span text:style-name="T68">, </text:span>ou la victoire des structures) dans Paulo Drinot (dir.), <text:span text:style-name="T68">El Estado de la Patria Nueva</text:span>, Lima (Pérou), A Contracorriente, 2018, p. 5-81</text:p>
      <text:p text:style-name="P144">Judith L<text:span text:style-name="T41">YON</text:span>-C<text:span text:style-name="T41">AEN</text:span>, « Suggestion, alcoolisation littéraire, identification. Le crime romantique de Lucien Morisset (1881) », dans Émolie Pézard (dir.), Le personnage, un modèle à vivre, <text:span text:style-name="T68">Fabula / Les colloques</text:span>, URL : <text:a xlink:type="simple" xlink:href="http://www.fabula.org/colloques/document5088.php" text:style-name="Default_20_Style" text:visited-style-name="Default_20_Style"><text:span text:style-name="T73">http://www.fabula.org/colloques/document5088.php</text:span></text:a></text:p>
      <text:p text:style-name="P54"><text:span text:style-name="T2">Ariane M</text:span><text:span text:style-name="T41">AK</text:span><text:span text:style-name="T2">, « Vers une redécouverte des enquêtes ethnographiques du Mass Observation. L'exemple de l'enquête sur la grève des dockers britanniques de l'automne 1945 », dans Stéphane Baciocchi, Alain Cottereau et Marie-Paule Hille (dir.), </text:span><text:span text:style-name="T3">Le Pouvoir des gouvernés. Ethnographies de savoir-faire politiques, observés sur quatre continents</text:span><text:span text:style-name="T2">, Bruxelles, Peter Lang, 2018, p. 41-80.</text:span></text:p>
      <text:p text:style-name="P30"><text:span text:style-name="T2">Perrine M</text:span><text:span text:style-name="T41">ANE</text:span><text:span text:style-name="T2">, « </text:span><text:span text:style-name="T3">Une image vaut mille mots </text:span><text:span text:style-name="T2">ou Iconographie et culture matérielle (images des techniques agraires) », dans Luc Bourgeois, Danièle Alexandre-Bidon, Laurent Feller, Perrine Mane, Catherine Verna et Mickaël Wilmart (dir.), </text:span><text:span text:style-name="T3">La Culture matérielle : un objet en question. Anthropologie, archéologie et histoire</text:span><text:span text:style-name="T2">, Caen, Presses universitaires de Caen, 2018, p. 147-160.</text:span></text:p>
      <text:p text:style-name="P54"><text:span text:style-name="T2">Marilisa M</text:span><text:span text:style-name="T41">ITSOU</text:span><text:span text:style-name="T2">, « “La loi sur les offenses en général et sur la presse” et la littérature (1837- 1844) », dans Ilia Chatzipanagioti-Sangmeister </text:span><text:span text:style-name="T3">et al. </text:span><text:span text:style-name="T2">(dir.), </text:span><text:span text:style-name="T3">Le Contrôle des idées et la censure depuis les débuts de la typographie jusqu’à la constitution de 184</text:span><text:span text:style-name="T2">4, Athènes, </text:span><text:span text:style-name="T3">FNR</text:span><text:span text:style-name="T2">, 2018, p. 407-423 (en</text:span><text:span text:style-name="T12"> </text:span><text:span text:style-name="T2">grec).</text:span></text:p>
      <text:p text:style-name="P30"><text:span text:style-name="T2">Marilisa M</text:span><text:span text:style-name="T41">ITSOU</text:span><text:span text:style-name="T2">, « Le critique littéraire Tellos Agras entre altérité et hellénisme », dans Elena Koutrianou, Elli Filokyprou (dir.), </text:span><text:span text:style-name="T3">« Mais que cherchent-elles, nos âmes</text:span><text:span text:style-name="T2">, </text:span><text:span text:style-name="T3">à voyager ainsi ». Recherches et combats des écrivains grecs de l’Entre-deux-guerres (1918-1939). Hommage à Peter Mackridge</text:span><text:span text:style-name="T2">, Athènes, Nefeli, 2018, p. 69-77 (en</text:span><text:span text:style-name="T10"> </text:span><text:span text:style-name="T2">grec)</text:span></text:p>
      <text:p text:style-name="P54"><text:span text:style-name="T2">Marilisa M</text:span><text:span text:style-name="T41">ITSOU</text:span><text:span text:style-name="T2">, « Ephemerer Wissenstransfer? Die deutsche Philosophie in griechischen Zeitschriften der 1970er Jahre », dans Jannis Pissis, Dimitris Karydas (dir.), </text:span><text:span text:style-name="T3">Deutschland und Griechenland im Spiegel der Philosophiegeschichte. Transfers im 20. Jahrhundert</text:span><text:span text:style-name="T2">, Berlin, Edition Romiosini/CeMoG, 2018, p. 173-182.</text:span></text:p>
      <text:p text:style-name="P43"><text:span text:style-name="T2">Pierre M</text:span><text:span text:style-name="T41">ONNET</text:span><text:span text:style-name="T2">, « La mobilité sociale dans les villes de l'Empire germanique à la fin du Moyen Age », dans Isabella Lazzarini, Sandro Carocci (dir.), </text:span><text:span text:style-name="T3">Social Mobility in Medieval Italy (1100-1500)</text:span><text:span text:style-name="T2">, Roma, Viella, 2018, p.</text:span><text:span text:style-name="T12"> </text:span><text:span text:style-name="T2">61-76.</text:span></text:p>
      <text:p text:style-name="P125"/>
      <text:p text:style-name="P35"><text:span text:style-name="T2">Pierre M</text:span><text:span text:style-name="T41">ONNET</text:span><text:span text:style-name="T2">, « Raum und Stadt, Raum der Stadt. Eine städtische Sozialgeschichte zwischen Ordnung und Verordnung », dans Gerhard Fouquet, Ferdinand Oppl, Sven Rabeler, Martin Scheutz (Hg.), </text:span><text:span text:style-name="T3">Social Functions of Urban Spaces through the Ages/Soziale Funktion städtischer Räume im Wandel</text:span><text:span text:style-name="T2">, Ostfilern, Thorbecke, 2018, p. 19-35.</text:span></text:p>
      <text:p text:style-name="P65"><text:span text:style-name="T2">Raphaël M</text:span><text:span text:style-name="T41">ORERA</text:span><text:span text:style-name="T2">, Laurent C</text:span><text:span text:style-name="T41">OUMEL </text:span><text:span text:style-name="T2">et Alexis V</text:span><text:span text:style-name="T41">RIGNON</text:span><text:span text:style-name="T2">, « Pouvoir.s et environnement : une relation étroite et paradoxale », dans Raphaël Morera, Laurent Coumel et Alexis Vrignon, </text:span><text:span text:style-name="T3">Pouvoirs et environnement</text:span><text:span text:style-name="T2">. </text:span><text:span text:style-name="T3">Entre confiance et défiance, </text:span><text:span text:style-name="T43">XV</text:span><text:span text:style-name="T69">e</text:span><text:span text:style-name="T3">-</text:span><text:span text:style-name="T43">XXI</text:span><text:span text:style-name="T69">e </text:span><text:span text:style-name="T3">siècles</text:span><text:span text:style-name="T2">, Rennes, Presses universitaires de Rennes, 2018, p. 7-15</text:span></text:p>
      <text:p text:style-name="P52"><text:span text:style-name="T2">Raphaël M</text:span><text:span text:style-name="T41">ORERA</text:span><text:span text:style-name="T2">, Laurent C</text:span><text:span text:style-name="T41">OUMEL </text:span><text:span text:style-name="T2">et Alexis V</text:span><text:span text:style-name="T41">RIGNON</text:span><text:span text:style-name="T2">, « Conclusion », dans Raphaël Morera, Laurent Coumel et Alexis Vrignon, </text:span><text:span text:style-name="T3">Pouvoirs et environnement</text:span><text:span text:style-name="T2">. </text:span><text:span text:style-name="T3">Entre confiance et défiance, </text:span><text:span text:style-name="T43">XV</text:span><text:span text:style-name="T69">e</text:span><text:span text:style-name="T3">-</text:span><text:span text:style-name="T43">XXI</text:span><text:span text:style-name="T69">e </text:span><text:span text:style-name="T3">siècles</text:span><text:span text:style-name="T2">, Rennes, Presses universitaires de Rennes, 2018, p. 239-243.</text:span></text:p>
      <text:p text:style-name="P30"><text:span text:style-name="T2">Natalia M</text:span><text:span text:style-name="T41">UCHNIK</text:span><text:span text:style-name="T2">, « Orobio </text:span><text:span text:style-name="T3">contra </text:span><text:span text:style-name="T2">Prado: A Trans-European Controversy », dans Carsten Wilke (dir.), </text:span><text:span text:style-name="T3">Isaac Orobio : The Jewish Argument with Dogma and Doubt</text:span><text:span text:style-name="T2">, Berlin, De Gruyter, 2018, p.</text:span><text:span text:style-name="T12"> </text:span><text:span text:style-name="T2">31-56.</text:span></text:p>
      <text:p text:style-name="P36"><text:span text:style-name="T2">Ron N</text:span><text:span text:style-name="T41">AIWELD</text:span><text:span text:style-name="T2">, « The not so significant other. On the ideological roots of rabbinic-christian polemics » dans Pierluigi Lanfranchi and Joseph Verheyden (dir.) </text:span><text:span text:style-name="T3">Jews and Christians in Antiquity. A Religious Perspective</text:span><text:span text:style-name="T2">, Leuven, Peters, 2018, p. 191-207.</text:span></text:p>
      <text:p text:style-name="P54"><text:span text:style-name="T2">Sylvain P</text:span><text:span text:style-name="T41">IRON</text:span><text:span text:style-name="T2">, « The Dissemination of Barthélemy Sicard’s </text:span><text:span text:style-name="T3">Postilla super Danielem </text:span><text:span text:style-name="T2">», dans Michael Bailey, Sean L. Field (dir.), </text:span><text:span text:style-name="T3">Late Medieval Heresy. New Perspectives. Studies in Honor of Robert E. Lerner</text:span><text:span text:style-name="T2">, Londres, Boydell &amp; Brewer, 2018, p. 35-55.</text:span></text:p>
      <text:p text:style-name="P30"><text:span text:style-name="T2">Sylvain P</text:span><text:span text:style-name="T41">IRON</text:span><text:span text:style-name="T2">, « Cartes et diagrammes d’Opicino de Canistris », dans Timothy Leonardi, Marco Ranini (dir.), </text:span><text:span text:style-name="T3">Ordinare il mondo. Diagrammi e simboli nelle pergamene di Vercelli</text:span><text:span text:style-name="T2">, Milan, Vita e pensiero, 2018, p. 77-89.</text:span></text:p>
      <text:p text:style-name="P30"><text:span text:style-name="T2">Sylvain P</text:span><text:span text:style-name="T41">IRON</text:span><text:span text:style-name="T2">, « François d’Assise et les créatures : le témoignage de la </text:span><text:span text:style-name="T3">Vita brevior </text:span><text:span text:style-name="T2">», dans Michele Cuttino, Isabel Iribarren et Françoise Vinel (dir.), </text:span><text:span text:style-name="T3">La Restauration de la création : quelle place pour les animaux ?</text:span><text:span text:style-name="T2">, Leiden, Brill, 2018, p. 231-241.</text:span></text:p>
      <text:p text:style-name="P181">Marie Anne P<text:span text:style-name="T41">OLO DE </text:span>B<text:span text:style-name="T41">EAULIEU</text:span>, « Repos sabbatique des âmes en peine dans le judaïsme et répit dominical dans le christianisme. Vertus et limites du comparatisme », dans <text:span text:style-name="T68">Les Vivants et les morts dans les sociétés médiévales</text:span>, congrès de la SHMESP, Paris, Éditions de la Sorbonne, coll. Histoire ancienne et médiévale, 158, 2018, p.<text:span text:style-name="T74"> </text:span>325-339.</text:p>
      <text:p text:style-name="P97">Marie <text:s text:c="2"/>Anne <text:s text:c="2"/>P<text:span text:style-name="T41">OLO <text:s text:c="2"/>DE <text:s text:c="2"/></text:span>B<text:span text:style-name="T41">EAULIEU</text:span>, <text:s text:c="2"/>« L’exemplarité <text:s text:c="2"/>cistercienne », <text:s text:c="2"/>dans <text:s text:c="2"/>Th.<text:span text:style-name="T102"> </text:span>Falmagne,</text:p>
      <text:p text:style-name="P90"><text:span text:style-name="T2">D. Stutzmann, A.-M. Turcan-Verkerk (dir.), </text:span><text:span text:style-name="T3">Les Cisterciens et la transmission des textes</text:span><text:span text:style-name="T32"> </text:span><text:span text:style-name="T3">(</text:span><text:span text:style-name="T43">XII</text:span><text:span text:style-name="T69">e</text:span><text:span text:style-name="T3">-</text:span></text:p>
      <text:p text:style-name="P91"><text:span text:style-name="T43">XVIII</text:span><text:span text:style-name="T69">e </text:span><text:span text:style-name="T3">siècles)</text:span><text:span text:style-name="T2">, Tunhout, Brepols, 2018, p. 239-284.</text:span></text:p>
      <text:p text:style-name="P92"><text:span text:style-name="T2">Marie Anne P</text:span><text:span text:style-name="T41">OLO DE </text:span><text:span text:style-name="T2">B</text:span><text:span text:style-name="T41">EAULIEU</text:span><text:span text:style-name="T2">, « Les pratiques publicitaires au Moyen Âge », dans Christian Delporte et Isabelle Veyrat-Masson (dir.), </text:span><text:a xlink:type="simple" xlink:href="http://www.nouveau-monde.net/livre/?GCOI=84736100529150" text:style-name="Default_20_Style" text:visited-style-name="Default_20_Style"><text:span text:style-name="T3">La Puissance des images du Moyen Age à nos</text:span></text:a><text:span text:style-name="T3"> </text:span><text:a xlink:type="simple" xlink:href="http://www.nouveau-monde.net/livre/?GCOI=84736100529150" text:style-name="Default_20_Style" text:visited-style-name="Default_20_Style"><text:span text:style-name="T3">jours</text:span></text:a><text:span text:style-name="T2">, Paris, Chronos, 2018, chap. 17, p.</text:span><text:span text:style-name="T4"> </text:span><text:span text:style-name="T2">399-413.</text:span></text:p>
      <text:p text:style-name="P74"><text:span text:style-name="T2">Jacques R</text:span><text:span text:style-name="T41">EVEL</text:span><text:span text:style-name="T2">, « Kracauer et l’antinomie du temps historique », dans Konrad J. Kuhn, Katrin Sontag, Walter Leimgruber (dir.), </text:span><text:span text:style-name="T3">Lebenkunst. Erkundungen zu Biographie, Lebenswelt und Erinerrung. Festschrift für Jacques Picard, </text:span><text:span text:style-name="T2">Cologne-Weimar-Vienne, Böhlau Verlag, 2018, p. 311-318.</text:span></text:p>
      <text:p text:style-name="P126"/>
      <text:p text:style-name="P66"><text:span text:style-name="T2">Jacques R</text:span><text:span text:style-name="T41">EVEL</text:span><text:span text:style-name="T2">, « Jacques Le Goff dans ses livres », dans Étienne Anheim, Massimo Miglio et Catherine Virlouvet (dir.), </text:span><text:span text:style-name="T3">Jacques Le Goff, L’Italia e la Storia, Atti del Convegno internationale di Studi (Roma, 4-5 <text:s/>giugno 2015), </text:span><text:span text:style-name="T2">Rome, <text:s/>École française de Rome, 2018, <text:s text:c="4"/>p. 73-84.</text:span></text:p>
      <text:p text:style-name="P148">Dinah R<text:span text:style-name="T41">IBARD</text:span>, « La première personne du singulier » dans Jean-Christophe Abramovici et Christian Jouhaud (dir.), <text:span text:style-name="T68">Michel de Certeau et la littérature</text:span>, Les Dossiers du Grihl, 2018-02, <text:a xlink:type="simple" xlink:href="https://journals.openedition.org/dossiersgrihl/6894" text:style-name="Default_20_Style" text:visited-style-name="Default_20_Style"><text:span text:style-name="T73">https://journals.openedition.org/dossiersgrihl/6894</text:span></text:a><text:a xlink:type="simple" xlink:href="https://journals.openedition.org/dossiersgrihl/6894" text:style-name="Default_20_Style" text:visited-style-name="Default_20_Style"> </text:a>; DOI : 10.4000/dossiersgrihl.6894, Version papier POD (<text:a xlink:type="simple" xlink:href="https://www.i6doc.com/fr/book/?gcoi=28001100577920" text:style-name="Default_20_Style" text:visited-style-name="Default_20_Style"><text:span text:style-name="T73">https://www.i6doc.com/fr/book/?gcoi=28001100577920</text:span></text:a>), p. 193-208.</text:p>
      <text:p text:style-name="P165">Dinah R<text:span text:style-name="T41">IBARD</text:span>, en collaboration avec Philippe B<text:span text:style-name="T41">ÜTTGEN</text:span>, « La Grèce silencieuse de Raymond Queneau » dans Lucile Arnoux-Farnoux et Polina Kosmadaki (dir.), avec la collaboration de Servanne Jollivet, <text:span text:style-name="T68">Le double voyage : Paris-Athènes (1919-1939)</text:span>, Athènes, École française d’Athènes, 2018, p. 327-338.</text:p>
      <text:p text:style-name="P46"><text:span text:style-name="T2">Dinah R</text:span><text:span text:style-name="T41">IBARD</text:span><text:span text:style-name="T2">, en collaboration avec Hélène F</text:span><text:span text:style-name="T41">ERNANDEZ</text:span><text:span text:style-name="T2">, « Le "</text:span><text:span text:style-name="T3">Quinte-Curce </text:span><text:span text:style-name="T2">de Vaugelas" » dans Catherine Gaullier-Bougassas (dir.), </text:span><text:span text:style-name="T3">Postérités européennes de Quinte-Curce : De l’humanisme aux Lumières (</text:span><text:span text:style-name="T43">XIV</text:span><text:span text:style-name="T69">e</text:span><text:span text:style-name="T3">-</text:span><text:span text:style-name="T43">XVIII</text:span><text:span text:style-name="T69">e </text:span><text:span text:style-name="T3">siècle)</text:span><text:span text:style-name="T2">, Turnhout, Brepols, 2018, p. 343-360.</text:span></text:p>
      <text:p text:style-name="P148">Dinah R<text:span text:style-name="T41">IBARD</text:span>, « Le style Viala » dans Marine Roussillon, Sylvaine Guyot, Dominic Glynn et Marie-Madeleine Fragonard (dir.), <text:span text:style-name="T68">Littéraire. Pour Alain Viala</text:span>, Artois Presses Université, 2018, t. II, p. 209-218.</text:p>
      <text:p text:style-name="P54"><text:span text:style-name="T2">Antoine R</text:span><text:span text:style-name="T41">OULLET</text:span><text:span text:style-name="T2">, « Patronato y territorio señorial: los Sotomayor y los franciscanos, siglos </text:span><text:span text:style-name="T41">XV</text:span><text:span text:style-name="T2">-</text:span><text:span text:style-name="T41">XVI </text:span><text:span text:style-name="T2">», dans A. Maldavsky et R. di Stefano (dir.), </text:span><text:span text:style-name="T3">Invertir en lo sagrado: salvación y dominación territorial en América y Europa (siglos </text:span><text:span text:style-name="T43">XVI</text:span><text:span text:style-name="T3">-</text:span><text:span text:style-name="T43">XX</text:span><text:span text:style-name="T3">)</text:span><text:span text:style-name="T2">, U. de la Pampa, 2018, p. 26-37 (ouvrage Epub).</text:span></text:p>
      <text:p text:style-name="P165">Sergi S<text:span text:style-name="T41">ANCHO </text:span>F<text:span text:style-name="T41">IBLA</text:span>, « The Page and the Room: Medieval Architectures for Persuasion and Meditation », dans Hui-zung Perng (dir.), <text:span text:style-name="T68">Cultures of Learning</text:span>, Changhua, National Changhua University of Education, 2018, p.<text:span text:style-name="T64"> </text:span>49-68.</text:p>
      <text:p text:style-name="P144">Sergi S<text:span text:style-name="T41">ANCHO </text:span>F<text:span text:style-name="T41">IBLA</text:span>, « Li vida de Doucelina de Dicha, de Felipa Porceleta. Imaginería, prácticas devocionales y legitimación de la vida beguina en el Mediterráneo », dans Corral, E. (dir.), <text:span text:style-name="T68">Voces de mujeres en la Edad media</text:span>. Berlin - Boston, De Gruyter, 2018.</text:p>
      <text:p text:style-name="P144">Sergi S<text:span text:style-name="T41">ANCHO </text:span>F<text:span text:style-name="T41">IBLA</text:span>, « Celda, bodega y refugio del Dios cautivo. El corazón como arquitectura de la intimidad en la mística castellana e hispanoamericana », dans <text:span text:style-name="T68">El Corazón es centro</text:span>. Padova, Lice-o, 2018, p. 429-449.</text:p>
      <text:p text:style-name="P46"><text:span text:style-name="T2">Jean-Claude S</text:span><text:span text:style-name="T41">CHMITT</text:span><text:span text:style-name="T2">, « Conclusions. Images de soi et univers domestiques », dans Gil Bartholeyns, Monique Bourin, Pierre-Olivier Dittmar (dir.) </text:span><text:span text:style-name="T3">Images de soi dans l’univers domestique, </text:span><text:span text:style-name="T43">XIII</text:span><text:span text:style-name="T69">e</text:span><text:span text:style-name="T3">-</text:span><text:span text:style-name="T43">XVI</text:span><text:span text:style-name="T69">e </text:span><text:span text:style-name="T3">siècle</text:span><text:span text:style-name="T2">, Rennes, Presses Universitaires de Rennes, 2018, p. 235-238.</text:span></text:p>
      <text:p text:style-name="P36"><text:span text:style-name="T2">Jean-Claude S</text:span><text:span text:style-name="T41">CHMITT</text:span><text:span text:style-name="T2">, « History of Visual Culture » (Réponse à Gilles Bartholeyns) », dans Marek Tamm and Peter Burke (dir.), </text:span><text:span text:style-name="T3">Debating New Approaches to History</text:span><text:span text:style-name="T2">, London, Bloomsburry, 2018, p. 262-266.</text:span></text:p>
      <text:p text:style-name="P43"><text:span text:style-name="T2">Jean-Claude S</text:span><text:span text:style-name="T41">CHMITT</text:span><text:span text:style-name="T2">, « The Two Bodies of the Virgin. On the Festival of </text:span><text:span text:style-name="T3">Cirio de Nazaré </text:span><text:span text:style-name="T2">», dans Babette Hellemans and Alissa Jones Nelson (dir.), </text:span><text:span text:style-name="T3">Images, Improvisations, Sound and Silence from 1000 to 1800. Degree Zero</text:span><text:span text:style-name="T2">, Amsterdam, Amsterdam University Press, 2018, <text:s text:c="4"/>p. 35-53.</text:span></text:p>
      <text:p text:style-name="P127"/>
      <text:p text:style-name="P66"><text:span text:style-name="T2">Jean-Claude S</text:span><text:span text:style-name="T41">CHMITT</text:span><text:span text:style-name="T2">, « La mobilité des hommes et leur représentation dans l’espace du Moyen-Âge », dans </text:span><text:span text:style-name="T3">Medieval Europe in Motion: La circulacion de manuscritos illuminados en la Peninsula Ibérica. Segunda edicion del Congresso Internacional ‘Medieval Europe in Motion (Lisboa, 2015)’</text:span><text:span text:style-name="T2">, <text:s/>Madrid, <text:s/>Consejo <text:s/>Superior <text:s/>de <text:s/>Investigaciones <text:s/>Cientificas, <text:s/>2018, p. 29-40.</text:span></text:p>
      <text:p text:style-name="P58"><text:span text:style-name="T2">Jean-Claude S</text:span><text:span text:style-name="T41">CHMITT</text:span><text:span text:style-name="T2">, « Rapport conclusif », dans </text:span><text:span text:style-name="T3">Les Vivants et les morts dans les sociétés médiévales. </text:span><text:span text:style-name="T2">XLVIII</text:span><text:span text:style-name="T50">e</text:span><text:span text:style-name="T53"> congrès de la SHMESP (Jérusalem, 4-7 mai 2017), Paris, Publications de la Sorbonne, 2018, p.</text:span><text:span text:style-name="T57"> </text:span><text:span text:style-name="T53">379-390.</text:span></text:p>
      <text:p text:style-name="P71"><text:span text:style-name="T2">Jean-Claude S</text:span><text:span text:style-name="T41">CHMITT</text:span><text:span text:style-name="T2">, « Formes, fonctions et usages des diagrammes », dans Timoty Leonardi e Marco Rainini (dir.) </text:span><text:span text:style-name="T3">Ordinare il mondo. Diagrammi e simboli nelle pergamene di Vercelli</text:span><text:span text:style-name="T2">, Milano, Vita e Pensiero, 2018, p.</text:span><text:span text:style-name="T10"> </text:span><text:span text:style-name="T2">3-21.</text:span></text:p>
      <text:p text:style-name="P165">Alessandro S<text:span text:style-name="T41">TANZIANI</text:span>, « Serfs, Slaves of Wage Earners? The Legal Status of Labour in Russia in a Comparative Perspective », dans Damian Alan Pargas, Felicia Rosu (dir.), <text:span text:style-name="T68">Critical Readings on Global Slavery, </text:span>Leiden, Brill, 2018, p. 1044-1068.</text:p>
      <text:p text:style-name="P30"><text:span text:style-name="T2">Alessandro S</text:span><text:span text:style-name="T41">TANZIANI</text:span><text:span text:style-name="T2">, « The Impact of Cyclones on Nineteenth-Century Reunion », dans Gwyn Campbell (dir.), </text:span><text:span text:style-name="T3">Bondage and the Environment in the Indian Ocean World</text:span><text:span text:style-name="T2">, New York, Palgrave, 2018, p. 143-162.</text:span></text:p>
      <text:p text:style-name="P144">Alessandro S<text:span text:style-name="T41">TANZIANI</text:span>, « Labour regime and Labour Mobility from the Seventeenth to the Twentieth Century », dans Tirthankar Roy and Giorgio Riello (dir.), <text:span text:style-name="T68">Global Economic History</text:span>, London, Bloomsbury, 2019, p.<text:span text:style-name="T59"> </text:span>175-195.</text:p>
      <text:p text:style-name="P71"><text:span text:style-name="T2">Sylvie S</text:span><text:span text:style-name="T41">TEINBERG</text:span><text:span text:style-name="T2">, « De la Renaissance aux Lumières » dans Sylvie Steinberg, </text:span><text:span text:style-name="T3">Une histoire des sexualités</text:span><text:span text:style-name="T2">, Paris, PUF, 2018, p. 175-264.</text:span></text:p>
      <text:p text:style-name="P30"><text:span text:style-name="T2">Annick T</text:span><text:span text:style-name="T41">ANTER</text:span><text:span text:style-name="T2">-T</text:span><text:span text:style-name="T41">OUBON</text:span><text:span text:style-name="T2">, Jean-Claude T</text:span><text:span text:style-name="T41">OUBON</text:span><text:span text:style-name="T2">, « Ivry et le Grand Paris : positionnement, compétition et changement social », dans Nacima Baron y Juan Romero (dir.), </text:span><text:span text:style-name="T3">Cultura territorial e innovación social. ¿ Hacia un nuevo modelo metropolitano en Europa del Sur ?</text:span><text:span text:style-name="T2">, Valencia, Publicacions de la Universitat de Valencia, (Desarrollo Territorial, Estudios y Documentos, 26), 2018, p. 229-249.</text:span></text:p>
      <text:p text:style-name="P144">Bernard V<text:span text:style-name="T41">INCENT</text:span>, en collaboration avec José Javier R<text:span text:style-name="T41">UIZ </text:span>I<text:span text:style-name="T41">BANEZ</text:span>, « Introduccion: por una historia de los refugios en los mundos ibéricos », dans J.J. Ruiz Ibanez et Bernard Vincent (dir.), <text:span text:style-name="T68">Refugiados </text:span>..., Madrid, 2018, p. 9-26.</text:p>
      <text:p text:style-name="P144">Bernard V<text:span text:style-name="T41">INCENT</text:span>, « La expulsion de los moriscos del Valle de Ricote » dans J.J. Ruiz Ibanez et Bernard Vincent (dir.), <text:span text:style-name="T68">Refugiados </text:span>..., Madrid, 2018, p. 241-276.</text:p>
      <text:p text:style-name="P54"><text:span text:style-name="T2">Bernard V</text:span><text:span text:style-name="T41">INCENT</text:span><text:span text:style-name="T2">, « Las resistencias serciles en el mundo mediterraneo occidental en los siglos </text:span><text:span text:style-name="T41">XVI </text:span><text:span text:style-name="T2">y </text:span><text:span text:style-name="T41">XVII </text:span><text:span text:style-name="T2">» dans James S. Amelang, Fernando Andres Robres, Rafael Benitez Sanchez-Blanco, Ricardo Franch Benavent, Mirian Galante Becerril (dir.), </text:span><text:span text:style-name="T3">Palcios, plazas, patibulos, La sociedad Espanola moderna entre el cambio y las resistencias, </text:span><text:span text:style-name="T2">Valencia, Tirant humanidades, 2018, p. 55-66.</text:span></text:p>
      <text:p text:style-name="P163">Bernard V<text:span text:style-name="T41">INCENT</text:span>, « El contexto vital del conde de Tendilla : el Mediterraneo en el transito de la Edad Media a la Moderna », dans Jesus Bermudez Lopez, Yolanda Guasch Mari, Rafael Lopez Guzmaan,Rafael Peinado Santaella, Guadalupe Romera Sanchez, Carlos Vilchez</text:p>
      <text:p text:style-name="P128"/>
      <text:p text:style-name="P69"><text:span text:style-name="T2">Vilchez (dir.), </text:span><text:span text:style-name="T3">El Conde de Tendilla y su tiempo</text:span><text:span text:style-name="T2">, Grenade, Université de Grenade, 2018 <text:s text:c="7"/>p. 241-253.</text:span></text:p>
      <text:p text:style-name="P44"><text:span text:style-name="T2">Mickaël W</text:span><text:span text:style-name="T41">ILMART</text:span><text:span text:style-name="T2">, « Les remèdes pour animaux dans l’Occident médiéval (</text:span><text:span text:style-name="T41">XII</text:span><text:span text:style-name="T76">e</text:span><text:span text:style-name="T2">-</text:span><text:span text:style-name="T41">XV</text:span><text:span text:style-name="T76">e </text:span><text:span text:style-name="T2">s.) », dans Philip Rieder et François Zanetti (dir.), </text:span><text:span text:style-name="T3">Materia medica. Savoirs et usages des médicaments aux époques médiévale et moderne, </text:span><text:span text:style-name="T2">Genève, Droz, 2018, p.</text:span><text:span text:style-name="T8"> </text:span><text:span text:style-name="T2">73-86.</text:span></text:p>
      <text:p text:style-name="P54"><text:span text:style-name="T2">Mickaël W</text:span><text:span text:style-name="T41">ILMART</text:span><text:span text:style-name="T2">, « La culture matérielle dans les sources judiciaires de la fin du Moyen Âge (de la Brie au comté de Foix) », dans Luc Bourgeois </text:span><text:span text:style-name="T3">et alii </text:span><text:span text:style-name="T2">(dir.), </text:span><text:span text:style-name="T3">La Culture matérielle : un objet en question. Anthropologie, archéologie et histoire, Actes du Colloque international organisé à Caen, 9-10 octobre 2015</text:span><text:span text:style-name="T2">, Caen, Presses Universitaires de Caen, 2018, p.</text:span><text:span text:style-name="T33"> </text:span><text:span text:style-name="T2">215-224.</text:span></text:p>
      <text:p text:style-name="P30"><text:span text:style-name="T2">Jean-Paul Z</text:span><text:span text:style-name="T41">UNIGA</text:span><text:span text:style-name="T2">, « The Idol of Origins: Myth, Genealogical Memory, and Law in Hispanic America », dans Sarah Trevisan (dir.), </text:span><text:span text:style-name="T3">Mythical Ancestry in World Cultures, 1400-1800</text:span><text:span text:style-name="T2">, Turnhout, Brepols, 2018, p. 57-94.</text:span></text:p>
      <text:p text:style-name="P101"/>
      <text:list xml:id="list170703818383044" text:continue-numbering="true" text:style-name="WWNum2">
        <text:list-item>
          <text:h text:style-name="P9" text:outline-level="2"><text:bookmark-start text:name="_TOC_250001"/>Notices de dictionnaire ou<text:span text:style-name="T62"> </text:span><text:bookmark-end text:name="_TOC_250001"/>d'encyclopédie</text:h>
        </text:list-item>
      </text:list>
      <text:p text:style-name="P39"><text:span text:style-name="T2">Jean A</text:span><text:span text:style-name="T41">NDREAU</text:span><text:span text:style-name="T2">, « Auctions », dans Sander Golbberg (dir.), </text:span><text:span text:style-name="T3">Oxford Classical Dictionary</text:span><text:span text:style-name="T2">, New York-Oxford, Oxford University Press, on line Publication, feb. 2018.</text:span></text:p>
      <text:p text:style-name="P144">Henriette A<text:span text:style-name="T41">SSEO</text:span>, « Les Tsiganes : un peuple européen », « Cultures tsiganes et cultures européennes », « les Tsiganes : entre répression, exclusion et génocide », dans Christophe Charle, Daniel Roche <text:span text:style-name="T68">et al</text:span>. (dir.), <text:span text:style-name="T68">L’Europe. Encyclopédie historique, </text:span>Paris, Actes Sud, 2018, p. 174-179, 348-354, 1668-1672.</text:p>
      <text:p text:style-name="P28"><text:span text:style-name="T2">Jean B</text:span><text:span text:style-name="T41">AUMGARTEN</text:span><text:span text:style-name="T2">, « Yiddish », dans Daniel Roche (dir.), </text:span><text:span text:style-name="T3">L’Europe. Encyclopédie historique</text:span><text:span text:style-name="T2">, Paris, Actes Sud, 2018, p.</text:span><text:span text:style-name="T12"> </text:span><text:span text:style-name="T2">877-879.</text:span></text:p>
      <text:p text:style-name="P30"><text:span text:style-name="T2">Jean B</text:span><text:span text:style-name="T41">AUMGARTEN </text:span><text:span text:style-name="T2">« Elijah Levita », </text:span><text:span text:style-name="T3">Encyclopedia of the Bible and Its Reception </text:span><text:span text:style-name="T2">(</text:span><text:span text:style-name="T3">EBR</text:span><text:span text:style-name="T2">), <text:s/>dans Christine Helmer, Steven McKenzie, Römer Linn, Chr. Thomas, Jens Schroeter, Barry Dov Walfish, Eric Ziolkowski (dir.), Berlin, de Gruyter, 2018, p.</text:span><text:span text:style-name="T7"> </text:span><text:span text:style-name="T2">346-350.</text:span></text:p>
      <text:p text:style-name="P30"><text:span text:style-name="T2">Gérard B</text:span><text:span text:style-name="T41">EAUR</text:span><text:span text:style-name="T2">, « Famines », « Paysans », « Seigle », dans Christophe Charle, Daniel Roche </text:span><text:span text:style-name="T3">et al </text:span><text:span text:style-name="T2">(dir.), </text:span><text:span text:style-name="T3">L’Europe. Encyclopédie historique</text:span><text:span text:style-name="T2">, Paris, Actes Sud, 2018, p. 908-911, 591-594, 509-511.</text:span></text:p>
      <text:p text:style-name="P88"><text:span text:style-name="T2">André B</text:span><text:span text:style-name="T41">URGUIERE</text:span><text:span text:style-name="T2">, « Généalogie, une passion européenne », dans Christophe Charle, Daniel Roche </text:span><text:span text:style-name="T3">et al </text:span><text:span text:style-name="T2">(dir.), </text:span><text:span text:style-name="T3">L’Europe, Encyclopédie historique, </text:span><text:span text:style-name="T2">Actes-Sud, Arles, 2018, p. 63-67.</text:span></text:p>
      <text:p text:style-name="P144">Christophe D<text:span text:style-name="T41">UHAMELLE</text:span>, « Frédéric II de Prusse, l’avènement d’une puissance », « Le Gotha : cabinet<text:span text:style-name="T103"> </text:span>des<text:span text:style-name="T104"> </text:span>titres<text:span text:style-name="T104"> </text:span>de<text:span text:style-name="T104"> </text:span>l’aristocratie<text:span text:style-name="T104"> </text:span>européenne »,<text:span text:style-name="T105"> </text:span>« Dynastie<text:span text:style-name="T105"> </text:span>des<text:span text:style-name="T104"> </text:span>Hanovre<text:span text:style-name="T62"> </text:span>:<text:span text:style-name="T106"> </text:span>régner<text:span text:style-name="T103"> </text:span>au<text:span text:style-name="T104"> </text:span>loin »,</text:p>
      <text:p text:style-name="P140">«<text:span text:style-name="T59"> </text:span>Saint <text:s/><text:span text:style-name="T107"><text:s/></text:span>Empire<text:span text:style-name="T64"> </text:span>: <text:s/><text:span text:style-name="T107"><text:s/></text:span>un <text:s/><text:span text:style-name="T103"><text:s/></text:span>État <text:s/><text:span text:style-name="T103"><text:s/></text:span>sans <text:s/><text:span text:style-name="T106"><text:s/></text:span>modèle<text:span text:style-name="T59"> </text:span>», <text:s/><text:span text:style-name="T107"><text:s/></text:span>« Fugger<text:span text:style-name="T59"> </text:span>: <text:s/><text:span text:style-name="T106"><text:s/></text:span>la <text:s/><text:span text:style-name="T103"><text:s/></text:span>première <text:s/><text:span text:style-name="T107"><text:s/></text:span>multinationale »,</text:p>
      <text:p text:style-name="P140">«<text:span text:style-name="T62"> </text:span>Bibliothèque<text:span text:style-name="T108"> </text:span>Palatine<text:span text:style-name="T64"> </text:span>:<text:span text:style-name="T109"> </text:span>les<text:span text:style-name="T109"> </text:span>livres<text:span text:style-name="T110"> </text:span>disputés<text:span text:style-name="T59"> </text:span>»,<text:span text:style-name="T112"> </text:span>dans<text:span text:style-name="T108"> </text:span>Christophe<text:span text:style-name="T110"> </text:span>Charle,<text:span text:style-name="T112"> </text:span>Daniel<text:span text:style-name="T110"> </text:span>Roche<text:span text:style-name="T110"> </text:span><text:span text:style-name="T68">et</text:span><text:span text:style-name="T111"> </text:span><text:span text:style-name="T68">al</text:span></text:p>
      <text:p text:style-name="P22"><text:span text:style-name="T2">(dir.), </text:span><text:span text:style-name="T3">L’Europe, encyclopédie historique</text:span><text:span text:style-name="T2">, Arles, Actes Sud, 2018, p. 994-995, 996-997,</text:span><text:span text:style-name="T34"> </text:span><text:span text:style-name="T2">1004-</text:span></text:p>
      <text:p text:style-name="P140">1005, 1040-1043, 1361-1362, 1391-1392.</text:p>
      <text:p text:style-name="P86"><text:span text:style-name="T2">Sylvie Anne G</text:span><text:span text:style-name="T41">OLDBERG</text:span><text:span text:style-name="T2">, « Rachi (Salomon ben Isaac), L’Exégète », dans Christophe Charles, Daniel Roche </text:span><text:span text:style-name="T3">et al </text:span><text:span text:style-name="T2">(dir.) </text:span><text:span text:style-name="T3">L’Europe. Encyclopédie historique</text:span><text:span text:style-name="T2">, Arles, Actes Sud, 2018, 865- 866.</text:span></text:p>
      <text:p text:style-name="P129"/>
      <text:p text:style-name="P177">Sylvie Anne G<text:span text:style-name="T41">OLDBERG</text:span>, « Course of the year »<text:span text:style-name="T68">, </text:span>« Death », « Exile », dans D. Diner (ed),</text:p>
      <text:p text:style-name="P27"><text:span text:style-name="T3">Encyclopedia of Jewish History and Culture</text:span><text:span text:style-name="T2">, Leyde, Brill, p. 2017-2021, 2019, vol. 2.</text:span></text:p>
      <text:p text:style-name="P53"><text:span text:style-name="T2">Jean-Yves G</text:span><text:span text:style-name="T41">RENIER</text:span><text:span text:style-name="T2">, « Labrousse »</text:span><text:span text:style-name="T3">, </text:span><text:span text:style-name="T2">dans </text:span><text:span text:style-name="T3">Dictionnaire des historiens du </text:span><text:span text:style-name="T43">XIX</text:span><text:span text:style-name="T69">e </text:span><text:span text:style-name="T3">siècle, </text:span><text:span text:style-name="T2">en ligne, 2018.</text:span></text:p>
      <text:p text:style-name="P30"><text:span text:style-name="T2">Laurent H</text:span><text:span text:style-name="T41">ERMENT</text:span><text:span text:style-name="T2">, « Paris, un fournisseur d’engrais. « Société pour l’application des engrais liquides par le système tubulaire à la ferme de Vaujours », dans Marc Conesa, Nicolas Poirier (dir.), </text:span><text:span text:style-name="T3">Fumiers ! Ordures ! Gestion et usages des déchets dans les campagnes de l’Europe médiévale et moderne</text:span><text:span text:style-name="T2">, Flaran 38, Toulouse, PUM, 2018, p. 267-285.</text:span></text:p>
      <text:p text:style-name="P54"><text:span text:style-name="T2">Alice I</text:span><text:span text:style-name="T41">NGOLD</text:span><text:span text:style-name="T2">, « Commune : essor et limites d’un pouvoir local », « Ressources naturelles », dans C. Charle, D. Roche </text:span><text:span text:style-name="T3">et al </text:span><text:span text:style-name="T2">(dir.), </text:span><text:span text:style-name="T3">L’Europe. Encyclopédie historique</text:span><text:span text:style-name="T2">, Arles, Actes Sud, 2018, p. 669-673 et 506-509.</text:span></text:p>
      <text:p text:style-name="P71"><text:span text:style-name="T2">Alice I</text:span><text:span text:style-name="T41">NGOLD</text:span><text:span text:style-name="T2">, « Elinor Ostrom (approche historique) », dans M. Cornu, F. Orsi et J. Rochfeld (dir.), </text:span><text:span text:style-name="T3">Dictionnaire des biens communs</text:span><text:span text:style-name="T2">, Paris, PUF, 2017, p. 866-871.</text:span></text:p>
      <text:p text:style-name="P78"><text:span text:style-name="T2">Hervé L</text:span><text:span text:style-name="T41">E </text:span><text:span text:style-name="T2">B</text:span><text:span text:style-name="T41">RAS</text:span><text:span text:style-name="T2">, « L’égalité » dans C. Wihtol de Wenden (dir.), </text:span><text:span text:style-name="T3">Atlas des droits de l’homme</text:span><text:span text:style-name="T2">, Autrement, Paris, 2018, p. 20-21.</text:span></text:p>
      <text:p text:style-name="P79"><text:span text:style-name="T2">Hervé L</text:span><text:span text:style-name="T41">E <text:s/></text:span><text:span text:style-name="T2">B</text:span><text:span text:style-name="T41">RAS</text:span><text:span text:style-name="T2">, « Révolution de la raison » Assemblée nationale : </text:span><text:span text:style-name="T3">Mai 58, Mai 68, Mai <text:s text:c="2"/>2018 : des révolutions françaises ?</text:span><text:span text:style-name="T2">, La Documentation française, Paris, 2018., p.</text:span><text:span text:style-name="T35"> </text:span><text:span text:style-name="T2">7-8.</text:span></text:p>
      <text:p text:style-name="Text_20_body">Antoine L<text:span text:style-name="T41">ILTI</text:span>, « Salons », « Civilité », dans Daniel Roche, Christophe Charle <text:span text:style-name="T68">et al </text:span>(dir.),</text:p>
      <text:p text:style-name="P22"><text:span text:style-name="T3">L’Europe, Encyclopédie historique</text:span><text:span text:style-name="T2">, Actes Sud, 2018.</text:span></text:p>
      <text:p text:style-name="P30"><text:span text:style-name="T2">Natalia M</text:span><text:span text:style-name="T41">UCHNIK</text:span><text:span text:style-name="T2">, « Les marranes » et « Les diasporas », dans Christophe Charles et Daniel Roche </text:span><text:span text:style-name="T3">et al </text:span><text:span text:style-name="T2">(dir.), </text:span><text:span text:style-name="T3">L’Europe. Encyclopédie historique</text:span><text:span text:style-name="T2">, Arles, Actes Sud, 2018, p. 1132-1134 et</text:span><text:span text:style-name="T12"> </text:span><text:span text:style-name="T2">1355-1358.</text:span></text:p>
      <text:p text:style-name="P28"><text:bookmark text:name="Antoine Roullet, « Les doutes de la foi "/><text:span text:style-name="T2">Antoine R</text:span><text:span text:style-name="T41">OULLET</text:span><text:span text:style-name="T2">, « Les doutes de la foi », </text:span><text:span text:style-name="T3">Encyclopédie pour une histoire nouvelle de l'Europe, </text:span><text:span text:style-name="T2">dictionnaire numérique du labex EHNE, en français et en anglais (</text:span><text:a xlink:type="simple" xlink:href="https://ehne.fr/" text:style-name="Default_20_Style" text:visited-style-name="Default_20_Style"><text:span text:style-name="T13">https://ehne.fr/</text:span></text:a><text:span text:style-name="T2">)</text:span></text:p>
      <text:p text:style-name="P17"><text:span text:style-name="T2">Sylvia </text:span><text:span text:style-name="T36"><text:s/></text:span><text:span text:style-name="T2">S</text:span><text:span text:style-name="T41">EBASTIANI</text:span><text:span text:style-name="T2">, </text:span><text:span text:style-name="T34"><text:s/></text:span><text:span text:style-name="T2">en </text:span><text:span text:style-name="T36"><text:s/></text:span><text:span text:style-name="T2">collaboration </text:span><text:span text:style-name="T34"><text:s/></text:span><text:span text:style-name="T2">avec </text:span><text:span text:style-name="T36"><text:s/></text:span><text:span text:style-name="T2">Jean-Frédéric </text:span><text:span text:style-name="T36"><text:s/></text:span><text:span text:style-name="T2">S</text:span><text:span text:style-name="T41">CHAUB </text:span><text:span text:style-name="T48"><text:s/></text:span><text:span text:style-name="T2">et </text:span><text:span text:style-name="T37"><text:s/></text:span><text:span text:style-name="T2">Silvia </text:span><text:span text:style-name="T36"><text:s/></text:span><text:span text:style-name="T2">F</text:span><text:span text:style-name="T41">ALCONIERI</text:span><text:span text:style-name="T2">,</text:span></text:p>
      <text:p text:style-name="P140">« Racisme : <text:s text:c="2"/>la <text:s text:c="2"/>politique <text:s text:c="2"/>du <text:s text:c="2"/>préjugé », <text:s text:c="2"/>dans <text:s text:c="2"/>Christophe <text:s text:c="2"/>Charle, <text:s text:c="2"/>Daniel <text:s text:c="2"/>Roche<text:span text:style-name="T80"> </text:span>(dir.),</text:p>
      <text:p text:style-name="P22"><text:span text:style-name="T3">Dictionnaire historique de la civilisation européenne</text:span><text:span text:style-name="T2">, Paris, Actes Sud, 2018, p. 605-611.</text:span></text:p>
      <text:p text:style-name="P30"><text:span text:style-name="T2">Sylvie S</text:span><text:span text:style-name="T41">TEINBERG</text:span><text:span text:style-name="T2">, « Travestissement : troubler le genre », dans Christophe Charle, Daniel Roche </text:span><text:span text:style-name="T3">et al </text:span><text:span text:style-name="T2">(dir.), </text:span><text:span text:style-name="T3">L’Europe. Encyclopédie historique</text:span><text:span text:style-name="T2">, Arles, Actes Sud, 2018.</text:span></text:p>
      <text:p text:style-name="Text_20_body">Bernard V<text:span text:style-name="T41">INCENT</text:span>, « Traté de Tordesillas (1494) : le premier partage du monde »,</text:p>
      <text:p text:style-name="P153">« Controverse de Valladolid (1550-1551) : la conquête du Nouveau Monde en débat », dans Christophe Charle, Daniel Roche <text:span text:style-name="T68">et al </text:span>(dir.), <text:span text:style-name="T68">L'Europe, encyclopédie historique</text:span>, Paris, Actes Sud, 2018, p. 1379-1380, 1095-1096.</text:p>
      <text:p text:style-name="P144">Bernard V<text:span text:style-name="T41">INCENT</text:span>, « 1558, Mostaganem, el desastre del éjercito espanol », « <text:span text:style-name="T64">1614, </text:span>el <text:span text:style-name="T64">final </text:span>de la <text:span text:style-name="T64">expulsion </text:span>de los <text:span text:style-name="T64">moriscos </text:span>», dans Xosé Nunez Seixas (dir.), <text:span text:style-name="T68">Historia mundial de España</text:span>, Barcelone, Planeta, 2018, p. 260-267,<text:span text:style-name="T59"> </text:span><text:span text:style-name="T64">319-326.</text:span></text:p>
      <text:p text:style-name="P104"/>
      <text:list xml:id="list170703435530021" text:continue-numbering="true" text:style-name="WWNum2">
        <text:list-item>
          <text:h text:style-name="P12" text:outline-level="2">Recensions,<text:span text:style-name="T62"> </text:span>comptes-rendus</text:h>
        </text:list-item>
      </text:list>
      <text:p text:style-name="P39"><text:span text:style-name="T2">Etienne A</text:span><text:span text:style-name="T41">NHEIM </text:span><text:span text:style-name="T2">: CR de A. Z</text:span><text:span text:style-name="T41">AYARUZNAYA</text:span><text:span text:style-name="T2">, </text:span><text:span text:style-name="T3">The Monstruous New Art: Divided Forms in the Late Medieval Motet</text:span><text:span text:style-name="T2">, Cambridge, Cambridge University Press, 2015 (</text:span><text:span text:style-name="T3">Annales HSS</text:span><text:span text:style-name="T2">, 73-3, 2017, p. 827-829, publié en 2018)</text:span></text:p>
      <text:p text:style-name="P71"><text:span text:style-name="T2">Etienne A</text:span><text:span text:style-name="T41">NHEIM </text:span><text:span text:style-name="T2">: CR de R. M. D</text:span><text:span text:style-name="T41">ESSI</text:span><text:span text:style-name="T2">, </text:span><text:span text:style-name="T3">Les Spectres du Bon Gouvernement d’Ambrogio Lorenzetti. Artistes, cités communales et seigneurs angevins au Trecento</text:span><text:span text:style-name="T2">, Paris, PUF, 2017 (</text:span><text:span text:style-name="T3">Annales HSS</text:span><text:span text:style-name="T2">, 73-3, 2017, p. 832-834, publié en 2018)</text:span></text:p>
      <text:p text:style-name="P71"><text:span text:style-name="T2">Etienne A</text:span><text:span text:style-name="T41">NHEIM </text:span><text:span text:style-name="T2">: CR de T. G</text:span><text:span text:style-name="T41">OLSENNE</text:span><text:span text:style-name="T2">, </text:span><text:span text:style-name="T3">Carlo Crivelli et le matérialisme mystique du Quattrocento</text:span><text:span text:style-name="T2">, Rennes, PUR, 2017 (</text:span><text:span text:style-name="T3">Annales HSS</text:span><text:span text:style-name="T2">, 73-3, 2017, p. 837-840, publié en 2018).</text:span></text:p>
      <text:p text:style-name="P49"><text:span text:style-name="T2">Etienne A</text:span><text:span text:style-name="T41">NHEIM </text:span><text:span text:style-name="T2">: CR de D. V</text:span><text:span text:style-name="T41">INGTAIN</text:span><text:span text:style-name="T2">, </text:span><text:span text:style-name="T3">Le Palais des papes d’Avignon, </text:span><text:span text:style-name="T43">XVIII</text:span><text:span text:style-name="T69">e</text:span><text:span text:style-name="T3">-</text:span><text:span text:style-name="T43">XX</text:span><text:span text:style-name="T69">e </text:span><text:span text:style-name="T3">s. L’Invention d’un monument historique français</text:span><text:span text:style-name="T2">, Arles, Honoré Clair, 2015 (</text:span><text:span text:style-name="T3">Annales HSS</text:span><text:span text:style-name="T2">, 73- 3, 2017, p. 897-900, publié en 2018).</text:span></text:p>
      <text:p text:style-name="P30"><text:span text:style-name="T2">Hinnerk B</text:span><text:span text:style-name="T41">RUHNS </text:span><text:span text:style-name="T2">: CR de Helmuth S</text:span><text:span text:style-name="T41">CHNEIDER</text:span><text:span text:style-name="T2">, </text:span><text:span text:style-name="T3">Antike zwischen Tradition und Moderne. Gesammelte Schriften zur Wirtschafts-, Technik- und Wissenschaftsgeschichte</text:span><text:span text:style-name="T2">. Sous la direction de Kai Ruffing et Kerstin Droß-Krüpe. (Philippika. Altertumswissenschaftliche Abhandlungen/ Contributions to the Study of Ancient World Cultures 95). Harrassowitz Verlag, Wiesbaden 2016, XXIV, 429 p. (</text:span><text:span text:style-name="T3">Anabases </text:span><text:span text:style-name="T2">28, 2018, 390-392).</text:span></text:p>
      <text:p text:style-name="P30"><text:span text:style-name="T2">Hinnerk B</text:span><text:span text:style-name="T41">RUHNS </text:span><text:span text:style-name="T2">: CR de François B</text:span><text:span text:style-name="T41">AFOIL</text:span><text:span text:style-name="T2">, </text:span><text:span text:style-name="T3">Max Weber. Réalisme, rêverie et désir de puissance</text:span><text:span text:style-name="T2">, Paris, Hermann, 2018, 442 p. (</text:span><text:span text:style-name="T3">L’Année sociologique</text:span><text:span text:style-name="T2">, 2018/2 Vol. 68, p. e6-e13).</text:span></text:p>
      <text:p text:style-name="P93"><text:span text:style-name="T2">André B</text:span><text:span text:style-name="T41">URGUIERE </text:span><text:span text:style-name="T2">: CR de Béatrice D</text:span><text:span text:style-name="T41">ELAURENTI</text:span><text:span text:style-name="T2">, Blaise D</text:span><text:span text:style-name="T41">UFAL</text:span><text:span text:style-name="T2">, Piroska N</text:span><text:span text:style-name="T41">AGY </text:span><text:span text:style-name="T2">(dir.) </text:span><text:span text:style-name="T3">L’Historien et les fantômes. Lectures autour de l’ouvrage d’Alain Boureau</text:span><text:span text:style-name="T2">, Paris, les Belles Lettres 2017 (</text:span><text:span text:style-name="T3">Archives des Sciences sociales des Religions</text:span><text:span text:style-name="T2">, 184, p 257-261).</text:span></text:p>
      <text:p text:style-name="P93"><text:span text:style-name="T2">André B</text:span><text:span text:style-name="T41">URGUIERE</text:span><text:span text:style-name="T2">, C.R. de Alain B</text:span><text:span text:style-name="T41">OUREAU</text:span><text:span text:style-name="T2">, </text:span><text:span text:style-name="T3">En somme. Pour un usage analytique de la scolastique médiévale</text:span><text:span text:style-name="T2">, Éditions Verdier, 2011 (</text:span><text:span text:style-name="T3">Archives des Sciences sociales des Religions</text:span><text:span text:style-name="T2">, 184, 2018, p. 208-209).</text:span></text:p>
      <text:p text:style-name="P30"><text:span text:style-name="T2">Florence H</text:span><text:span text:style-name="T41">ACHEZ</text:span><text:span text:style-name="T2">-L</text:span><text:span text:style-name="T41">EROY </text:span><text:span text:style-name="T2">: CR de Marina G</text:span><text:span text:style-name="T41">ASNIER</text:span><text:span text:style-name="T2">, </text:span><text:span text:style-name="T3">Le Patrimoine industriel au prisme de nouveaux défis, Usages économiques et enjeux environnementaux</text:span><text:span text:style-name="T2">, Presses universitaires de Franche Comté, 2018 (</text:span><text:span text:style-name="T3">Patrimoine industriel</text:span><text:span text:style-name="T2">, 72, juin 2018, p. 89-90).</text:span></text:p>
      <text:p text:style-name="P30"><text:span text:style-name="T2">Thibaut J</text:span><text:span text:style-name="T41">ULIAN</text:span><text:span text:style-name="T2">, « Gabriel-Marie Legouvé, </text:span><text:span text:style-name="T3">La Mort d’Abel</text:span><text:span text:style-name="T2">, éd. Paola Perazzolo, Cambridge, MHRA (Critical Texts 61), 2016 », </text:span><text:span text:style-name="T3">Revue d’histoire littéraire de la France</text:span><text:span text:style-name="T2">, Paris, Classiques Garnier, 2018, I, p. 228-229.</text:span></text:p>
      <text:p text:style-name="P30"><text:span text:style-name="T2">Jean-Baptiste P</text:span><text:span text:style-name="T41">ARANTHOËN</text:span><text:span text:style-name="T2">, Recension de Elise R</text:span><text:span text:style-name="T41">OULLAUD</text:span><text:span text:style-name="T2">, </text:span><text:span text:style-name="T3">Contester l’Europe agricole. La Confédération paysanne à l’épreuve de la PAC</text:span><text:span text:style-name="T2">, Lyon, Presses Universitaires de Lyon, coll.</text:span></text:p>
      <text:p text:style-name="P22"><text:span text:style-name="T2">« Actions collectives », 2017, dans </text:span><text:span text:style-name="T3">Gouvernement et Action publique</text:span><text:span text:style-name="T2">, 2018, n°2, p. 157-160.</text:span></text:p>
      <text:p text:style-name="P30"><text:span text:style-name="T2">Dinah R</text:span><text:span text:style-name="T41">IBARD </text:span><text:span text:style-name="T2">: CR de Francis C</text:span><text:span text:style-name="T41">HATEAURAYNAUD </text:span><text:span text:style-name="T2">et Yves C</text:span><text:span text:style-name="T41">OHEN </text:span><text:span text:style-name="T2">(dir.) </text:span><text:span text:style-name="T3">Histoires pragmatiques</text:span><text:span text:style-name="T2">, Paris, Éditions de l’EHESS, coll. « Raisons pratiques » 25, 2016 (</text:span><text:span text:style-name="T3">American Historial Review</text:span><text:span text:style-name="T2">, June 2018).</text:span></text:p>
      <text:p text:style-name="P74"><text:span text:style-name="T2">Sebastian V</text:span><text:span text:style-name="T41">EG </text:span><text:span text:style-name="T2">: CR de Tie X</text:span><text:span text:style-name="T41">IAO</text:span><text:span text:style-name="T2">, </text:span><text:span text:style-name="T3">Revolutionary Waves: The Crowd in Modern China</text:span><text:span text:style-name="T2">. Harvard Asia Center, 2017 (</text:span><text:span text:style-name="T3">Journal of Chinese Studies</text:span><text:span text:style-name="T2">, 67, juillet 2018, p.</text:span><text:span text:style-name="T38"> </text:span><text:span text:style-name="T2">336-339).</text:span></text:p>
      <text:p text:style-name="P130"/>
      <text:p text:style-name="P35"><text:span text:style-name="T2">Sebastian V</text:span><text:span text:style-name="T41">EG </text:span><text:span text:style-name="T2">: CR de Nicolai V</text:span><text:span text:style-name="T41">OLLAND</text:span><text:span text:style-name="T2">, </text:span><text:span text:style-name="T3">Socialist Cosmopolitanism: The Chinese Literary Universe 1945-1965</text:span><text:span text:style-name="T2">. New <text:s/>York: <text:s/>Columbia <text:s/>University <text:s/>Press, <text:s/>2017 <text:s/>(</text:span><text:span text:style-name="T3">The <text:s/>China <text:s/>Quarterly</text:span><text:span text:style-name="T2">, 234, juin 2018, p.</text:span><text:span text:style-name="T12"> </text:span><text:span text:style-name="T2">585-587).</text:span></text:p>
      <text:p text:style-name="P101"/>
      <text:list xml:id="list170702042835311" text:continue-numbering="true" text:style-name="WWNum2">
        <text:list-item>
          <text:h text:style-name="P13" text:outline-level="2">Autres productions scientifiques : bases de données, rapports, blogs, catalogues d’exposition, traductions,<text:span text:style-name="T62"> </text:span>etc.</text:h>
        </text:list-item>
      </text:list>
      <text:p text:style-name="P39"><text:span text:style-name="T2">Carmen B</text:span><text:span text:style-name="T41">RANDO</text:span><text:span text:style-name="T2">, en collaboration avec Aicha S</text:span><text:span text:style-name="T41">OUDANI</text:span><text:span text:style-name="T2">, Yosra M</text:span><text:span text:style-name="T41">EHERZI</text:span><text:span text:style-name="T2">, Asma B</text:span><text:span text:style-name="T41">OUHAFS</text:span><text:span text:style-name="T2">, Francesca F</text:span><text:span text:style-name="T41">RONTINI</text:span><text:span text:style-name="T2">, Yoann D</text:span><text:span text:style-name="T41">UPON</text:span><text:span text:style-name="T2">, Frédérique M</text:span><text:span text:style-name="T41">ELANIE</text:span><text:span text:style-name="T2">-B</text:span><text:span text:style-name="T41">ECQUET</text:span><text:span text:style-name="T2">, 2019, </text:span><text:span text:style-name="T3">Adapting a system for Named Entity Recognition and Linking for 19th century French Novels Authors</text:span><text:span text:style-name="T2">, dans </text:span><text:span text:style-name="T3">Digital Humanities 2019: Conference Abstracts</text:span><text:span text:style-name="T2">, Utrecht University, 9-12 July 2019, Utrecht, Netherlands.</text:span></text:p>
      <text:p text:style-name="P30"><text:span text:style-name="T2">Carmen B</text:span><text:span text:style-name="T41">RANDO</text:span><text:span text:style-name="T2">, Francesca F</text:span><text:span text:style-name="T41">RONTINI </text:span><text:span text:style-name="T2">et Mathieu R</text:span><text:span text:style-name="T41">OCHE </text:span><text:span text:style-name="T2">(dir.), </text:span><text:span text:style-name="T3">Humanités Numériques Spatialisées (HumaNS)</text:span><text:span text:style-name="T2">, Atelier Humanités Numériques Spatialisées (HumaNS’2018), Montpellier, 2018, SAGEO 2018, 67 p, </text:span><text:a xlink:type="simple" xlink:href="http://psig.huma-num.fr/HumaNS/" text:style-name="Default_20_Style" text:visited-style-name="Default_20_Style"><text:span text:style-name="T13">http://psig.huma-num.fr/HumaNS/</text:span></text:a></text:p>
      <text:p text:style-name="P30"><text:span text:style-name="T2">Yves C</text:span><text:span text:style-name="T41">OHEN</text:span><text:span text:style-name="T2">, « Entrevista com Yves Cohen », réalisée par Dmitri Cerboncini Fernandes, </text:span><text:span text:style-name="T3">Plural (Revista do Programa de Pos-Graduação em Sociologia da USP, São Paulo), </text:span><text:span text:style-name="T2">25, 2018, 1, p. 13-31. Transcription et traduction de Pedro</text:span><text:span text:style-name="T4"> </text:span><text:span text:style-name="T2">Serra.</text:span></text:p>
      <text:p text:style-name="P144">Jocelyne D<text:span text:style-name="T41">AKHLIA</text:span>, traduction en langue arabe de <text:span text:style-name="T68">Islamicités</text:span>, Paris, PUF, 2005, aux Éditions de la Fondation Ibn Saoud, Casablanca, 2019.</text:p>
      <text:p text:style-name="P54"><text:span text:style-name="T2">Sophie D</text:span><text:span text:style-name="T41">ESROZIERS</text:span><text:span text:style-name="T2">, « Matières premières et savoirs textiles en contexte dans les Andes centrales préhispaniques », dans </text:span><text:span text:style-name="T3">Inca. Textiles et Parures des Andes</text:span><text:span text:style-name="T2">, publié pour l’exposition ‘Inca Dress Code’ au MRAH, Bruxelles, Ludion, 2018. Traductions anglaise « Raw materials and textile skills in context in the pre-Hispanic central Andes » dans </text:span><text:span text:style-name="T3">Inca. Textiles and Ornaments of the Andes</text:span><text:span text:style-name="T2">, et néerlandaise « De textielkunst in de precolumbiaanse centrale Andes : de grondstoffen en knowhow in hun context » dans </text:span><text:span text:style-name="T3">Inca. Textiel en tooi uit de Andes.</text:span></text:p>
      <text:p text:style-name="P144">Laurent J<text:span text:style-name="T41">OLY</text:span>, « Charles Maurras, L’Avenir de l’intelligence et autres textes, édition établie et présentée par Martin Motte, préface de Jean-Christophe Buisson, Paris, Robert Laffont, 2018, <text:span text:style-name="T41">XXXVIII</text:span>-1225 p. », <text:span text:style-name="T68">Revue historique</text:span>, n<text:span text:style-name="T49">o</text:span><text:span text:style-name="T52"> 688, 2018, p. 995-999.</text:span></text:p>
      <text:p text:style-name="P55"><text:span text:style-name="T2">Laurent J</text:span><text:span text:style-name="T41">OLY</text:span><text:span text:style-name="T2">, « Arnd Bauerkämper, Grzegorz Rossoliński-Liebe (dir.), </text:span><text:span text:style-name="T3">Fascism without Borders. Transnational Connections and Cooperation between Movements and Regimes in Europe from 1918 to 1945</text:span><text:span text:style-name="T2">, New York, Oxford (Berghahn) 2017, X-373 p., ISBN 978-1- 78533-468-9, GBP 92,00. », </text:span><text:span text:style-name="T3">Francia-Recensio </text:span><text:span text:style-name="T2">2018/2 19./20. Jahrhundert ‒ </text:span><text:span text:style-name="T7">Histoire </text:span><text:span text:style-name="T2">contemporaine,<text:tab/></text:span><text:a xlink:type="simple" xlink:href="https://journals.ub.uni-heidelberg.de/index.php/frrec/article/view/48464/42207" text:style-name="Default_20_Style" text:visited-style-name="Default_20_Style"><text:span text:style-name="T13">https://journals.ub.uni-</text:span></text:a></text:p>
      <text:p text:style-name="P141"><text:a xlink:type="simple" xlink:href="https://journals.ub.uni-heidelberg.de/index.php/frrec/article/view/48464/42207" text:style-name="Default_20_Style" text:visited-style-name="Default_20_Style"><text:span text:style-name="T73">heidelberg.de/index.php/frrec/article/view/48464/42207</text:span></text:a></text:p>
      <text:p text:style-name="P32"><text:span text:style-name="T2">Hervé L</text:span><text:span text:style-name="T41">E </text:span><text:span text:style-name="T2">B</text:span><text:span text:style-name="T41">RAS</text:span><text:span text:style-name="T2">, </text:span><text:span text:style-name="T3">Les Agriculteurs sont des Français comme les autres</text:span><text:span text:style-name="T2">, rapport commandé par la fondation Avril, 2018, 63</text:span><text:span text:style-name="T18"> </text:span><text:span text:style-name="T2">p.</text:span></text:p>
      <text:p text:style-name="P68"><text:span text:style-name="T2">Hervé L</text:span><text:span text:style-name="T41">E </text:span><text:span text:style-name="T2">B</text:span><text:span text:style-name="T41">RAS</text:span><text:span text:style-name="T2">, </text:span><text:span text:style-name="T3">Les Inégalités en France et leur évolution</text:span><text:span text:style-name="T2">, rapport commandé par la fondation LVMH, 2018, 68 p.</text:span></text:p>
      <text:p text:style-name="P174">Dinah R<text:span text:style-name="T41">IBARD</text:span>, « Penser les écrits comme des actions », Entretien avec Dinah Ribard et Nicolas Schapira autour du livre <text:span text:style-name="T68">Écriture et action</text:span>. Propos recueillis par Mathieu</text:p>
      <text:p text:style-name="P131"/>
      <text:p text:style-name="P66"><text:span text:style-name="T2">Hauchecorne et Cécile Rabot, </text:span><text:span text:style-name="T3">Biens symboliques. Revue de sciences sociales sur les arts, la culture et les idées</text:span><text:span text:style-name="T2">, 3, 2018, </text:span><text:a xlink:type="simple" xlink:href="https://www.biens-symboliques.net/308" text:style-name="Default_20_Style" text:visited-style-name="Default_20_Style"><text:span text:style-name="T13">https://www.biens-symboliques.net/308</text:span></text:a></text:p>
      <text:p text:style-name="P149">Alessandro S<text:span text:style-name="T41">TELLA</text:span>, Vidéos issues du séminaire « Consommations et prohibition <text:s/>des <text:s/>drogues :<text:tab/>approche<text:tab/>transversale<text:span text:style-name="T59"> </text:span>»<text:tab/>=<text:tab/><text:a xlink:type="simple" xlink:href="https://www.canal-u.tv/producteurs/ehess/centre_de_re/consommations_et_prohibition_des_drogues_approches_transversales" text:style-name="Default_20_Style" text:visited-style-name="Default_20_Style"><text:span text:style-name="T61">https://www.canal-</text:span></text:a><text:span text:style-name="T59"> </text:span><text:a xlink:type="simple" xlink:href="https://www.canal-u.tv/producteurs/ehess/centre_de_re/consommations_et_prohibition_des_drogues_approches_transversales" text:style-name="Default_20_Style" text:visited-style-name="Default_20_Style"><text:span text:style-name="T73">u.tv/producteurs/ehess/centre_de_re/consommations_et_prohibition_des_drogues_approches_</text:span></text:a> <text:a xlink:type="simple" xlink:href="https://www.canal-u.tv/producteurs/ehess/centre_de_re/consommations_et_prohibition_des_drogues_approches_transversales" text:style-name="Default_20_Style" text:visited-style-name="Default_20_Style"><text:span text:style-name="T73">transversales</text:span></text:a></text:p>
      <text:p text:style-name="P98"/>
      <text:p text:style-name="P136"/>
      <text:list xml:id="list170702801902123" text:continue-numbering="true" text:style-name="WWNum2">
        <text:list-item>
          <text:h text:style-name="P14" text:outline-level="2"><text:bookmark-start text:name="_TOC_250000"/>Travaux de<text:span text:style-name="T59"> </text:span><text:bookmark-end text:name="_TOC_250000"/>vulgarisation</text:h>
        </text:list-item>
      </text:list>
      <text:p text:style-name="P34"><text:span text:style-name="T2">Danièle A</text:span><text:span text:style-name="T41">LEXANDRE</text:span><text:span text:style-name="T2">-B</text:span><text:span text:style-name="T41">IDON </text:span><text:span text:style-name="T2">et Margot A</text:span><text:span text:style-name="T41">LEXANDRE</text:span><text:span text:style-name="T2">, « Les bébés mythiques de la publicité (1900-1935) », </text:span><text:span text:style-name="T3">Mythologie</text:span><text:span text:style-name="T51">(s)</text:span><text:span text:style-name="T53">, 2018-30, p. 84-89.</text:span></text:p>
      <text:p text:style-name="P95">Etienne A<text:span text:style-name="T41">NHEIM</text:span>, <text:span text:style-name="T68">Philippe Auguste</text:span>, avec M. Malatini, M. Gabella et V. Theis, Paris, Fayard/Glénat, 2018 (bande dessinée).</text:p>
      <text:p text:style-name="P182"><text:span text:style-name="T63">Etienne A</text:span><text:span text:style-name="T44">NHEIM</text:span><text:span text:style-name="T63">, </text:span>« La <text:span text:style-name="T63">Chambre </text:span>du <text:span text:style-name="T63">cerf. Rome </text:span><text:span text:style-name="T64">est </text:span>à <text:span text:style-name="T63">Avignon </text:span><text:span text:style-name="T64">», </text:span><text:span text:style-name="T75">L’Histoire</text:span><text:span text:style-name="T74">, </text:span><text:span text:style-name="T64">452 </text:span><text:span text:style-name="T63">(2018), </text:span>p. <text:span text:style-name="T74">46-47. </text:span>Etienne A<text:span text:style-name="T41">NHEIM</text:span>, « Giotto peint-il le vrai ? », <text:span text:style-name="T68">L’Histoire</text:span>, 452 (2018), p. 66-69.</text:p>
      <text:p text:style-name="P167">Etienne A<text:span text:style-name="T41">NHEIM</text:span>, « L’histoire ne peut pas répondre à toutes les difficultés de la société française<text:tab/>vis-à-vis<text:tab/>de<text:tab/>son<text:tab/>passé<text:span text:style-name="T59"> </text:span>»,<text:tab/><text:span text:style-name="T68">AOC</text:span>,<text:tab/><text:span text:style-name="T64">entretien, </text:span><text:a xlink:type="simple" xlink:href="https://aoc.media/entretien/2018/10/06/etienne-anheim-lhistoire-ne-repondre-a-toutes-difficultes-de-societe-francaise-vis-a-vis-de-passe/" text:style-name="Default_20_Style" text:visited-style-name="Default_20_Style"><text:span text:style-name="T73">https://aoc.media/entretien/2018/10/06/etienne-anheim-lhistoire-ne-repondre-a-toutes-</text:span></text:a> <text:a xlink:type="simple" xlink:href="https://aoc.media/entretien/2018/10/06/etienne-anheim-lhistoire-ne-repondre-a-toutes-difficultes-de-societe-francaise-vis-a-vis-de-passe/" text:style-name="Default_20_Style" text:visited-style-name="Default_20_Style"><text:span text:style-name="T73">difficultes-de-societe-francaise-vis-a-vis-de-passe/</text:span></text:a></text:p>
      <text:p text:style-name="P18"><text:span text:style-name="T2">Isabelle B</text:span><text:span text:style-name="T41">ACKOUCHE</text:span><text:span text:style-name="T3">, Paris au fil de la Seine dévoilé</text:span><text:span text:style-name="T2">, Paris, Les carnets des Guides bleus, Hachette, 2018, 160 p.</text:span></text:p>
      <text:p text:style-name="P67"><text:span text:style-name="T2">Isabelle B</text:span><text:span text:style-name="T41">ACKOUCHE </text:span><text:span text:style-name="T2">et Sarah G</text:span><text:span text:style-name="T41">ENSBURGER </text:span><text:span text:style-name="T2">(avec Narrative), production d'une webapp, </text:span><text:span text:style-name="T3">ça s'est passé ici. Les Parisiens racontent la shoah</text:span><text:span text:style-name="T2">. </text:span><text:a xlink:type="simple" xlink:href="https://passe-ici.fr/" text:style-name="Default_20_Style" text:visited-style-name="Default_20_Style"><text:span text:style-name="T13">https://passe-ici.fr/</text:span></text:a></text:p>
      <text:p text:style-name="P144">Marc Olivier B<text:span text:style-name="T41">ARUCH</text:span>, « Emmanuel Macron et l’histoire (de France) », <text:span text:style-name="T68">Passés Futurs</text:span>, 4, déc. 2018, <text:a xlink:type="simple" xlink:href="https://www.politika.io/fr/notice/emmanuel-macron-lhistoire-france" text:style-name="Default_20_Style" text:visited-style-name="Default_20_Style"><text:span text:style-name="T73">https://www.politika.io/fr/notice/emmanuel-macron-lhistoire-france</text:span></text:a> (English version : <text:a xlink:type="simple" xlink:href="https://www.politika.io/en/notice/emmanuel-macron-and-french-history" text:style-name="Default_20_Style" text:visited-style-name="Default_20_Style"><text:span text:style-name="T73">https://www.politika.io/en/notice/emmanuel-macron-and-french-history</text:span></text:a>)</text:p>
      <text:p text:style-name="P30"><text:span text:style-name="T2">Jean B</text:span><text:span text:style-name="T41">AUMGARTEN</text:span><text:span text:style-name="T2">, « Israël Baal Shem Tov, du matériel au transcendant », </text:span><text:span text:style-name="T3">Revue française de yoga</text:span><text:span text:style-name="T2">, 2018, p. 85-99.</text:span></text:p>
      <text:p text:style-name="P144">Florent B<text:span text:style-name="T41">RAYARD</text:span>, « Robert Faurisson, iconoclaste et antisémite », AOC, 24 octobre 2018 <text:a xlink:type="simple" xlink:href="https://aoc.media/opinion/2018/10/24/robert-faurisson-iconoclaste-antisemite/" text:style-name="Default_20_Style" text:visited-style-name="Default_20_Style"><text:span text:style-name="T73">https://aoc.media/opinion/2018/10/24/robert-faurisson-iconoclaste-antisemite/</text:span></text:a></text:p>
      <text:p text:style-name="P17"><text:span text:style-name="T2">Jordi C</text:span><text:span text:style-name="T41">ANAL</text:span><text:span text:style-name="T2">, « 100 años de la </text:span><text:span text:style-name="T3">Estelada </text:span><text:span text:style-name="T2">», </text:span><text:span text:style-name="T3">La Aventura de la Historia</text:span><text:span text:style-name="T2">, 235, 2018, p. 12-13.</text:span></text:p>
      <text:p text:style-name="P71"><text:span text:style-name="T2">Jordi C</text:span><text:span text:style-name="T41">ANAL</text:span><text:span text:style-name="T2">, « Culiacán, entre narcos y ríos », </text:span><text:span text:style-name="T3">F. La Revista del Foment</text:span><text:span text:style-name="T2">, 2156, 2018, p. 76- 77.</text:span></text:p>
      <text:p text:style-name="P155">Jordi C<text:span text:style-name="T41">ANAL</text:span>, « Culiacán, entre narcos y ríos », <text:span text:style-name="T68">The New Barcelona Post</text:span>, 23 août 2018 : <text:a xlink:type="simple" xlink:href="https://www.thenewbarcelonapost.com/es/culiacan-entre-narcos-y-rios/" text:style-name="Default_20_Style" text:visited-style-name="Default_20_Style"><text:span text:style-name="T73">https://www.thenewbarcelonapost.com/es/culiacan-entre-narcos-y-rios/</text:span></text:a></text:p>
      <text:p text:style-name="P28"><text:span text:style-name="T2">Jordi C</text:span><text:span text:style-name="T41">ANAL</text:span><text:span text:style-name="T2">, « Veinte siglos de historia de España. El siglo </text:span><text:span text:style-name="T41">XX </text:span><text:span text:style-name="T2">: vaivenes de la libertad », </text:span><text:span text:style-name="T3">La Aventura de la Historia</text:span><text:span text:style-name="T2">, 241, 2018, p. 82-84.</text:span></text:p>
      <text:p text:style-name="P74"><text:span text:style-name="T2">Jordi C</text:span><text:span text:style-name="T41">ANAL</text:span><text:span text:style-name="T2">, « La era de las Cartas magnas. Herramientas de modernidad », </text:span><text:span text:style-name="T3">La </text:span><text:span text:style-name="T17">Aventura de </text:span><text:span text:style-name="T3">la </text:span><text:span text:style-name="T17">Historia</text:span><text:span text:style-name="T16">, </text:span><text:span text:style-name="T4">242, 2018, </text:span><text:span text:style-name="T2">p.</text:span><text:span text:style-name="T39"> </text:span><text:span text:style-name="T16">52-53.</text:span></text:p>
      <text:p text:style-name="P132"/>
      <text:p text:style-name="P29"><text:span text:style-name="T2">Jordi C</text:span><text:span text:style-name="T41">ANAL</text:span><text:span text:style-name="T2">, « En la senda de la Constitución. 1978: Democracia y libertad », </text:span><text:span text:style-name="T3">La </text:span><text:span text:style-name="T17">Aventura de </text:span><text:span text:style-name="T3">la </text:span><text:span text:style-name="T17">Historia</text:span><text:span text:style-name="T16">, </text:span><text:span text:style-name="T4">242, 2018, </text:span><text:span text:style-name="T2">p. </text:span><text:span text:style-name="T16">68-71.</text:span></text:p>
      <text:p text:style-name="P164">Elizabeth C<text:span text:style-name="T41">LAIRE</text:span>, participation avec Mathias Auclair, Antoine de Baecque, François Gasnault et Sophie Jacotot à l'émission <text:span text:style-name="T68">LSD, La Série documentaire </text:span>sur France Culture, produit par Perrine Kervran, « Une histoire du dancefloor (1/4) : Foule sur le parquet de bal », lien vers le podcast : <text:a xlink:type="simple" xlink:href="https://www.franceculture.fr/emissions/lsd-la-serie-documentaire/une-histoire-du-dancefloor-14-foule-sur-le-parquet-de-bal" text:style-name="Default_20_Style" text:visited-style-name="Default_20_Style"><text:span text:style-name="T73">https://www.franceculture.fr/emissions/lsd-la-serie-documentaire/une-histoire-du-</text:span></text:a> <text:a xlink:type="simple" xlink:href="https://www.franceculture.fr/emissions/lsd-la-serie-documentaire/une-histoire-du-dancefloor-14-foule-sur-le-parquet-de-bal" text:style-name="Default_20_Style" text:visited-style-name="Default_20_Style"><text:span text:style-name="T73">dancefloor-14-foule-sur-le-parquet-de-bal</text:span></text:a></text:p>
      <text:p text:style-name="Text_20_body">Pierre-Olivier D<text:span text:style-name="T41">ITTMAR</text:span>, « Dans toutes les maisons », <text:span text:style-name="T68">L’Histoire</text:span>, octobre 2018, p. 56-60.</text:p>
      <text:p text:style-name="P155">Jean-Baptiste F<text:span text:style-name="T41">RESSOZ</text:span>, « L’autre découverte de Christophe Colomb : le changement climatique », <text:span text:style-name="T68">L’histoire, </text:span>n°446, 2018.</text:p>
      <text:p text:style-name="P94"><text:span text:style-name="T2">Jean-Baptiste F</text:span><text:span text:style-name="T41">RESSOZ</text:span><text:span text:style-name="T2">, « King Coal &amp; Miss Universe », </text:span><text:span text:style-name="T3">Le Monde, </text:span><text:span text:style-name="T2">27 mars 2018 Jean-Baptiste F</text:span><text:span text:style-name="T41">RESSOZ</text:span><text:span text:style-name="T2">, « Make the SNCF great again », </text:span><text:span text:style-name="T3">Le Monde, </text:span><text:span text:style-name="T2">24 avril 2018</text:span></text:p>
      <text:p text:style-name="P183">Jean-Baptiste F<text:span text:style-name="T41">RESSOZ</text:span>, « L’économie circulaire tourne en rond », <text:span text:style-name="T68">Le Monde, </text:span>24 mai 2018 Jean-Baptiste F<text:span text:style-name="T41">RESSOZ</text:span>, « Tchernobyl aux Antilles », <text:span text:style-name="T68">Le Monde, </text:span>27 septembre 2018</text:p>
      <text:p text:style-name="P185">Jean-Baptiste F<text:span text:style-name="T41">RESSOZ</text:span>, « Vers un populisme néolibéral ? », <text:span text:style-name="T68">Médiapart</text:span>, 11 octobre 2018 Jean-Baptiste F<text:span text:style-name="T41">RESSOZ</text:span>, « Un monde de béton et de maintenance », <text:span text:style-name="T68">Le Monde</text:span>, 28 août 2018 Jean-Baptiste F<text:span text:style-name="T41">RESSOZ</text:span>, « Iamal ou la fin du monde », <text:span text:style-name="T68">Le Monde, </text:span>25 septembre 2018</text:p>
      <text:p text:style-name="P186">Jean-Baptiste F<text:span text:style-name="T41">RESSOZ</text:span>, « Transition énergétique un mot piégé », <text:span text:style-name="T68">Le Monde, </text:span>23 octobre 2018</text:p>
      <text:p text:style-name="P67"><text:span text:style-name="T2">Jean-Baptiste F</text:span><text:span text:style-name="T41">RESSOZ</text:span><text:span text:style-name="T2">, « </text:span><text:span text:style-name="T3">L’utopie contrariée de Rudolf Diesel </text:span><text:span text:style-name="T2">», </text:span><text:span text:style-name="T3">Le Monde, </text:span><text:span text:style-name="T2">20 novembre 2018</text:span></text:p>
      <text:p text:style-name="P95">Jean-Baptiste F<text:span text:style-name="T41">RESSOZ</text:span>, « La marée montante du contentieux climatique », <text:span text:style-name="T68">Le Monde</text:span>, 18 décembre<text:span text:style-name="T59"> </text:span>2018</text:p>
      <text:p text:style-name="P95">Jean-Baptiste F<text:span text:style-name="T41">RESSOZ</text:span>, « La collapsologie un discours réactionnaire ? », <text:span text:style-name="T68">Libération</text:span>, 7 novembre 2018</text:p>
      <text:p text:style-name="P95">Jean-Baptiste F<text:span text:style-name="T41">RESSOZ</text:span>, « L’anthropocène lieu de tension scientifique et politique »,</text:p>
      <text:p text:style-name="P21"><text:span text:style-name="T3">Libération</text:span><text:span text:style-name="T2">, 15 mai 2018</text:span></text:p>
      <text:p text:style-name="P95">Jean-Baptiste F<text:span text:style-name="T41">RESSOZ</text:span>, « Bolsonaro, Trump, Duterte… la montée d’un carbofascisme ? »,</text:p>
      <text:p text:style-name="P21"><text:span text:style-name="T3">Libération</text:span><text:span text:style-name="T2">, 10 octobre 2018</text:span></text:p>
      <text:p text:style-name="P187">Sylvie Anne G<text:span text:style-name="T41">OLDBERG</text:span>, « L’histoire des mots. Juifs, judaïsme, Israël, de quoi parle- t-on ? », Dossier monothéismes, <text:span text:style-name="T68">Le Monde des religions</text:span>, Décembre 2018, p. 158-159.</text:p>
      <text:p text:style-name="P150">Laurent J<text:span text:style-name="T41">OLY</text:span>, « Commémoration du vainqueur de “vainqueur de Verdun” : l’épisode peu connu<text:tab/>de<text:tab/>1978 »,<text:tab/><text:span text:style-name="T68">Le<text:tab/>Nouveau<text:tab/>Magazine<text:tab/>littéraire</text:span>,<text:tab/><text:a xlink:type="simple" xlink:href="https://www.nouveau-magazine-litteraire.com/politique-histoire/comm%C3%A9moration-du-%C2%AB-vainqueur-de-verdun%C2%A0%C2%BB-l%C3%A9pisode-peu-connu-de-1978" text:style-name="Default_20_Style" text:visited-style-name="Default_20_Style"><text:span text:style-name="T73">https://www.nouveau-magazine-</text:span></text:a> <text:a xlink:type="simple" xlink:href="https://www.nouveau-magazine-litteraire.com/politique-histoire/comm%C3%A9moration-du-%C2%AB-vainqueur-de-verdun%C2%A0%C2%BB-l%C3%A9pisode-peu-connu-de-1978" text:style-name="Default_20_Style" text:visited-style-name="Default_20_Style"><text:span text:style-name="T73">litteraire.com/politique-histoire/comm%C3%A9moration-du-%C2%AB-vainqueur-de-</text:span></text:a> <text:a xlink:type="simple" xlink:href="https://www.nouveau-magazine-litteraire.com/politique-histoire/comm%C3%A9moration-du-%C2%AB-vainqueur-de-verdun%C2%A0%C2%BB-l%C3%A9pisode-peu-connu-de-1978" text:style-name="Default_20_Style" text:visited-style-name="Default_20_Style"><text:span text:style-name="T73">verdun%C2%A0%C2%BB-l%C3%A9pisode-peu-connu-de-1978</text:span></text:a>)</text:p>
      <text:p text:style-name="P144">Laurent J<text:span text:style-name="T41">OLY</text:span>, « <text:span text:style-name="T68">L’État contre les Juifs</text:span>. Réponse de l’auteur à son contradicteur <text:s/>Alain <text:s/>Michel », sur le site herodote.net, 27 novembre 2018 – <text:a xlink:type="simple" xlink:href="https://www.herodote.net/articles/article.php?ID=1756" text:style-name="Default_20_Style" text:visited-style-name="Default_20_Style"><text:span text:style-name="T73">https://www.herodote.net/articles/article.php?ID=1756</text:span></text:a></text:p>
      <text:p text:style-name="P133"/>
      <text:p text:style-name="P184">Hervé L<text:span text:style-name="T41">E <text:s/></text:span>B<text:span text:style-name="T41">RAS</text:span>, « Le tournant migratoire de la France et l’Europe », <text:span text:style-name="T68">La Revue</text:span>, 17, 2018, <text:s text:c="5"/>p. 26-34.</text:p>
      <text:p text:style-name="P175">Hervé L<text:span text:style-name="T41">E </text:span>B<text:span text:style-name="T41">RAS</text:span>, « Inégalités territoriales : des déconnexions réversibles ? », <text:span text:style-name="T68">L’œil du CESE</text:span>, 3, 2018, p. 4.</text:p>
      <text:p text:style-name="P18"><text:span text:style-name="T2">Thomas L</text:span><text:span text:style-name="T41">E </text:span><text:span text:style-name="T2">R</text:span><text:span text:style-name="T41">OUX</text:span><text:span text:style-name="T2">, « L’explosion de la poudrerie de Grenelle le 31 août 1794 », </text:span><text:span text:style-name="T3">Bulletin de la société historique et archéologique du XV</text:span><text:span text:style-name="T51">e</text:span><text:span text:style-name="T55"> arrondissement de Paris</text:span><text:span text:style-name="T53">, 51 (2018), p. 3-21.</text:span></text:p>
      <text:p text:style-name="P95">Antoine L<text:span text:style-name="T41">ILTI</text:span>, « De la Rumeur aux Fake News », <text:span text:style-name="T68">Le Monde</text:span>, 23 décembre 2018.</text:p>
      <text:p text:style-name="P95">Antoine L<text:span text:style-name="T41">ILTI</text:span>, « Business, Data et philanthropie : les Lumières selon Steven Pinker », <text:span text:style-name="T68">L’Obs</text:span>, 06 décembre 2018.</text:p>
      <text:p text:style-name="P95">Antoine L<text:span text:style-name="T41">ILTI</text:span>, « Entre mémoire historique et mémoire familiale », <text:span text:style-name="T68">Le Monde</text:span>, 16 novembre 2018.</text:p>
      <text:p text:style-name="P95">Antoine L<text:span text:style-name="T41">ILTI</text:span>, « Que lisait-on à la veille de la Révolution ? », <text:span text:style-name="T68">L’Obs</text:span>, 02 novembre 2018.</text:p>
      <text:p text:style-name="P95">Antoine L<text:span text:style-name="T41">ILTI</text:span>, « Le droit d’auteur est-il adapté aux nouvelles technologies ? » <text:span text:style-name="T68">Le Monde</text:span>, 30 septembre 2018.</text:p>
      <text:p text:style-name="P95">Antoine L<text:span text:style-name="T41">ILTI</text:span>, « L’âge d’or de la nouvelle cuisine », <text:span text:style-name="T68">Le Monde</text:span>, 25 août 2018.</text:p>
      <text:p text:style-name="P188">Antoine L<text:span text:style-name="T41">ILTI</text:span>, « Face à la tyrannie, la résistance des plumes », <text:span text:style-name="T68">Le Monde</text:span>, 26 mars 2018. Antoine L<text:span text:style-name="T41">ILTI</text:span>, « La Terreur : une histoire d’émotions fortes », <text:span text:style-name="T68">L’Obs</text:span>, 15 mars 2018.</text:p>
      <text:p text:style-name="P189">Antoine L<text:span text:style-name="T41">ILTI</text:span>, « Métamorphoses de la vie privée », <text:span text:style-name="T68">Le Monde</text:span>, 28 avril 2018. Antoine L<text:span text:style-name="T41">ILTI</text:span>, « Quand la Corse étonnait l’Europe », <text:span text:style-name="T68">Le Monde</text:span>, 9 février 2018.</text:p>
      <text:p text:style-name="P190">Antoine L<text:span text:style-name="T41">ILTI</text:span>, « La Lanterne magique de Carmontelle », <text:span text:style-name="T68">L’Histoire</text:span>, 443, janvier 2018.</text:p>
      <text:p text:style-name="P95">Sabina L<text:span text:style-name="T41">ORIGA</text:span>, « Entrevista di Andrea Inglese a Sabina Loriga : el trauma storico y el uso público de la memoria », <text:span text:style-name="T68">Pasajes</text:span>, 2018, 53, p. 86-95.</text:p>
      <text:p text:style-name="P137"/>
      <text:p text:style-name="P21"><text:span text:style-name="T2">Philippe M</text:span><text:span text:style-name="T41">INARD </text:span><text:span text:style-name="T2">et Vincent M</text:span><text:span text:style-name="T41">ILLION</text:span><text:span text:style-name="T2">, </text:span><text:span text:style-name="T3">La France d'Ancien Régime. Pouvoirs et société</text:span><text:span text:style-name="T2">, Paris, Armand Colin, 2018.</text:span></text:p>
      <text:p text:style-name="P138"/>
      <text:p text:style-name="P154">Sylvain P<text:span text:style-name="T41">IRON</text:span>, « Contre la théologie économique néo-libérale, la pensée médiévale », Entretien avec Catherine Kikuchi, <text:span text:style-name="T68">Actuel Moyen Âge</text:span>, mis en ligne le 11 juin 2018, <text:a xlink:type="simple" xlink:href="https://actuelmoyenage.wordpress.com/2018/06/11/contre-la-theologie-economique-neo-liberale-la-pensee-medievale/" text:style-name="Default_20_Style" text:visited-style-name="Default_20_Style"><text:span text:style-name="T73">https://actuelmoyenage.wordpress.com/2018/06/11/contre-la-theologie-economique-neo-</text:span></text:a> <text:a xlink:type="simple" xlink:href="https://actuelmoyenage.wordpress.com/2018/06/11/contre-la-theologie-economique-neo-liberale-la-pensee-medievale/" text:style-name="Default_20_Style" text:visited-style-name="Default_20_Style"><text:span text:style-name="T73">liberale-la-pensee-medievale/</text:span></text:a></text:p>
      <text:p text:style-name="P145">Sylvain P<text:span text:style-name="T41">IRON</text:span>, « Le culte de la croissance est une disposition religieuse », entretien avec Pierre<text:tab/>Madelin,<text:tab/><text:span text:style-name="T68">Le<text:tab/>Comptoir</text:span>,<text:tab/>mis<text:tab/>en<text:tab/>ligne<text:tab/>le<text:tab/>18<text:tab/>octobre<text:tab/><text:span text:style-name="T63">2018, </text:span><text:a xlink:type="simple" xlink:href="https://comptoir.org/2018/10/18/sylvain-piron-le-culte-de-la-croissance-est-une-disposition-religieuse/" text:style-name="Default_20_Style" text:visited-style-name="Default_20_Style"><text:span text:style-name="T73">https://comptoir.org/2018/10/18/sylvain-piron-le-culte-de-la-croissance-est-une-disposition-</text:span></text:a> <text:a xlink:type="simple" xlink:href="https://comptoir.org/2018/10/18/sylvain-piron-le-culte-de-la-croissance-est-une-disposition-religieuse/" text:style-name="Default_20_Style" text:visited-style-name="Default_20_Style"><text:span text:style-name="T73">religieuse/</text:span></text:a></text:p>
      <text:p text:style-name="P18"><text:span text:style-name="T2">Danièle P</text:span><text:span text:style-name="T41">OUBLAN</text:span><text:span text:style-name="T2">, « Les Avatars d'une correspondance », </text:span><text:span text:style-name="T3">La Faute à Rousseau. Revue de l'autobiographie</text:span><text:span text:style-name="T2">, 79 (octobre 2018), p. 51-53.</text:span></text:p>
      <text:p text:style-name="P134"/>
      <text:p text:style-name="P146">Jean-Claude S<text:span text:style-name="T41">CHMITT</text:span>, « Au Moyen Âge : la danse et l’amour », dans <text:span text:style-name="T68">Amour. Une histoire des manières d’aimer</text:span>, sous la direction de Zeev Gourarier. Exposition du Musée du Louvre-Lens, 26 septembre 2018 - 21 janvier 2019, Lens, 2018, p. 200-205.</text:p>
      <text:p text:style-name="P58"><text:span text:style-name="T2">Jean-Claude S</text:span><text:span text:style-name="T41">CHMITT</text:span><text:span text:style-name="T2">, « Pouvoirs des images » (Entretien avec Frédéric Duchesne), </text:span><text:span text:style-name="T3">Textes et Documents pour la classe</text:span><text:span text:style-name="T2">, 117, 15 septembre 2018, p. 6-10.</text:span></text:p>
      <text:p text:style-name="P30"><text:span text:style-name="T2">Jean-Claude S</text:span><text:span text:style-name="T41">CHMITT</text:span><text:span text:style-name="T2">, « Punir et pardonner. À propos de Claude Gauvard, </text:span><text:span text:style-name="T3">Condamner à mort au Moyen Âge</text:span><text:span text:style-name="T2">, Puf, 2018 et Arnaud Fossier, </text:span><text:span text:style-name="T3">Le Bureau des âmes</text:span><text:span text:style-name="T2">, Rome, EfR, 2018 » : </text:span><text:a xlink:type="simple" xlink:href="https://laviedesidees.fr/Punir-et-pardonner.html" text:style-name="Default_20_Style" text:visited-style-name="Default_20_Style"><text:span text:style-name="T13">https://laviedesidees.fr/Punir-et-pardonner.html</text:span></text:a><text:a xlink:type="simple" xlink:href="https://laviedesidees.fr/Punir-et-pardonner.html" text:style-name="Default_20_Style" text:visited-style-name="Default_20_Style"><text:span text:style-name="T2"> </text:span></text:a><text:span text:style-name="T2">(5 décembre 2018).</text:span></text:p>
      <text:p text:style-name="P144">Sylvia S<text:span text:style-name="T41">EBASTIANI</text:span>, « Les Écossais inventent le progrès », <text:span text:style-name="T68">L’Histoire</text:span>, vol. 443, 2018, p. 50- 54.</text:p>
      <text:p text:style-name="P144">Sylvia S<text:span text:style-name="T41">EBASTIANI</text:span>, « Les animaux sont-ils des hommes <text:s/>(ou <text:s/>des <text:s/>femmes) <text:s/>comme <text:s/>les <text:s/>autres ? », <text:span text:style-name="T68">L’Histoire </text:span>(numéro anniversaire 1970-2018), vol. 447, 2018, p.<text:span text:style-name="T113"> </text:span>120-121.</text:p>
      <text:p text:style-name="P151">Sylvie S<text:span text:style-name="T41">TEINBERG </text:span>(dir.), <text:span text:style-name="T68">Histoire des sexualités</text:span>, 5 CD audio, Collection Frémeaux et associés/Presses universitaires de France, volume 2 : L’âge des Lumières (Sylvie Steinberg), Le <text:span text:style-name="T41">XIX</text:span><text:span text:style-name="T76">e </text:span>siècle (Gabrielle Houbre), Les <text:span text:style-name="T41">XX</text:span><text:span text:style-name="T76">e </text:span>et <text:span text:style-name="T41">XXI</text:span><text:span text:style-name="T76">e </text:span>siècles (Christine Bard), janvier 2018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 Narrow" svg:font-family="'Liberation Sans Narro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6cm" fo:margin-right="0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left="0.665cm" fo:margin-right="0cm" fo:margin-top="0.212cm" fo:margin-bottom="0cm" loext:contextual-spacing="false" fo:text-indent="-0.46cm" style:auto-text-indent="false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63cm" fo:margin-right="0cm" fo:margin-top="0.159cm" fo:margin-bottom="0cm" loext:contextual-spacing="false" fo:text-align="justify" style:justify-single-word="false" fo:text-indent="-0.425cm" style:auto-text-indent="false"/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65cm" fo:margin-right="0cm" fo:margin-top="0.212cm" fo:margin-bottom="0cm" loext:contextual-spacing="false" fo:text-indent="-0.46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-0.002cm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etter-spacing="-0.002cm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23cm" fo:margin-left="0.63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23cm" fo:margin-left="2.212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23cm" fo:margin-left="3.791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23cm" fo:margin-left="5.368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23cm" fo:margin-left="6.94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23cm" fo:margin-left="8.523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23cm" fo:margin-left="10.10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23cm" fo:margin-left="11.67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23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46cm" fo:margin-left="0.665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46cm" fo:margin-left="2.244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46cm" fo:margin-left="3.819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46cm" fo:margin-left="5.392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46cm" fo:margin-left="6.967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46cm" fo:margin-left="8.541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46cm" fo:margin-left="10.116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46cm" fo:margin-left="11.68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46cm" fo:margin-left="13.26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line-height="5%" fo:text-align="start" style:justify-single-word="false" fo:text-indent="0cm" style:auto-text-indent="false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34cm" fo:margin-bottom="0cm" loext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21cm" fo:margin-bottom="0cm" loext:contextual-spacing="false" fo:text-align="start" style:justify-single-word="false" fo:text-indent="0cm" style:auto-text-indent="false"/>
    </style:style>
    <style:style style:name="MT1" style:family="text">
      <style:text-properties fo:color="#c30051" style:font-name="Liberation Sans Narrow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499cm" fo:margin-bottom="1.801cm" fo:margin-left="2.293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75cm" fo:margin-left="0cm" fo:margin-right="0cm" fo:margin-bottom="1.774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374cm" fo:margin-bottom="2.152cm" fo:margin-left="2.293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1.801cm" fo:margin-left="2.293cm" fo:margin-right="2.293cm" style:writing-mode="lr-tb" style:layout-grid-color="#c0c0c0" style:layout-grid-lines="2317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75cm" fo:margin-left="0cm" fo:margin-right="0cm" fo:margin-bottom="1.774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.499cm" svg:y="2.499cm" svg:width="3.037cm" svg:height="1.796cm" draw:z-index="2"><draw:image xlink:href="Pictures/1000020100000167000000D5D09F724602E72D65.png" xlink:type="simple" xlink:show="embed" xlink:actuate="onLoad" loext:mime-type="image/png"/></draw:frame><draw:frame draw:style-name="Mfr2" text:anchor-type="char" svg:x="5.81cm" svg:y="3.863cm" svg:width="5.182cm" svg:height="0.557cm" draw:z-index="0"><draw:text-box><text:p text:style-name="MP2"><text:span text:style-name="MT1">Centre de recherches historiques</text:span></text:p></draw:text-box></draw:frame></text:p>
      </style:header>
      <style:footer>
        <text:p text:style-name="MP1"><draw:frame draw:style-name="Mfr2" text:anchor-type="char" svg:x="10.216cm" svg:y="27.51cm" svg:width="0.568cm" svg:height="0.462cm" draw:z-index="1"><draw:text-box><text:p text:style-name="MP3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2" text:anchor-type="char" svg:x="5.81cm" svg:y="3.863cm" svg:width="5.182cm" svg:height="0.557cm" draw:z-index="3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4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5"><draw:text-box><text:p text:style-name="MP3"><text:page-number text:select-page="current">2</text:page-number></text:p></draw:text-box></draw:frame></text:p>
      </style:footer>
    </style:master-page>
    <style:master-page style:name="Converted2" style:page-layout-name="Mpm3">
      <style:header>
        <text:p text:style-name="MP1"><draw:frame draw:style-name="Mfr2" text:anchor-type="char" svg:x="5.81cm" svg:y="3.863cm" svg:width="5.182cm" svg:height="0.557cm" draw:z-index="6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7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8"><draw:text-box><text:p text:style-name="MP3"><text:page-number text:select-page="current">3</text:page-number></text:p></draw:text-box></draw:frame></text:p>
      </style:footer>
    </style:master-page>
    <style:master-page style:name="Converted3" style:page-layout-name="Mpm3">
      <style:header>
        <text:p text:style-name="MP1"><draw:frame draw:style-name="Mfr2" text:anchor-type="char" svg:x="5.81cm" svg:y="3.863cm" svg:width="5.182cm" svg:height="0.557cm" draw:z-index="9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10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11"><draw:text-box><text:p text:style-name="MP3"><text:page-number text:select-page="current">4</text:page-number></text:p></draw:text-box></draw:frame></text:p>
      </style:footer>
    </style:master-page>
    <style:master-page style:name="Converted4" style:page-layout-name="Mpm3">
      <style:header>
        <text:p text:style-name="MP1"><draw:frame draw:style-name="Mfr2" text:anchor-type="char" svg:x="5.81cm" svg:y="3.863cm" svg:width="5.182cm" svg:height="0.557cm" draw:z-index="12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13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14"><draw:text-box><text:p text:style-name="MP3"><text:page-number text:select-page="current">5</text:page-number></text:p></draw:text-box></draw:frame></text:p>
      </style:footer>
    </style:master-page>
    <style:master-page style:name="Converted5" style:page-layout-name="Mpm3">
      <style:header>
        <text:p text:style-name="MP1"><draw:frame draw:style-name="Mfr2" text:anchor-type="char" svg:x="5.81cm" svg:y="3.863cm" svg:width="5.182cm" svg:height="0.557cm" draw:z-index="15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16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17"><draw:text-box><text:p text:style-name="MP3"><text:page-number text:select-page="current">6</text:page-number></text:p></draw:text-box></draw:frame></text:p>
      </style:footer>
    </style:master-page>
    <style:master-page style:name="Converted6" style:page-layout-name="Mpm3">
      <style:header>
        <text:p text:style-name="MP1"><draw:frame draw:style-name="Mfr2" text:anchor-type="char" svg:x="5.81cm" svg:y="3.863cm" svg:width="5.182cm" svg:height="0.557cm" draw:z-index="18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19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20"><draw:text-box><text:p text:style-name="MP3"><text:page-number text:select-page="current">7</text:page-number></text:p></draw:text-box></draw:frame></text:p>
      </style:footer>
    </style:master-page>
    <style:master-page style:name="Converted7" style:page-layout-name="Mpm3">
      <style:header>
        <text:p text:style-name="MP1"><draw:frame draw:style-name="Mfr2" text:anchor-type="char" svg:x="5.81cm" svg:y="3.863cm" svg:width="5.182cm" svg:height="0.557cm" draw:z-index="21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22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23"><draw:text-box><text:p text:style-name="MP3"><text:page-number text:select-page="current">8</text:page-number></text:p></draw:text-box></draw:frame></text:p>
      </style:footer>
    </style:master-page>
    <style:master-page style:name="Converted8" style:page-layout-name="Mpm3">
      <style:header>
        <text:p text:style-name="MP1"><draw:frame draw:style-name="Mfr2" text:anchor-type="char" svg:x="5.81cm" svg:y="3.863cm" svg:width="5.182cm" svg:height="0.557cm" draw:z-index="24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25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26"><draw:text-box><text:p text:style-name="MP3"><text:page-number text:select-page="current">9</text:page-number></text:p></draw:text-box></draw:frame></text:p>
      </style:footer>
    </style:master-page>
    <style:master-page style:name="Converted9" style:page-layout-name="Mpm3">
      <style:header>
        <text:p text:style-name="MP1"><draw:frame draw:style-name="Mfr2" text:anchor-type="char" svg:x="5.81cm" svg:y="3.863cm" svg:width="5.182cm" svg:height="0.557cm" draw:z-index="27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28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29"><draw:text-box><text:p text:style-name="MP3"><text:page-number text:select-page="current">10</text:page-number></text:p></draw:text-box></draw:frame></text:p>
      </style:footer>
    </style:master-page>
    <style:master-page style:name="Converted10" style:page-layout-name="Mpm3">
      <style:header>
        <text:p text:style-name="MP1"><draw:frame draw:style-name="Mfr2" text:anchor-type="char" svg:x="5.81cm" svg:y="3.863cm" svg:width="5.182cm" svg:height="0.557cm" draw:z-index="30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31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32"><draw:text-box><text:p text:style-name="MP3"><text:page-number text:select-page="current">11</text:page-number></text:p></draw:text-box></draw:frame></text:p>
      </style:footer>
    </style:master-page>
    <style:master-page style:name="Converted11" style:page-layout-name="Mpm3">
      <style:header>
        <text:p text:style-name="MP1"><draw:frame draw:style-name="Mfr2" text:anchor-type="char" svg:x="5.81cm" svg:y="3.863cm" svg:width="5.182cm" svg:height="0.557cm" draw:z-index="33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34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35"><draw:text-box><text:p text:style-name="MP3"><text:page-number text:select-page="current">12</text:page-number></text:p></draw:text-box></draw:frame></text:p>
      </style:footer>
    </style:master-page>
    <style:master-page style:name="Converted12" style:page-layout-name="Mpm3">
      <style:header>
        <text:p text:style-name="MP1"><draw:frame draw:style-name="Mfr2" text:anchor-type="char" svg:x="5.81cm" svg:y="3.863cm" svg:width="5.182cm" svg:height="0.557cm" draw:z-index="36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37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38"><draw:text-box><text:p text:style-name="MP3"><text:page-number text:select-page="current">13</text:page-number></text:p></draw:text-box></draw:frame></text:p>
      </style:footer>
    </style:master-page>
    <style:master-page style:name="Converted13" style:page-layout-name="Mpm3">
      <style:header>
        <text:p text:style-name="MP1"><draw:frame draw:style-name="Mfr2" text:anchor-type="char" svg:x="5.81cm" svg:y="3.863cm" svg:width="5.182cm" svg:height="0.557cm" draw:z-index="39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40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41"><draw:text-box><text:p text:style-name="MP3"><text:page-number text:select-page="current">14</text:page-number></text:p></draw:text-box></draw:frame></text:p>
      </style:footer>
    </style:master-page>
    <style:master-page style:name="Converted14" style:page-layout-name="Mpm3">
      <style:header>
        <text:p text:style-name="MP1"><draw:frame draw:style-name="Mfr2" text:anchor-type="char" svg:x="5.81cm" svg:y="3.863cm" svg:width="5.182cm" svg:height="0.557cm" draw:z-index="43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45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47"><draw:text-box><text:p text:style-name="MP3"><text:page-number text:select-page="current">16</text:page-number></text:p></draw:text-box></draw:frame></text:p>
      </style:footer>
    </style:master-page>
    <style:master-page style:name="Converted15" style:page-layout-name="Mpm3">
      <style:header>
        <text:p text:style-name="MP1"><draw:frame draw:style-name="Mfr2" text:anchor-type="char" svg:x="5.81cm" svg:y="3.863cm" svg:width="5.182cm" svg:height="0.557cm" draw:z-index="48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49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50"><draw:text-box><text:p text:style-name="MP3"><text:page-number text:select-page="current">17</text:page-number></text:p></draw:text-box></draw:frame></text:p>
      </style:footer>
    </style:master-page>
    <style:master-page style:name="Converted16" style:page-layout-name="Mpm3">
      <style:header>
        <text:p text:style-name="MP1"><draw:frame draw:style-name="Mfr2" text:anchor-type="char" svg:x="5.81cm" svg:y="3.863cm" svg:width="5.182cm" svg:height="0.557cm" draw:z-index="51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52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53"><draw:text-box><text:p text:style-name="MP3"><text:page-number text:select-page="current">18</text:page-number></text:p></draw:text-box></draw:frame></text:p>
      </style:footer>
    </style:master-page>
    <style:master-page style:name="Converted17" style:page-layout-name="Mpm3">
      <style:header>
        <text:p text:style-name="MP1"><draw:frame draw:style-name="Mfr2" text:anchor-type="char" svg:x="5.81cm" svg:y="3.863cm" svg:width="5.182cm" svg:height="0.557cm" draw:z-index="54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55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56"><draw:text-box><text:p text:style-name="MP3"><text:page-number text:select-page="current">19</text:page-number></text:p></draw:text-box></draw:frame></text:p>
      </style:footer>
    </style:master-page>
    <style:master-page style:name="Converted18" style:page-layout-name="Mpm3">
      <style:header>
        <text:p text:style-name="MP1"><draw:frame draw:style-name="Mfr2" text:anchor-type="char" svg:x="5.81cm" svg:y="3.863cm" svg:width="5.182cm" svg:height="0.557cm" draw:z-index="57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58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59"><draw:text-box><text:p text:style-name="MP3"><text:page-number text:select-page="current">20</text:page-number></text:p></draw:text-box></draw:frame></text:p>
      </style:footer>
    </style:master-page>
    <style:master-page style:name="Converted19" style:page-layout-name="Mpm3">
      <style:header>
        <text:p text:style-name="MP1"><draw:frame draw:style-name="Mfr2" text:anchor-type="char" svg:x="5.81cm" svg:y="3.863cm" svg:width="5.182cm" svg:height="0.557cm" draw:z-index="60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61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62"><draw:text-box><text:p text:style-name="MP3"><text:page-number text:select-page="current">21</text:page-number></text:p></draw:text-box></draw:frame></text:p>
      </style:footer>
    </style:master-page>
    <style:master-page style:name="Converted20" style:page-layout-name="Mpm3">
      <style:header>
        <text:p text:style-name="MP1"><draw:frame draw:style-name="Mfr2" text:anchor-type="char" svg:x="5.81cm" svg:y="3.863cm" svg:width="5.182cm" svg:height="0.557cm" draw:z-index="63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64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65"><draw:text-box><text:p text:style-name="MP3"><text:page-number text:select-page="current">22</text:page-number></text:p></draw:text-box></draw:frame></text:p>
      </style:footer>
    </style:master-page>
    <style:master-page style:name="Converted21" style:page-layout-name="Mpm3">
      <style:header>
        <text:p text:style-name="MP1"><draw:frame draw:style-name="Mfr2" text:anchor-type="char" svg:x="5.81cm" svg:y="3.863cm" svg:width="5.182cm" svg:height="0.557cm" draw:z-index="66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67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68"><draw:text-box><text:p text:style-name="MP3"><text:page-number text:select-page="current">23</text:page-number></text:p></draw:text-box></draw:frame></text:p>
      </style:footer>
    </style:master-page>
    <style:master-page style:name="Converted22" style:page-layout-name="Mpm3">
      <style:header>
        <text:p text:style-name="MP1"><draw:frame draw:style-name="Mfr2" text:anchor-type="char" svg:x="5.81cm" svg:y="3.863cm" svg:width="5.182cm" svg:height="0.557cm" draw:z-index="69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70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71"><draw:text-box><text:p text:style-name="MP3"><text:page-number text:select-page="current">24</text:page-number></text:p></draw:text-box></draw:frame></text:p>
      </style:footer>
    </style:master-page>
    <style:master-page style:name="Converted23" style:page-layout-name="Mpm3">
      <style:header>
        <text:p text:style-name="MP1"><draw:frame draw:style-name="Mfr2" text:anchor-type="char" svg:x="5.81cm" svg:y="3.863cm" svg:width="5.182cm" svg:height="0.557cm" draw:z-index="72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73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74"><draw:text-box><text:p text:style-name="MP3"><text:page-number text:select-page="current">25</text:page-number></text:p></draw:text-box></draw:frame></text:p>
      </style:footer>
    </style:master-page>
    <style:master-page style:name="Converted24" style:page-layout-name="Mpm3">
      <style:header>
        <text:p text:style-name="MP1"><draw:frame draw:style-name="Mfr2" text:anchor-type="char" svg:x="5.81cm" svg:y="3.863cm" svg:width="5.182cm" svg:height="0.557cm" draw:z-index="75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76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77"><draw:text-box><text:p text:style-name="MP3"><text:page-number text:select-page="current">26</text:page-number></text:p></draw:text-box></draw:frame></text:p>
      </style:footer>
    </style:master-page>
    <style:master-page style:name="Converted25" style:page-layout-name="Mpm3">
      <style:header>
        <text:p text:style-name="MP1"><draw:frame draw:style-name="Mfr2" text:anchor-type="char" svg:x="5.81cm" svg:y="3.863cm" svg:width="5.182cm" svg:height="0.557cm" draw:z-index="78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79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80"><draw:text-box><text:p text:style-name="MP3"><text:page-number text:select-page="current">27</text:page-number></text:p></draw:text-box></draw:frame></text:p>
      </style:footer>
    </style:master-page>
    <style:master-page style:name="Converted26" style:page-layout-name="Mpm3">
      <style:header>
        <text:p text:style-name="MP1"><draw:frame draw:style-name="Mfr2" text:anchor-type="char" svg:x="5.81cm" svg:y="3.863cm" svg:width="5.182cm" svg:height="0.557cm" draw:z-index="81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82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83"><draw:text-box><text:p text:style-name="MP3"><text:page-number text:select-page="current">28</text:page-number></text:p></draw:text-box></draw:frame></text:p>
      </style:footer>
    </style:master-page>
    <style:master-page style:name="Converted27" style:page-layout-name="Mpm3">
      <style:header>
        <text:p text:style-name="MP1"><draw:frame draw:style-name="Mfr2" text:anchor-type="char" svg:x="5.81cm" svg:y="3.863cm" svg:width="5.182cm" svg:height="0.557cm" draw:z-index="84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85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86"><draw:text-box><text:p text:style-name="MP3"><text:page-number text:select-page="current">29</text:page-number></text:p></draw:text-box></draw:frame></text:p>
      </style:footer>
    </style:master-page>
    <style:master-page style:name="Converted28" style:page-layout-name="Mpm3">
      <style:header>
        <text:p text:style-name="MP1"><draw:frame draw:style-name="Mfr2" text:anchor-type="char" svg:x="5.81cm" svg:y="3.863cm" svg:width="5.182cm" svg:height="0.557cm" draw:z-index="87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88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89"><draw:text-box><text:p text:style-name="MP3"><text:page-number text:select-page="current">30</text:page-number></text:p></draw:text-box></draw:frame></text:p>
      </style:footer>
    </style:master-page>
    <style:master-page style:name="Converted29" style:page-layout-name="Mpm3">
      <style:header>
        <text:p text:style-name="MP1"><draw:frame draw:style-name="Mfr2" text:anchor-type="char" svg:x="5.81cm" svg:y="3.863cm" svg:width="5.182cm" svg:height="0.557cm" draw:z-index="90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91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92"><draw:text-box><text:p text:style-name="MP3"><text:page-number text:select-page="current">31</text:page-number></text:p></draw:text-box></draw:frame></text:p>
      </style:footer>
    </style:master-page>
    <style:master-page style:name="Converted30" style:page-layout-name="Mpm3">
      <style:header>
        <text:p text:style-name="MP1"><draw:frame draw:style-name="Mfr2" text:anchor-type="char" svg:x="5.81cm" svg:y="3.863cm" svg:width="5.182cm" svg:height="0.557cm" draw:z-index="93"><draw:text-box><text:p text:style-name="MP2"><text:span text:style-name="MT1">Centre de recherches historiques</text:span></text:p></draw:text-box></draw:frame><draw:frame draw:style-name="Mfr1" text:anchor-type="char" svg:x="2.499cm" svg:y="2.499cm" svg:width="3.037cm" svg:height="1.796cm" draw:z-index="94"><draw:image xlink:href="Pictures/1000020100000167000000D5D09F724602E72D65.png" xlink:type="simple" xlink:show="embed" xlink:actuate="onLoad" loext:mime-type="image/png"/></draw:frame></text:p>
      </style:header>
      <style:footer>
        <text:p text:style-name="MP1"><draw:frame draw:style-name="Mfr2" text:anchor-type="char" svg:x="10.216cm" svg:y="27.51cm" svg:width="0.568cm" svg:height="0.462cm" draw:z-index="95"><draw:text-box><text:p text:style-name="MP3"><text:page-number text:select-page="current">32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 ASUS</meta:initial-creator>
    <dc:title>1</dc:title>
    <meta:creation-date>2021-03-08T16:06:28</meta:creation-date>
    <dc:date>2021-03-08T16:06:28</dc:date>
    <meta:editing-duration>P0D</meta:editing-duration>
    <meta:generator>LibreOffice/6.4.6.2$Linux_X86_64 LibreOffice_project/40$Build-2</meta:generator>
    <meta:document-statistic meta:table-count="0" meta:image-count="31" meta:object-count="0" meta:page-count="32" meta:paragraph-count="522" meta:word-count="12568" meta:character-count="85462" meta:non-whitespace-character-count="73163"/>
    <meta:user-defined meta:name="AppVersion">12.0000</meta:user-defined>
    <meta:user-defined meta:name="Created" meta:value-type="date">2019-06-03T00:00:00</meta:user-defined>
    <meta:user-defined meta:name="Creator">Acrobat PDFMaker 19 pour 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3-0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